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ejaVu Sans Condensed" svg:font-family="'DejaVu Sans Condensed'"/>
    <style:font-face style:name="Times New Roman1" svg:font-family="'Times New Roman'" style:font-adornments="Normal" style:font-family-generic="roman"/>
    <style:font-face style:name="Times New Roman" svg:font-family="'Times New Roman'" style:font-adornments="Normal" style:font-family-generic="roman" style:font-pitch="variable"/>
    <style:font-face style:name="Arial" svg:font-family="Arial"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Footnote">
      <style:text-properties officeooo:rsid="000be58f" officeooo:paragraph-rsid="000be58f"/>
    </style:style>
    <style:style style:name="P2" style:family="paragraph" style:parent-style-name="Footnote">
      <style:text-properties officeooo:rsid="000e4cad" officeooo:paragraph-rsid="000e4cad"/>
    </style:style>
    <style:style style:name="P3" style:family="paragraph" style:parent-style-name="Footnote">
      <style:text-properties officeooo:rsid="00121c00" officeooo:paragraph-rsid="00121c00"/>
    </style:style>
    <style:style style:name="P4" style:family="paragraph" style:parent-style-name="Footnote">
      <style:text-properties officeooo:rsid="00181a3d" officeooo:paragraph-rsid="00181a3d"/>
    </style:style>
    <style:style style:name="P5" style:family="paragraph" style:parent-style-name="Footnote">
      <style:text-properties officeooo:rsid="00191374" officeooo:paragraph-rsid="00191374"/>
    </style:style>
    <style:style style:name="P6" style:family="paragraph" style:parent-style-name="Footnote">
      <style:text-properties officeooo:rsid="001cbf2c" officeooo:paragraph-rsid="001cbf2c"/>
    </style:style>
    <style:style style:name="P7" style:family="paragraph" style:parent-style-name="Footnote">
      <style:text-properties officeooo:rsid="001ecc80" officeooo:paragraph-rsid="001ecc80"/>
    </style:style>
    <style:style style:name="P8" style:family="paragraph" style:parent-style-name="Footnote">
      <style:text-properties officeooo:rsid="0025408e" officeooo:paragraph-rsid="0025408e"/>
    </style:style>
    <style:style style:name="P9" style:family="paragraph" style:parent-style-name="Footnote">
      <style:text-properties officeooo:rsid="0026299c" officeooo:paragraph-rsid="0026299c"/>
    </style:style>
    <style:style style:name="P10" style:family="paragraph" style:parent-style-name="Footnote">
      <style:text-properties officeooo:rsid="0028f84c" officeooo:paragraph-rsid="0028f84c"/>
    </style:style>
    <style:style style:name="P11" style:family="paragraph" style:parent-style-name="Footnote">
      <style:text-properties officeooo:rsid="003054f1" officeooo:paragraph-rsid="003054f1"/>
    </style:style>
    <style:style style:name="P12" style:family="paragraph" style:parent-style-name="Footnote">
      <style:text-properties officeooo:rsid="00325aef" officeooo:paragraph-rsid="00325aef"/>
    </style:style>
    <style:style style:name="P13" style:family="paragraph" style:parent-style-name="Footnote">
      <style:text-properties officeooo:rsid="00343662" officeooo:paragraph-rsid="00343662"/>
    </style:style>
    <style:style style:name="P14" style:family="paragraph" style:parent-style-name="Footnote">
      <style:text-properties officeooo:rsid="00347b19" officeooo:paragraph-rsid="00347b19"/>
    </style:style>
    <style:style style:name="P15" style:family="paragraph" style:parent-style-name="Standard">
      <style:text-properties officeooo:paragraph-rsid="000be58f"/>
    </style:style>
    <style:style style:name="P16" style:family="paragraph" style:parent-style-name="Standard">
      <style:text-properties officeooo:paragraph-rsid="000e4cad"/>
    </style:style>
    <style:style style:name="P17" style:family="paragraph" style:parent-style-name="Standard">
      <style:text-properties officeooo:rsid="000e4cad" officeooo:paragraph-rsid="000e4cad"/>
    </style:style>
    <style:style style:name="P18" style:family="paragraph" style:parent-style-name="Standard">
      <style:text-properties officeooo:rsid="000f3cbc" officeooo:paragraph-rsid="000f3cbc"/>
    </style:style>
    <style:style style:name="P19" style:family="paragraph" style:parent-style-name="Standard">
      <style:text-properties officeooo:rsid="000f3cbc" officeooo:paragraph-rsid="0010d336"/>
    </style:style>
    <style:style style:name="P20" style:family="paragraph" style:parent-style-name="Standard">
      <style:text-properties officeooo:paragraph-rsid="0011369c"/>
    </style:style>
    <style:style style:name="P21" style:family="paragraph" style:parent-style-name="Standard">
      <style:text-properties officeooo:rsid="0011369c" officeooo:paragraph-rsid="0011873b"/>
    </style:style>
    <style:style style:name="P22" style:family="paragraph" style:parent-style-name="Standard">
      <style:text-properties officeooo:rsid="0011873b" officeooo:paragraph-rsid="0011873b"/>
    </style:style>
    <style:style style:name="P23" style:family="paragraph" style:parent-style-name="Standard">
      <style:text-properties officeooo:rsid="0011873b" officeooo:paragraph-rsid="00121c00"/>
    </style:style>
    <style:style style:name="P24" style:family="paragraph" style:parent-style-name="Standard">
      <style:text-properties officeooo:rsid="00121c00" officeooo:paragraph-rsid="00121c00"/>
    </style:style>
    <style:style style:name="P25" style:family="paragraph" style:parent-style-name="Standard">
      <style:text-properties officeooo:rsid="0014137d" officeooo:paragraph-rsid="0014137d"/>
    </style:style>
    <style:style style:name="P26" style:family="paragraph" style:parent-style-name="Standard">
      <style:text-properties officeooo:rsid="0014ccff" officeooo:paragraph-rsid="0016fa55"/>
    </style:style>
    <style:style style:name="P27" style:family="paragraph" style:parent-style-name="Standard">
      <style:text-properties officeooo:rsid="0016fa55" officeooo:paragraph-rsid="00181a3d"/>
    </style:style>
    <style:style style:name="P28" style:family="paragraph" style:parent-style-name="Standard">
      <style:text-properties officeooo:rsid="00181a3d" officeooo:paragraph-rsid="00191374"/>
    </style:style>
    <style:style style:name="P29" style:family="paragraph" style:parent-style-name="Standard">
      <style:text-properties officeooo:rsid="00191374" officeooo:paragraph-rsid="00191374"/>
    </style:style>
    <style:style style:name="P30" style:family="paragraph" style:parent-style-name="Standard">
      <style:text-properties officeooo:rsid="00191374" officeooo:paragraph-rsid="001b1420"/>
    </style:style>
    <style:style style:name="P31" style:family="paragraph" style:parent-style-name="Standard">
      <style:text-properties officeooo:paragraph-rsid="001e3cb5"/>
    </style:style>
    <style:style style:name="P32" style:family="paragraph" style:parent-style-name="Standard">
      <style:text-properties officeooo:rsid="001e3cb5" officeooo:paragraph-rsid="001ecc80"/>
    </style:style>
    <style:style style:name="P33" style:family="paragraph" style:parent-style-name="Standard">
      <style:text-properties officeooo:rsid="001ecc80" officeooo:paragraph-rsid="001ecc80"/>
    </style:style>
    <style:style style:name="P34" style:family="paragraph" style:parent-style-name="Standard">
      <style:text-properties officeooo:rsid="0020ab5a" officeooo:paragraph-rsid="0020ab5a"/>
    </style:style>
    <style:style style:name="P35" style:family="paragraph" style:parent-style-name="Standard">
      <style:text-properties officeooo:rsid="0020ab5a" officeooo:paragraph-rsid="0021c66c"/>
    </style:style>
    <style:style style:name="P36" style:family="paragraph" style:parent-style-name="Standard">
      <style:text-properties officeooo:rsid="0021c66c" officeooo:paragraph-rsid="0021c66c"/>
    </style:style>
    <style:style style:name="P37" style:family="paragraph" style:parent-style-name="Standard">
      <style:text-properties style:font-name="Times New Roman" officeooo:rsid="000e4cad" officeooo:paragraph-rsid="000e4cad"/>
    </style:style>
    <style:style style:name="P38" style:family="paragraph" style:parent-style-name="Standard">
      <style:text-properties style:font-name="Times New Roman" officeooo:rsid="001ecc80" officeooo:paragraph-rsid="001ecc80"/>
    </style:style>
    <style:style style:name="P39" style:family="paragraph" style:parent-style-name="Standard">
      <style:text-properties officeooo:rsid="0022931e" officeooo:paragraph-rsid="0022931e"/>
    </style:style>
    <style:style style:name="P40" style:family="paragraph" style:parent-style-name="Standard">
      <style:text-properties officeooo:rsid="0025408e" officeooo:paragraph-rsid="0026299c"/>
    </style:style>
    <style:style style:name="P41" style:family="paragraph" style:parent-style-name="Standard">
      <style:text-properties officeooo:rsid="002703c7" officeooo:paragraph-rsid="002703c7"/>
    </style:style>
    <style:style style:name="P42" style:family="paragraph" style:parent-style-name="Standard">
      <style:text-properties officeooo:rsid="002703c7" officeooo:paragraph-rsid="00285474"/>
    </style:style>
    <style:style style:name="P43" style:family="paragraph" style:parent-style-name="Standard">
      <style:text-properties officeooo:rsid="00285474" officeooo:paragraph-rsid="0028f84c"/>
    </style:style>
    <style:style style:name="P44" style:family="paragraph" style:parent-style-name="Standard">
      <style:text-properties officeooo:rsid="00285474" officeooo:paragraph-rsid="002aab65"/>
    </style:style>
    <style:style style:name="P45" style:family="paragraph" style:parent-style-name="Standard">
      <style:text-properties officeooo:rsid="002aab65" officeooo:paragraph-rsid="002ad33b"/>
    </style:style>
    <style:style style:name="P46" style:family="paragraph" style:parent-style-name="Standard">
      <style:text-properties officeooo:rsid="002ad33b" officeooo:paragraph-rsid="002ad33b"/>
    </style:style>
    <style:style style:name="P47" style:family="paragraph" style:parent-style-name="Standard">
      <style:text-properties officeooo:rsid="002ad33b" officeooo:paragraph-rsid="002b35ec"/>
    </style:style>
    <style:style style:name="P48" style:family="paragraph" style:parent-style-name="Standard">
      <style:text-properties officeooo:rsid="002c451f" officeooo:paragraph-rsid="002c451f"/>
    </style:style>
    <style:style style:name="P49" style:family="paragraph" style:parent-style-name="Standard">
      <style:text-properties officeooo:rsid="002c7888" officeooo:paragraph-rsid="002c7888"/>
    </style:style>
    <style:style style:name="P50" style:family="paragraph" style:parent-style-name="Standard">
      <style:text-properties officeooo:rsid="002c7888" officeooo:paragraph-rsid="002ce5ae"/>
    </style:style>
    <style:style style:name="P51" style:family="paragraph" style:parent-style-name="Standard">
      <style:text-properties officeooo:rsid="002ce5ae" officeooo:paragraph-rsid="002ce5ae"/>
    </style:style>
    <style:style style:name="P52" style:family="paragraph" style:parent-style-name="Standard">
      <style:text-properties officeooo:rsid="002e372d" officeooo:paragraph-rsid="002e372d"/>
    </style:style>
    <style:style style:name="P53" style:family="paragraph" style:parent-style-name="Standard">
      <style:text-properties officeooo:rsid="002e4af3" officeooo:paragraph-rsid="002e4af3"/>
    </style:style>
    <style:style style:name="P54" style:family="paragraph" style:parent-style-name="Standard">
      <style:text-properties officeooo:rsid="002e843a" officeooo:paragraph-rsid="002e843a"/>
    </style:style>
    <style:style style:name="P55" style:family="paragraph" style:parent-style-name="Standard">
      <style:text-properties officeooo:rsid="002e843a" officeooo:paragraph-rsid="003054f1"/>
    </style:style>
    <style:style style:name="P56" style:family="paragraph" style:parent-style-name="Standard">
      <style:text-properties officeooo:rsid="003054f1" officeooo:paragraph-rsid="003054f1"/>
    </style:style>
    <style:style style:name="P57" style:family="paragraph" style:parent-style-name="Standard">
      <style:text-properties officeooo:rsid="00321120" officeooo:paragraph-rsid="00321120"/>
    </style:style>
    <style:style style:name="P58" style:family="paragraph" style:parent-style-name="Standard">
      <style:text-properties officeooo:rsid="00325aef" officeooo:paragraph-rsid="00325aef"/>
    </style:style>
    <style:style style:name="P59" style:family="paragraph" style:parent-style-name="Standard">
      <style:text-properties officeooo:rsid="00325aef" officeooo:paragraph-rsid="00343662"/>
    </style:style>
    <style:style style:name="P60" style:family="paragraph" style:parent-style-name="Standard">
      <style:text-properties officeooo:rsid="00343662" officeooo:paragraph-rsid="00343662"/>
    </style:style>
    <style:style style:name="P61" style:family="paragraph" style:parent-style-name="Standard">
      <style:text-properties officeooo:rsid="00343662" officeooo:paragraph-rsid="00347b19"/>
    </style:style>
    <style:style style:name="P62" style:family="paragraph" style:parent-style-name="Standard">
      <style:text-properties officeooo:rsid="00347b19" officeooo:paragraph-rsid="00347b19"/>
    </style:style>
    <style:style style:name="P63" style:family="paragraph" style:parent-style-name="_3c_l_3e_">
      <style:text-properties officeooo:rsid="002ce5ae" officeooo:paragraph-rsid="002ce5ae"/>
    </style:style>
    <style:style style:name="P64" style:family="paragraph" style:parent-style-name="_3c_l_3e_">
      <style:text-properties officeooo:rsid="002e372d" officeooo:paragraph-rsid="002e372d"/>
    </style:style>
    <style:style style:name="P65" style:family="paragraph" style:parent-style-name="_3c_l_3e_">
      <style:text-properties officeooo:rsid="003054f1" officeooo:paragraph-rsid="003054f1"/>
    </style:style>
    <style:style style:name="P66" style:family="paragraph" style:parent-style-name="_3c_l_3e_">
      <style:text-properties officeooo:rsid="00325aef" officeooo:paragraph-rsid="00325aef"/>
    </style:style>
    <style:style style:name="P67" style:family="paragraph" style:parent-style-name="Heading_20_1" style:master-page-name="Standard">
      <style:paragraph-properties style:page-number="auto"/>
    </style:style>
    <style:style style:name="T1" style:family="text">
      <style:text-properties style:font-name="Times New Roman1"/>
    </style:style>
    <style:style style:name="T2" style:family="text">
      <style:text-properties officeooo:rsid="000be58f"/>
    </style:style>
    <style:style style:name="T3" style:family="text">
      <style:text-properties officeooo:rsid="000cf8e0"/>
    </style:style>
    <style:style style:name="T4" style:family="text">
      <style:text-properties style:font-name="Times New Roman"/>
    </style:style>
    <style:style style:name="T5" style:family="text">
      <style:text-properties style:font-name="Times New Roman" officeooo:rsid="000cf8e0"/>
    </style:style>
    <style:style style:name="T6" style:family="text">
      <style:text-properties style:font-name="Times New Roman" officeooo:rsid="000be58f"/>
    </style:style>
    <style:style style:name="T7" style:family="text">
      <style:text-properties style:font-name="Times New Roman" officeooo:rsid="000e4cad"/>
    </style:style>
    <style:style style:name="T8" style:family="text">
      <style:text-properties style:font-name="Times New Roman" officeooo:rsid="0010d336"/>
    </style:style>
    <style:style style:name="T9" style:family="text">
      <style:text-properties style:font-name="Times New Roman" officeooo:rsid="0011369c"/>
    </style:style>
    <style:style style:name="T10" style:family="text">
      <style:text-properties style:font-name="Times New Roman" officeooo:rsid="0011873b"/>
    </style:style>
    <style:style style:name="T11" style:family="text">
      <style:text-properties style:font-name="Times New Roman" officeooo:rsid="00121c00"/>
    </style:style>
    <style:style style:name="T12" style:family="text">
      <style:text-properties style:font-name="Times New Roman" officeooo:rsid="001266c1"/>
    </style:style>
    <style:style style:name="T13" style:family="text">
      <style:text-properties style:font-name="Times New Roman" officeooo:rsid="0014137d"/>
    </style:style>
    <style:style style:name="T14" style:family="text">
      <style:text-properties style:font-name="Times New Roman" officeooo:rsid="0014ccff"/>
    </style:style>
    <style:style style:name="T15" style:family="text">
      <style:text-properties style:font-name="Times New Roman" officeooo:rsid="00158ff4"/>
    </style:style>
    <style:style style:name="T16" style:family="text">
      <style:text-properties style:font-name="Times New Roman" officeooo:rsid="0016fa55"/>
    </style:style>
    <style:style style:name="T17" style:family="text">
      <style:text-properties style:font-name="Times New Roman" officeooo:rsid="0017812d"/>
    </style:style>
    <style:style style:name="T18" style:family="text">
      <style:text-properties style:font-name="Times New Roman" officeooo:rsid="0017b1d7"/>
    </style:style>
    <style:style style:name="T19" style:family="text">
      <style:text-properties style:font-name="Times New Roman" officeooo:rsid="0017bc87"/>
    </style:style>
    <style:style style:name="T20" style:family="text">
      <style:text-properties style:font-name="Times New Roman" officeooo:rsid="00181a3d"/>
    </style:style>
    <style:style style:name="T21" style:family="text">
      <style:text-properties style:font-name="Times New Roman" officeooo:rsid="00191374"/>
    </style:style>
    <style:style style:name="T22" style:family="text">
      <style:text-properties style:font-name="Times New Roman" officeooo:rsid="001929cf"/>
    </style:style>
    <style:style style:name="T23" style:family="text">
      <style:text-properties style:font-name="Times New Roman" officeooo:rsid="001b1420"/>
    </style:style>
    <style:style style:name="T24" style:family="text">
      <style:text-properties style:font-name="Times New Roman" officeooo:rsid="001e3cb5"/>
    </style:style>
    <style:style style:name="T25" style:family="text">
      <style:text-properties style:font-name="Times New Roman" officeooo:rsid="001cbf2c"/>
    </style:style>
    <style:style style:name="T26" style:family="text">
      <style:text-properties style:font-name="Times New Roman" officeooo:rsid="001ecc80"/>
    </style:style>
    <style:style style:name="T27" style:family="text">
      <style:text-properties style:font-name="Times New Roman" officeooo:rsid="0020ab5a"/>
    </style:style>
    <style:style style:name="T28" style:family="text">
      <style:text-properties style:font-name="Times New Roman" officeooo:rsid="0021c66c"/>
    </style:style>
    <style:style style:name="T29" style:family="text">
      <style:text-properties style:font-name="Times New Roman" officeooo:rsid="0022931e"/>
    </style:style>
    <style:style style:name="T30" style:family="text">
      <style:text-properties style:font-name="Times New Roman" officeooo:rsid="0025408e"/>
    </style:style>
    <style:style style:name="T31" style:family="text">
      <style:text-properties style:font-name="Times New Roman" officeooo:rsid="0026299c"/>
    </style:style>
    <style:style style:name="T32" style:family="text">
      <style:text-properties style:font-name="Times New Roman" officeooo:rsid="002703c7"/>
    </style:style>
    <style:style style:name="T33" style:family="text">
      <style:text-properties style:font-name="Times New Roman" officeooo:rsid="00285474"/>
    </style:style>
    <style:style style:name="T34" style:family="text">
      <style:text-properties style:font-name="Times New Roman" officeooo:rsid="0028f84c"/>
    </style:style>
    <style:style style:name="T35" style:family="text">
      <style:text-properties style:font-name="Times New Roman" officeooo:rsid="002aab65"/>
    </style:style>
    <style:style style:name="T36" style:family="text">
      <style:text-properties style:font-name="Times New Roman" officeooo:rsid="002ad33b"/>
    </style:style>
    <style:style style:name="T37" style:family="text">
      <style:text-properties style:font-name="Times New Roman" officeooo:rsid="002b35ec"/>
    </style:style>
    <style:style style:name="T38" style:family="text">
      <style:text-properties style:font-name="Times New Roman" officeooo:rsid="002c7888"/>
    </style:style>
    <style:style style:name="T39" style:family="text">
      <style:text-properties style:font-name="Times New Roman" officeooo:rsid="002cd9f5"/>
    </style:style>
    <style:style style:name="T40" style:family="text">
      <style:text-properties style:font-name="Times New Roman" officeooo:rsid="002ce5ae"/>
    </style:style>
    <style:style style:name="T41" style:family="text">
      <style:text-properties style:font-name="Times New Roman" officeooo:rsid="002e372d"/>
    </style:style>
    <style:style style:name="T42" style:family="text">
      <style:text-properties style:font-name="Times New Roman" officeooo:rsid="003054f1"/>
    </style:style>
    <style:style style:name="T43" style:family="text">
      <style:text-properties style:font-name="Times New Roman" officeooo:rsid="002e843a"/>
    </style:style>
    <style:style style:name="T44" style:family="text">
      <style:text-properties style:font-name="Times New Roman" officeooo:rsid="00343662"/>
    </style:style>
    <style:style style:name="T45" style:family="text">
      <style:text-properties style:font-name="Times New Roman" officeooo:rsid="00347b19"/>
    </style:style>
    <style:style style:name="T46" style:family="text">
      <style:text-properties style:font-name="Times New Roman" officeooo:rsid="0034869a"/>
    </style:style>
    <style:style style:name="T47" style:family="text">
      <style:text-properties officeooo:rsid="002e843a"/>
    </style:style>
    <style:style style:name="T48" style:family="text">
      <style:text-properties officeooo:rsid="003054f1"/>
    </style:style>
    <style:style style:name="T49" style:family="text">
      <style:text-properties officeooo:rsid="00343662"/>
    </style:style>
    <style:style style:name="T50" style:family="text">
      <style:text-properties officeooo:rsid="00347b19"/>
    </style:style>
    <style:style style:name="T51" style:family="text">
      <style:text-properties officeooo:rsid="0034869a"/>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0">
        <text:h text:style-name="P67" text:outline-level="1">Les amours d’Orphée et sa descente aux Enfers</text:h>
        <text:h text:style-name="Heading_20_2" text:outline-level="2">Argument de la fable d’Orphée et d’Eurydice</text:h>
        <text:p text:style-name="_3c_argument_3e_"><text:span text:style-name="_3c_pb_3e_">[791]</text:span> Orphée, Poëte Thracien, fils de Oeagrus, et de Calliope, estoit le premier de son temps à bien chanter, et à joüer de la Lyre : car l’armonie de sa voix, joint à celle de son instrument charmoit, par un prodige noûveau les Arbres et les Rochers, forçant de la sorte la Nature de violler ses loix, et de renverser l’ordre qu’elle avoit estably en ses œuvres en donnant des oreilles à ces corps inanimez pour les <text:span text:style-name="_3c_pb_3e_">[792]</text:span>rendre capables du sentiment. Le bruit de ses qualitez divines courut par toute la Terre, avec cette puissance, qu’il retenoit de sa cause, de ravir les cœurs de Dames, puis qu’à l’envy les plus belles font gloire de meriter l’honneur de ses bonnes graces. La seule Eurydice, fut digne de le posséder, sans en joüir toutesfois, car elle mourut le jour de ses nopces, de la morsure d’un serpent. Vous lirez les tristes plaintes du mal-heures Orphée, qui descend aux Enfers, par le conseil d’Apollon pour ravoir son Eurydice. La Victoire, qu’il remporte sur Pluton avec les douces armes de sa voix le forçant de luy rendre, comme il fit, aux conditions toutesfois qu’il ne la regarderoit pas jusques à ce qu’il fut dans le sejour de la lumiere, à quoy il s’obligea. Mais son amour extreme luy fit fausser ses promesses. Apres <text:span text:style-name="_3c_pb_3e_">[793]</text:span>avoir un long temps discouru avec elle durant le chemin tenebreux de ces Antres pour amoindrir ses impatiences en l’attente de joüir de sa lumiere, il tourne visage à dessain de l’embrasser. Et alors il se retrouva au milieu de l’Enfer, quoy qu’il fut desja aupres des premieres portes, par le cuisant déplaisir qu’il ressentit de se voir privé pour jamais de sa chete Eurydice, qui luy dit adieu en s’en allent. Il demeura un long temps en ces lieux obscurs sur le rivage de Stix, gemissant comme un Cygne mourant, aupres de ce fleuve. Et enfin voyant que ses regrets et ses larmes ne pouvoient émouvoir ces furies, il remonte en Terre sur le haut d’une Montagne, où il jetta au vent les derniers soupirs de sa voix, et ou il fit entendre au Ciel et à la Nature les tristes accens de sa Lyre, dont l’armonie appella les Forets et <text:span text:style-name="_3c_pb_3e_">[794]</text:span>leurs hostes avec les Rochers charmez par sa douceur aupres de luy. Les M<text:span text:style-name="T1">œ</text:span>nades femmes des Cicones estant forcenees de rage et animee par la Deesse Erinys, le mirent en pieces et rougirent les Rochers de son sang, les Arbres et les Montagnes assemblez furent témoins de cest spectacle, de sorte que retenant encore leur sentiment ils ressentirent la mort de celuy, dont la voix avoit changé leur nature insensible. Ses membres furent jettez et épars en divers lieux, et sa Lyre dans le fleuve l’Hebre avec sa teste. Vous lirez encore la vengeance que le Dieu Bachus tira de sa mort.</text:p>
        <text:p text:style-name="_3c_argument_3e_"/>
        <text:h text:style-name="Heading_20_2" text:outline-level="2">Les amours d’Orphée et d’Eurydice</text:h>
        <text:p text:style-name="Standard"><text:span text:style-name="_3c_pb_3e_">[795]</text:span>Les affections les plus extremes nous font ressentir les plus parfaits contentements en la joüissance du sujet aymé. La Nature, quelque puissante qu’elle soit à produire des allimens d’une <text:span text:style-name="_3c_pb_3e_">[796]</text:span>douceur nompareille, n’a rien en <text:span text:style-name="T51">s</text:span>oy de si agreable et de si delicieux que ce veritable Nectar, dont l’Amour desaltere la soif de nos ames. On a beau feindre, avec les discors eloquens des Poëtes, que les Dieux se repaissent en leur Olympe d’une certaine emb<text:span text:style-name="T51">r</text:span>oisie que les Cieux produisent par merveille, comme le plus pur de leur Nature. Celle dont l’Amour nous entretient, a des charmes de douceur si puissants, que les mortels méprisent le sejour des Dieux, croyant veritablement que la Terre est un nouveau Ciel ; puis que toutes les delices y font leur demeure à la compagnie de <text:soft-page-break/>l’Amour, seul Dieu parmy tous les autres, qui a plus d’Autels consacrez à sa gloire. Je somme les plus beaux <text:span text:style-name="_3c_pb_3e_">[797]</text:span>esprits, et les ames capables d’estre atteintes de cette noble passion de l’amour de confesser cette verité : qu’on ne douteroit plus de l’Enfer, si on estoit privé durant la vie de ses doux sentimens, puis que leurs plaisirs nous persuadent puissamment de croire qu’il y a un Paradis Terrestre, où l’Amour, ce Dieu souverain estoit en prison, et enchaisné avec les liens des contentements du monde. Et que s’estant sauvé par les finesses, emportant toutefois les chaisnes de la servitude, pour converser avec nous, il a planté dans nostre terroir les roses de ses delices, et de la sorte épandu le Paradis par toute la Terre. Et au lieu qu’il estoit captif, ils nous detient esclaves soubs son Empire, mais cette captivité <text:span text:style-name="_3c_pb_3e_">[798]</text:span>est si agreable, que nous n’aymons nostre liberté, que pour estre libre à la rendre eternelle. Je parle de l’amour qui se trouve dans les mariages, ou pour mieux dire des sainctes affections, dont l’estrainte lie estroittement nos cœurs d’une façon purement divine : Car l’amour profane n’a qu’une beauté d’esclair, qui se destruit d’elle-mesme en un moment : On ne peut point s’élever à la cognoissance des plaisirs extremes, qui sont compris dans l’Hymenee, l’experience seule nous peut rendre eloquens, non pour exprimer leur douceur, avec les termes de nostre condition mortelle, mais seulement pour en dire quelque chose qui tesmoigne que c’est un ombre de leur corps. L’estonnement n’en <text:span text:style-name="_3c_pb_3e_">[801]</text:span>est pas grand. Les Atomes se raportent tousjours à leur unité, les effects à leurs causes, et la merveille des actions à la perfection de l’agent. De sorte que puis que le vray Dieu que nous adorons à estably luy-mesme les fondements des loix du Mariage, il est croyable (et l’experience particuliere que nous en avons en destruit la doute), qu’il y a versé abondamment le miel de ses benedictions, aliment capable d’assouvir l’appetit de nos ames, lors qu’elles sont diposees à en recevoir la nourriture. Ce n’est pas que les autres affections que nous contractons en la presence des sujets aymables de nous portent aucunesfois en leur faveur, à un mesme degré d’extremité, que pourroit faire un amour saintement <text:span text:style-name="_3c_pb_3e_">[802]</text:span>conceuë, mais ce ne sont que les premiers mouvemens d’une aveugle passion, qui arme nostre courage et nostre colonté d’une force qui se destruit peu à peu, à mesure que nous agissons. Ou au contraire lors que nous sommes animez par la consideration de l’interest d’une amitié conjugale : la raison seule émeut nos sentiments, et toutes les puissances de nos ames pour voir promptement les effects de nos propositions, à l’advantage du sujet que nous aymons. Nostre esprit ne demeur jamais en repos, comme éloigné de seul élement qui luy faisoit respirer l’air d’une vie comblee de felicité en l’absence de cette moitié de nous-mesme, dont les douleurs sont nos tourmens, et dont la <text:span text:style-name="_3c_pb_3e_">[803]</text:span>mort ouvre nostre sepulture. Et si aucunesfois nous leur survivons, c’est pour eterniser leur respas, en eternisant nos souffrances, et ériger dans nos cœurs, à leur memoire des tristes autels, où à toute heure nous puissions respandre mille larmes de regrets, et autant de plaintes, comme si nous croyons avec ces offrances appaiser l’ire des Dieux, et rendre la mort exorable à nos cris, afin qu’elle nous rendist ce qu’elle nous auroit ravy. Ces impatiences, ces inquietudes, ces douleurs, ces regrets, et enfin toutes ces actions tesmoins irreprochables ou de nostre amour, ou de nostre tristesse, sont naïfvement representez comme dans un tableau, dans cette Fable, par l’exemple du mal-heureux Orphée, <text:span text:style-name="_3c_pb_3e_">[804]</text:span>atteint du plus cuisant desplaisir qui blessa jamais une ame passionnément amoureuse : car il descendit aux Enfers pour trouver son paradis, croyant que les peines de ces esprits infortunez n’avoient rien de rigoureux, à l’égal de ses peines, estant privé des beaux yeux de sa chere Eurydice, dont le trespas l’ensevelit dans un tombeau vivant, où mille morts tyrrannisoient continuellement sa vie, sans pouvoir mourir, d’où procedoit un mal qui estoit plus grand que tous ses maux, d’autant qu’il vouloit suivre l’ame, dont il estoit le corps, tesmoin sa descente en ces lieux tenebreux, où l’armonie de sa Lyre charmante luy traça un chemin, non jamais cogneu, selon que vous verrez par la suicte de la Fable.</text:p>
        <text:p text:style-name="Standard"><text:span text:style-name="_3c_pb_3e_">[805]</text:span>Les divines qualitez d’Orphée rendoient idolatres tous les mortels, car le renom de ses perfections, avoient desja fait ériger à son honneur un nombre infiny d’Autels par toute la terre. Ceux qui le voyoient eussent voulu estre tout oreilles, pour ouyr avec plus de satisfaction l’harmonie de sa voix, mariee avec celle de sa lyre, d’où procedoit un concert si melodieux, que la musque mesme en estoit jalouse, à cause que tous ses sons estoient tellement proportionnez à la douceur nonpareille de ces divins accords que les Dieux jaloux de tant de gloire, s’irritoient aucunesfois contre les hommes de ce qu’ils abandonnoient leurs temples, pour y faire des sacrifices. <text:soft-page-break/>Et souvent Jupiter prenoit ses armes vengeresses, <text:span text:style-name="_3c_pb_3e_">[806]</text:span>à dessein de punir ce Chantre Thracien, mais comme on met en avant que le son des tambours, des trompettes, et des Cloches dissoud les nuPes, et chasse les tonnerres. Je puis dire plus veritablement que l’agreable son de la Lyre d’Orphée desarmoit de Cieu de la Foudre, dissipoit les nuages de la cholere qui couvroit son visage, l’opposant à la naissance des esclairs, pour en éviter les foudres et ainsi il vivoit dans le regne de ses felicitez, admiré d’un chacun, et adoré de tout le monde ensemble, du consentement des Dieux.</text:p>
        <text:p text:style-name="P15">Or entre toutes les plus belles Nymphes qui furent éprises de sa perfection, il n’aima jamais qu’Eurydice (aussi veritablement estoit-ce la plus aymable creature <text:span text:style-name="_3c_pb_3e_">[807]</text:span>que l’Amour eust jamais blessée de ses traicts). Leurs affections reciproques se trouvent si extremes en leur naissance, que ceux qui en cognoissoient l’excez, n’en pouvoient desirer que la duree, la Beauté d’Eurydice ravit l’ame d’Orphee par les yeux, et l’armonie de la voix d’Orphee celle d’Eurydice par les oreilles, si que tous deux amoureux, et ravis reciproquement par des divers charmes, unissent leurs cœurs en ce ravissement, par un amour qui ne mourra jamais, l’un trouve son Paradis dans l’admiration de ce qu’il ayme, et l’autre en ayant la voix de celuy qu’il adore, dont les chansons sont des discours d’Oracles, qui presagent que sa vie sera comblee de toute sorte de félicité. Et veritablement, <text:span text:style-name="_3c_pb_3e_">[80</text:span><text:span text:style-name="_3c_pb_3e_"><text:span text:style-name="T2">8</text:span></text:span><text:span text:style-name="_3c_pb_3e_">]</text:span>il estoit impossible qu’elle en creut autre chose, pour ce que la voix de son Amant faisoit assembler tous les plaisirs autour d’elle pour en écouter l’armonie, ainsi elle ne songeoit à rien moins qu’au mal-heur qui se preparoit pour changer son lict nuptial, et une funeste sepulture. <text:span text:style-name="T2">Eurydice méprise toute sorte de compagnie, pour jouyr de la presence de son Orphée, puis que le seul il a ce pouvoir de charmer son envie, et de disposer tellement son ame à la joye que tous les objects du monde, quelques parfaicts qu’ils soient, luy desplaisent, s’ils ne portent quelque marque de sa ressemblance. La nuict l’afflige grandement, estant privée de la lumiere de son Soleil, elle n’a point d’autre charmes pour soulager </text:span><text:span text:style-name="_3c_pb_3e_"><text:span text:style-name="T2">[809]</text:span></text:span><text:span text:style-name="T2">ses maux en son absence, que de caresser son imagination, qui comme le fidel Secretaire de ses amoureuses pensees, luy represente si naïfvement son Orphée, qu’elle le voit sans le voir, l’admire sans cesse des yeux de l’ame, tandis qu’elle ne le peut des yeux du corps, tellement que par une</text:span><text:span text:style-name="T2"><text:note text:id="ftn1" text:note-class="footnote"><text:note-citation>1</text:note-citation><text:note-body><text:p text:style-name="P1">un</text:p></text:note-body></text:note></text:span><text:span text:style-name="T2"> invention que l’Amour luy apprend, elle trouve le moyen de ne se separer jamais de ce qu’elle ayme, attendant avec les impatiences d’une ame passionnée, que le Ciel favorable à ses vœux, achève de verser sur sa teste les derniers influences de ses prosperitez.</text:span></text:p>
        <text:p text:style-name="P16"><text:span text:style-name="T2">Mais l’Envie s’oppose à l’accomplissement de ses vœux, car toutes les Nymphes les plus parfaites vont à la chasse des affections </text:span><text:span text:style-name="_3c_pb_3e_"><text:span text:style-name="T2">[810]</text:span></text:span><text:span text:style-name="T2">de son Orphée, armees des puissants attraits de leurs beauté qui ne <text:s/>trouvent jamais de la resistence. Toutesfois ce divin chantre a</text:span><text:span text:style-name="T2"><text:note text:id="ftn2" text:note-class="footnote"><text:note-citation>2</text:note-citation><text:note-body><text:p text:style-name="P1">à</text:p></text:note-body></text:note></text:span><text:span text:style-name="T2"> des charmes contre leur charmes : car la douceur de sa voix assujettit tellement l’Amour soubs son Empire, qu’il n’oseroit le blesser sans sa permission : fust-ce de ses fleches dorees, si bien que vaincu volontairement par sa seule Eurydice, il triomphe de toutes les autres. Sa Maistresse mécognoissant la force de son amour, l’accuse secrettement par apprehension d’inconstance, et croit aucunesfois que ses merites luy feront changer de dessain en faveur d’une estrangere, puis que d’ailleurs elle a manqué d’appas pour l’arrester long-temps à son service. Ces considerations </text:span><text:span text:style-name="_3c_pb_3e_"><text:span text:style-name="T2">[811]</text:span></text:span><text:span text:style-name="T3">troublent le repos de la vie, et le malheur est encore, que d’autant plus qu’elle le juge accomply, la crainte de le perdre la tourmente davantage, quoy qu’elle ne le possede que par le desir extreme qu’elle en a. Il faut confesser que l’Amour donne des sentimens de plaisirs à nos ames que la pensee ne peut </text:span><text:span text:style-name="T5">souffrir tant ils sont delicieux, mais aussi ses épines ont des pintes de rigueurs si cuisantes que le mal qu’on en souffre comprend en soy la douleur de tous les plus cruels supplices. Eurydice voit d’un costé les esperances establies sur le fondement de l’affection qu’Orphée a pour elle, et de l’autre la representation continuelle de ses perfections, la rend de telle sorte chancellante entre le bien de le posseder et le </text:span><text:span text:style-name="_3c_pb_3e_"><text:span text:style-name="T6">[81</text:span></text:span><text:span text:style-name="_3c_pb_3e_"><text:span text:style-name="T5">2</text:span></text:span><text:span text:style-name="_3c_pb_3e_"><text:span text:style-name="T6">]</text:span></text:span><text:span text:style-name="T5">mal-heur de le perdre, que veritablement en eschange d’un bien imaginaire, dont elle se repait, elle souffre mille maux, dont le moindre est pire que la mort, elle distilloit peu à peut sa vie par ses yeux, pleurant sans cesse comme </text:span><text:span text:style-name="T7">si avec l’eau de ses larmes. Elle eut creu estaindre le feu de son amour alors que le Ciel par un coup de faveur arresta le cours de ses infortunes, la faisant aborder au port où ses desirs avoient desja ancré par advance, je veux dire qu’apres mille apparances de tempestes qui sembloient preparer son naufrage en la mer d’amour, ou elle s’estoit </text:span><text:soft-page-break/><text:span text:style-name="T7">embarquee à la faveur du vent de ses souspirs sans autre pilote que sa passion : elle joüit du calme et de la bonnasse se mariant avec son Orphée </text:span><text:span text:style-name="_3c_pb_3e_"><text:span text:style-name="T6">[81</text:span></text:span><text:span text:style-name="_3c_pb_3e_"><text:span text:style-name="T7">3</text:span></text:span><text:span text:style-name="_3c_pb_3e_"><text:span text:style-name="T6">]</text:span></text:span><text:span text:style-name="T7">au temps que moins elle esperoit, et que plus elle le desiroit.</text:span></text:p>
        <text:p text:style-name="P37">Qui pourroit exprimer les delices nompareilles de ces deux Amants se voyant à la vueille de leurs nopces en l’agreable attante du jour, si passionnément desiré et de l’un et de l’autre. Orphée est muet au deffaut de termes capables de publier la gloire de son bon-heur : mais sa Lyre éloquente parle pour luy, et avec les doux accents de ses accords fait resonner dans l’air, les plus agreables chansons de la joye. Eurydice pour estre trop contente ne sçait veritablement où elle est : car l’éclat de sa felicité l’ébloüit de la sorte qu’elle est tout à fait perduë dans ses plaisirs, quoy qu’ils ne fassent que naistre.</text:p>
        <text:p text:style-name="P17"><text:span text:style-name="T4">Les magnificences des nopces </text:span><text:span text:style-name="_3c_pb_3e_"><text:span text:style-name="T6">[81</text:span></text:span><text:span text:style-name="_3c_pb_3e_"><text:span text:style-name="T4">4</text:span></text:span><text:span text:style-name="_3c_pb_3e_"><text:span text:style-name="T6">]</text:span></text:span><text:span text:style-name="T4">se préparent : mais les oyseaux de funeste augure invitent les malheurs pour en troubler la feste. Les indices les plus évidens, et les marques apparentes font voir le presage de quelque tragedie, l’excez du calme est tousjours l’avant-coureur de l’orage : qu’en arrivera-t-il</text:span><text:span text:style-name="T4"><text:note text:id="ftn3" text:note-class="footnote"><text:note-citation>3</text:note-citation><text:note-body><text:p text:style-name="P2">arrivera-il</text:p></text:note-body></text:note></text:span><text:span text:style-name="T4">.</text:span></text:p>
        <text:p text:style-name="P18"><text:span text:style-name="T4">Les Nym</text:span><text:span text:style-name="T46">p</text:span><text:span text:style-name="T4">hes des vallees et des montaignes, les Nereides, et les Driades furent invitees, et la feste fut celebree dans une salle des preds, que Flore avoit ornee d’une tapisserie d’émail, la plus belle qui se vit jamais. Au lever de l’Aurore les fleurs s’épanoüirent à l’en</text:span><text:span text:style-name="T46">v</text:span><text:span text:style-name="T4">y, et épandirent en l’air le baume de leurs odeurs, et les Soucis faisoient paroistre leur teste jaunissante, estant arrect</text:span><text:span text:style-name="T46">é</text:span><text:span text:style-name="T4">s par le mal-heur, qui comme la Deesse </text:span><text:span text:style-name="_3c_pb_3e_"><text:span text:style-name="T6">[81</text:span></text:span><text:span text:style-name="_3c_pb_3e_"><text:span text:style-name="T4">5</text:span></text:span><text:span text:style-name="_3c_pb_3e_"><text:span text:style-name="T6">]</text:span></text:span><text:span text:style-name="T4">de discorde a desja un funeste instrument en la main pour s’en servir, à la ruyne des plaisirs de ces deux amants.</text:span></text:p>
        <text:p text:style-name="P19"><text:span text:style-name="T4">Le Dieu Hymenee y assista, mais ce fut avec un visage triste qui presageoit l’arrivee de quelque funeste accident. Orphee n’a point des yeux pour prendre garde à ces indices d’infortune, d’autant qu’il porte encore le bandeau de son amour, et de plus, quand bien cela ne seroit pas, les beautez de sa chere Euridice, occupent tellement les puissances de son ame, à son admiration qu’encore bien qu’il eut autant d’yeux que le miserable Argus, il n’en auroit pas assez selon son desir, pour assouvir l’appetit de son amoureux sentiment en la contemplation des charmes de sa </text:span><text:span text:style-name="_3c_pb_3e_"><text:span text:style-name="T6">[81</text:span></text:span><text:span text:style-name="_3c_pb_3e_"><text:span text:style-name="T4">6</text:span></text:span><text:span text:style-name="_3c_pb_3e_"><text:span text:style-name="T6">]</text:span></text:span><text:span text:style-name="T4">Maistresse, qui le tiennent sans cesse garotté, mais avec de si douces chaisnes, que veritablement il ne croit avoir vescu que depuis le temps qu’il souspire soubs sa servitude. Eurydice, comme sa chere moitié, n’a point d’autre sentiment que ceux de sa passion. Car elle ne vit que par luy, et pour luy-mesme, de sorte qu’elle ne se meut que par son action, et n’est point capable de plaisir, que pour suivre les volontez </text:span><text:span text:style-name="T8">de son Amant. Tous les Bergers de la contree se trouverent à leurs nopces, et les uns avec leur chalumeau, et les autres avec leur flutte, et empeschoient qu’on ne pouvoit pas ouyr les tristes chansons des mauvaises augures qui estoient de leur partie. Mais quelle raison aussi d’apprehender l’inconstance </text:span><text:span text:style-name="_3c_pb_3e_"><text:span text:style-name="T6">[81</text:span></text:span><text:span text:style-name="_3c_pb_3e_"><text:span text:style-name="T8">7</text:span></text:span><text:span text:style-name="_3c_pb_3e_"><text:span text:style-name="T6">]</text:span></text:span><text:span text:style-name="T8">de la fortune, puisque l’amour a cloüé sa rouë en faveur de ses deux Amans, ayant fait naistre le jour qui doit servir de phare, pour les conduire, au port de leurs desirs. Ils </text:span><text:span text:style-name="T46">s</text:span><text:span text:style-name="T8">ouspirent bien encore d’une amoureuse langueur en l’attante de cueillir ses fruicts, dont ils ne possedent que les fleurs, mais c’est avec tant de plaisir (comme charmez par les pluis puissans appas d’une esperance bien fondee) qu’ils en ayment l’exercice.</text:span></text:p>
        <text:p text:style-name="P20"><text:span text:style-name="T8">Qui eut veu alors la belle Eurydice, eut admiré sur son visage plus de Lys et de Roses que le Prin-temps n’en fait naistre sur la Terre : ses beaux yeux, éclattans en charmes, estoient les Soleils qui faisoient épanoüir ses fleurs. Les graces leurs donnoient le lustre, </text:span><text:span text:style-name="_3c_pb_3e_"><text:span text:style-name="T6">[81</text:span></text:span><text:span text:style-name="_3c_pb_3e_"><text:span text:style-name="T8">8</text:span></text:span><text:span text:style-name="_3c_pb_3e_"><text:span text:style-name="T6">]</text:span></text:span><text:span text:style-name="T8">et le doux vent de ses amoureux souspirs, comme un autre Zephir, y semoient mille bluettes d’émail, dont la lueur pleine de merveille, rendoit la Deesse Flore jalouse, n’ayant pas l’industrie de cultiver </text:span><text:span text:style-name="T9">ses partetres avec tant de gloire : ses mignardises avoient le soing de les arroser avec ses larmes amoureuses alors que pour moderer l’ardeur qui embrasoit son ame, elle se mettoit aucunefois à pleurer, croyant par cét eau, estaindre un peu ce feu ; ses appas et ses attraits, avoient charge de conserver sa beauté en un mesme estat, aussi bien que son Empire sur tous les cœurs : son sein de neige produisoit mille nouvelles fleurs de douceur qu’un vent mollet et plein d’amour agitoit doucement, </text:span><text:span text:style-name="_3c_pb_3e_"><text:span text:style-name="T6">[81</text:span></text:span><text:span text:style-name="_3c_pb_3e_"><text:span text:style-name="T9">9</text:span></text:span><text:span text:style-name="_3c_pb_3e_"><text:span text:style-name="T6">]</text:span></text:span><text:span text:style-name="T9">et d’où procedoit les épines de regret, qui en estoient inseparables, de les voir sans en pouvoir flairer l’odeur. Enfin toutes ses perfections estoient ce jour la si vifvement animees qu’on eut dit que c’estoit une autre Pandore, que les Dieux avoient formee, pour servir de modelle à la Nature, en </text:span><text:soft-page-break/><text:span text:style-name="T9">tous ses ouvrages. Orphee estoit l’adorateur avec cet amoureux dessain de se sacrifier soy-mesme sur l’autel de ses merites n’ayant rien de plus digne pour offrir.</text:span></text:p>
        <text:p text:style-name="P21"><text:span text:style-name="T4">Il est temps de faire changer de face à ce Theatre de nopces, ou les plaisirs et le passe-temps ont joüé une Comedie capable de desennuyer les esprits les plus affligez. Le Beautemps a troup duré, le calme est sur son declin. </text:span><text:span text:style-name="_3c_pb_3e_"><text:span text:style-name="T6">[8</text:span></text:span><text:span text:style-name="_3c_pb_3e_"><text:span text:style-name="T4">2</text:span></text:span><text:span text:style-name="_3c_pb_3e_"><text:span text:style-name="T6">0]</text:span></text:span><text:span text:style-name="T4">L’éclair nous menace du tonnerre : les Alcions ont demply leur nid, les Zephirs quittent la place à leurs freres aisnez : le Soleil, faché de la venuë de mauvais temps se cache dans les nuës et couvre son beau visage de leur voile obscur : l’Air agitté par les avant-courreurs d’une prochaine tempeste, chasse le jour, et fait naistre la nuict : la pluye fait pleurer le Ciel, et inonde la Terre. Si que tout le monde est remply d’un nouvel effroy pour marque d’un prochain accident le plus funeste qui se vit jamais. La Joye, les Ris, et les contentemens deviennetn muets tout à coup, oyant le bruit de l’orage qui prepare un tombeau à ces deux Amants, quoy qu’il n’y en ait qu’un seul d’ensevely : les Oyseaux </text:span><text:span text:style-name="_3c_pb_3e_"><text:span text:style-name="T6">[8</text:span></text:span><text:span text:style-name="_3c_pb_3e_"><text:span text:style-name="T10">21</text:span></text:span><text:span text:style-name="_3c_pb_3e_"><text:span text:style-name="T6">]</text:span></text:span><text:span text:style-name="T4">de mauvaise augure imposent silence aux Rossignols, <text:s/>qui peuploient les arbres de cette contree, et la Tristesse faisoit desja paroistre parmy toutes les magnificences de cette feste, les marques de son dueil. Le Dieu Hymenee quitte l’assemblee avec un action colere. Enfin tous les objets qui se presentent aux yeux d’Orphee, fors celuy de sa chere Eurydice, luy témoignent, chacun à sa façon, que la felicité qui l’accompagne a emprunté les aisles de l’inconstance pour s’envoller et le laisser à la mercy des malheurs qui éguisent desja leurs armes à dessin de tourmenter </text:span><text:span text:style-name="T10">sa vie. Ce qui l’afflige aucunement par advance, et jusques à ce point de se resoudre à consulter l’Oracle, comme il fait, afin de sçavoir </text:span><text:span text:style-name="_3c_pb_3e_"><text:span text:style-name="T6">[8</text:span></text:span><text:span text:style-name="_3c_pb_3e_"><text:span text:style-name="T4">2</text:span></text:span><text:span text:style-name="_3c_pb_3e_"><text:span text:style-name="T10">2</text:span></text:span><text:span text:style-name="_3c_pb_3e_"><text:span text:style-name="T6">]</text:span></text:span><text:span text:style-name="T10">les divers evenemens qui peuvent troubler son repos. Il laisse donc sa chere Eurydice à l’ombre d’un arbre, pour entretenir ses pensees à la fraicheur de cet abry, tandis qu’il se met en chemin de voir les effects de sa resolution.</text:span></text:p>
        <text:p text:style-name="P22"><text:span text:style-name="T4">Ou allez-vous amoureux Orphee, est-ce ainsi que vous abandonnez pour jamais vostre chere moitié sous la garde d’une solitude des prez. Ne sçavez-vous pas que les serpens gisent sur l’herbe et que de la sorte quelque beste venimeuse peut blesser à mort l’unique sujet de vostre vie. D’ailleurs ignorez-vous encore que sa beauté, tousjours plaine de charmes, n’anime pas la temerité de quelque Berger à luy ravir par la force, ce que vous avez conquis </text:span><text:span text:style-name="_3c_pb_3e_"><text:span text:style-name="T6">[8</text:span></text:span><text:span text:style-name="_3c_pb_3e_"><text:span text:style-name="T9">2</text:span></text:span><text:span text:style-name="_3c_pb_3e_"><text:span text:style-name="T4">3</text:span></text:span><text:span text:style-name="_3c_pb_3e_"><text:span text:style-name="T6">]</text:span></text:span><text:span text:style-name="T4">par l’amour, sans en joüir. Je veux croire qu’elle a des feux pour se deffendre, qui bruslent tout le monde : mais elle a aussi des attraits si puissants, que ceux qui les admireront de pres en présence de l’occasion, se mettront en hazard d’estre reduits en cendres pour posseder un bien si cher. Rebroussez donc chemin, l’Oracle ne peut vous guérir du mal de vostre infortune prochaine, et de vous en prédire les effets, un mal-heur extreme est trop tost cognu, et lors qu’il est inévitable, le plus tard qu’on en peut ressentir les rigueurs n’est que le meilleur. Vous allez demander des nouvelles de l’accident qui vous doit arrivet, et il vous talonne de si prez qu’il attaque desja vostre chere moitié </text:span><text:span text:style-name="_3c_pb_3e_"><text:span text:style-name="T6">[8</text:span></text:span><text:span text:style-name="_3c_pb_3e_"><text:span text:style-name="T9">2</text:span></text:span><text:span text:style-name="_3c_pb_3e_"><text:span text:style-name="T4">4</text:span></text:span><text:span text:style-name="_3c_pb_3e_"><text:span text:style-name="T6">]</text:span></text:span><text:span text:style-name="T4">de sorte que pendant que l’Oracle vous entretiendra de la cause de vos mal-heurs, vostre chere Eurydice en ressentira les effects. Mais quoy, vostre passion vous aveugle si fort, qu’il est impossible que vous ne chopiez au chemin de vos entreprises.</text:span></text:p>
        <text:p text:style-name="P23"><text:span text:style-name="T4">La belle Eurydice s’amusoit à faire un bouquet de fleurs pour donner à son Amant ; chose estrange, elle ne trouvoit que des Soucis et des Pensees. Ce qui la mettoit en soucy, et la rendoit pensive aux tristes accidens qui succedent d’ordinaire aux delices les plus extremes. Et comme elle estoit engagee fort avant dans ces considerations. Le Berger Celidor, qui l’aymoit avec passion depuis long-temps, l’accoste et s’approche d’elle avec une action </text:span><text:span text:style-name="_3c_pb_3e_"><text:span text:style-name="T6">[8</text:span></text:span><text:span text:style-name="_3c_pb_3e_"><text:span text:style-name="T9">2</text:span></text:span><text:span text:style-name="_3c_pb_3e_"><text:span text:style-name="T4">5</text:span></text:span><text:span text:style-name="_3c_pb_3e_"><text:span text:style-name="T6">]</text:span></text:span><text:span text:style-name="T4">pleine d’étonnement et d’amour tout ensemble, et luy dit : « C’est à ce coup ma Bergere que je cueilliray les fruicts de la semence de mes peines, l’Amour sans doute a fait naistre cette occasion pour couronner ma fidelité de ses Myrthes. » Eurydice tout émeuë, fait paroistre sur son visage des doubles roses que sa pudeur, plus puissante que la Nature, y avoit fait naistre en un instant, et répond à ce Berger : </text:span></text:p>
        <text:p text:style-name="P23"><text:span text:style-name="T4">« </text:span><text:span text:style-name="T11">– </text:span><text:span text:style-name="T4">Ne seras-tu jamais lassé, luy dit-elle, de me poursuivre, puisque mon humeur et mes inclinations me donnent des aisles si fortes pour te fuïr que tu ne m’attaindras jamais.</text:span></text:p>
        <text:p text:style-name="P23"><text:span text:style-name="T11">– </text:span><text:span text:style-name="T4">Si puis-je dire maintenant par experience, repart Celidor, que je cours aussi </text:span><text:span text:style-name="T11">v</text:span><text:span text:style-name="T4">iste que vous, estant à cette heure aupres de vous.</text:span></text:p>
        <text:p text:style-name="P23"><text:span text:style-name="T11">– </text:span><text:span text:style-name="T4">Tu n’en fus jamais </text:span><text:span text:style-name="_3c_pb_3e_"><text:span text:style-name="T6">[8</text:span></text:span><text:span text:style-name="_3c_pb_3e_"><text:span text:style-name="T9">2</text:span></text:span><text:span text:style-name="_3c_pb_3e_"><text:span text:style-name="T4">6</text:span></text:span><text:span text:style-name="_3c_pb_3e_"><text:span text:style-name="T6">]</text:span></text:span><text:span text:style-name="T4">plus esloigné, poursuivit Eurydice : car je ne t’ayme point.</text:span></text:p>
        <text:p text:style-name="P23"><text:span text:style-name="T11">– </text:span><text:span text:style-name="T4">Il me suffit, continue Celindor, de pouvoir vous convaincre des affections que je vous ay </text:span><text:soft-page-break/><text:span text:style-name="T4">voüees : tellement que je veux avoir ce que je pretens en l’honneur de vos bonnes graces par la Raison, ou par la force, puis que l’amour n’y peut rien.</text:span></text:p>
        <text:p text:style-name="P23"><text:span text:style-name="T11">– </text:span><text:span text:style-name="T4">Il te sera beaucoup plus aisé, luy dit Eurydice, de me ravir la vie plustost que l’honneur : espere, peut-être que le Ciel se rendra un jour favorable à tes vœux.</text:span></text:p>
        <text:p text:style-name="P23"><text:span text:style-name="T11">– </text:span><text:span text:style-name="T4">Je ne désire rien plus de luy, puisque j’ay rencontré l’occasion de vous accoster, que je </text:span><text:span text:style-name="T11">vous embrasse donc, ma belle. »</text:span></text:p>
        <text:p text:style-name="P23"><text:span text:style-name="T11">Sur ces mots, il se met en action pour la baiser, à quoy elle resiste, Celindor la presse et la force à luy </text:span><text:span text:style-name="_3c_pb_3e_"><text:span text:style-name="T6">[8</text:span></text:span><text:span text:style-name="_3c_pb_3e_"><text:span text:style-name="T9">2</text:span></text:span><text:span text:style-name="_3c_pb_3e_"><text:span text:style-name="T11">7</text:span></text:span><text:span text:style-name="_3c_pb_3e_"><text:span text:style-name="T6">]</text:span></text:span><text:span text:style-name="T11">permettre de prendre quelque baiser qui sert de matiere au feu qui embrase son ame, il s’anime pourtant peu à peu, et apres que ses levres, comme deux nouvelles Abeilles, eurent coureu sur toutes les fleurs de son visage pour en flairer l’odeur, la passion le fait souspirer apres de plus solides alliments, mais il trouve une si forte resistance à ces attaques qu’à mesme temps qu(il conçoit le desir de son triomphe, il en perd l’esperance : car Euridice emprunte tous les traicts de l’Amour, de la Colere, et de la Vengeance, et les décoche contre le Berger obstiné qui en considerant avec admiration le pris du Laurier de sa victoire, ranime de nouveau son courage pour en estre le conquerant. Qui eust veu alors Eurydice </text:span><text:span text:style-name="_3c_pb_3e_"><text:span text:style-name="T6">[8</text:span></text:span><text:span text:style-name="_3c_pb_3e_"><text:span text:style-name="T9">2</text:span></text:span><text:span text:style-name="_3c_pb_3e_"><text:span text:style-name="T11">8</text:span></text:span><text:span text:style-name="_3c_pb_3e_"><text:span text:style-name="T6">]</text:span></text:span><text:span text:style-name="T11">engagee en cet amoureux combat, l’eut prise pour la Deesse Minerve, ou plustost pour le Dieu Mars, car ses yeux estoient deux foudres de guerre, non plains d’appas, mais de feux et de traits, ces bras de neige</text:span><text:span text:style-name="T11"><text:note text:id="ftn4" text:note-class="footnote"><text:note-citation>4</text:note-citation><text:note-body><text:p text:style-name="P3">neigne</text:p></text:note-body></text:note></text:span><text:span text:style-name="T11"> n’en retenoient plus que la couleur : car leur trempe estoit de fer en ayant la force, son corps de marbre n’en retenoit que la frodieur au dedans, car son cœur estoit de glace pour son ennemy, et toutesfois ses armes n’avoient point de tranchant pour le blesser : car contre le feu de sa colere, il se servoit du bouclier de son amoureuse fureur qui le rendoit invincible : de maniere que l’un et l’autre estoient également esloignez et de la deffaite et du triomphe, quoy qu’il soit croyable que le combat </text:span><text:span text:style-name="_3c_pb_3e_"><text:span text:style-name="T6">[8</text:span></text:span><text:span text:style-name="_3c_pb_3e_"><text:span text:style-name="T9">2</text:span></text:span><text:span text:style-name="_3c_pb_3e_"><text:span text:style-name="T11">9</text:span></text:span><text:span text:style-name="_3c_pb_3e_"><text:span text:style-name="T6">]</text:span></text:span><text:span text:style-name="T11">ce fut terminé à la fin, en faveur de Celidor.</text:span></text:p>
        <text:p text:style-name="P24"><text:span text:style-name="T4">Eurydice employoit ses dernieres forces, pour une derniere resistence, contre les attaques tousjours pressantes de ce Berger qui ne perd point de temps en cet amoureux combat. Elle a beau crier au secours avec l’ecô qui luy ayde à redire ses mesmes plaintes, tous deux perdent leurs temps, d’autant, qu’en ce sejour de solitude, logent des hostes qui n’ont point d’oreilles. Le Ciel entend bien ses cris, mais il n’a point des foudres pour unir les temeraires entreprises des amoureux : le Soleil la voit aussi au danger ou elle est ; que peut-il faire ; s’il cache sa clarté aux yeux de cet Amant, l’Amour luy prestera son flambeau. Qu’elle n’attende donc </text:span><text:span text:style-name="_3c_pb_3e_"><text:span text:style-name="T6">[8</text:span></text:span><text:span text:style-name="_3c_pb_3e_"><text:span text:style-name="T4">30</text:span></text:span><text:span text:style-name="_3c_pb_3e_"><text:span text:style-name="T6">]</text:span></text:span><text:span text:style-name="T4">point d’assistance des Dieux, puis que le plus puissant de tous favorise son adversaire : de mandier du recours en la Terre, la mal-heur si fort esloigné les hommes de sa presence à cette heure-là, qu’en vain reclame-t-elle leur pouvoir : les vents portent le son de ses paroles plaintives dans l’air, mais ce n’est que pour donner de la pitié aux </text:span><text:span text:style-name="T13">o</text:span><text:span text:style-name="T4">yseaux, s’ils estoient capables d’en recevoir : les Fontaines en gasoüillent bien avec les Preds, on diroit mesme, selon le témoignage de leur murmure, qu’elles soient en colere, mais leurs devis sont si secrets qu’à peine en peut-on oüir le doux bruit. </text:span><text:span text:style-name="T13">L</text:span><text:span text:style-name="T4">e Zephir en fait le recit aux fueïlles des arbres, s’en rient entre elles. De maniere que la pauvre Eurydice desespere du triomphe, <text:s/></text:span><text:span text:style-name="_3c_pb_3e_"><text:span text:style-name="T6">[8</text:span></text:span><text:span text:style-name="_3c_pb_3e_"><text:span text:style-name="T4">31</text:span></text:span><text:span text:style-name="_3c_pb_3e_"><text:span text:style-name="T6">]</text:span></text:span><text:span text:style-name="T4">puisque le Ciel, la Terre, les ellemens, et tout ce qui est en la Nature, semble estre impuissant à la soulager, ou complice du crime que Celidor veut commettre. La mort seule ; quel prodige de merveille, changeant de qualité devient exorable, et pleine de compassion pour la secourir : car elle envoya un serpent à son assistance qui la blesse au talon d’une playe mortelle, et fait que son venin sert ce contrepoisson et de </text:span><text:span text:style-name="T12">remede souverain pour immortaliser son honneur, luy faisant trouver un azille et un berceau dans sa sepulture. De sorte qu’elle ne s’est peu sauver qu’en se perdant.</text:span></text:p>
        <text:p text:style-name="P25"><text:span text:style-name="T12">C</text:span><text:span text:style-name="T4">e funeste accident fait lascher prise à ce Berger, et renoncer aux pretentions de la victoire, </text:span><text:span text:style-name="_3c_pb_3e_"><text:span text:style-name="T6">[8</text:span></text:span><text:span text:style-name="_3c_pb_3e_"><text:span text:style-name="T11">3</text:span></text:span><text:span text:style-name="_3c_pb_3e_"><text:span text:style-name="T4">2</text:span></text:span><text:span text:style-name="_3c_pb_3e_"><text:span text:style-name="T6">]</text:span></text:span><text:span text:style-name="T4">voyant tout à coup estanduë à ses pieds sa chere Eurydice pasle et sans mouvement, veu que la force du venin s’estoit desja emparee des plus nobles parties du corps. L’estonnement de Celidor ne se peut dire, et moins encore sa douleur exprimer, il voit peu à peu esteindre le flambeau de ses yeux, au travers d’un torrent de larmes qu’ils répandoient, d’où procede un mal si extreme qu’il ressent par advance la mort de sa chere Maitresse. Son amour se change en pitié, et cette compassion luy navre le cœur d’autant de playes qu’il y a de diverses sortes de douleurs, et toutesfois quelque cruelle peine qu’il endure, il ne souffre rien, à l’égal de ce qu’il voudroit endurer, </text:span><text:soft-page-break/><text:span text:style-name="T4">pour trouver du raport en son offence, </text:span><text:span text:style-name="_3c_pb_3e_"><text:span text:style-name="T6">[8</text:span></text:span><text:span text:style-name="_3c_pb_3e_"><text:span text:style-name="T11">3</text:span></text:span><text:span text:style-name="_3c_pb_3e_"><text:span text:style-name="T4">3</text:span></text:span><text:span text:style-name="_3c_pb_3e_"><text:span text:style-name="T6">]</text:span></text:span><text:span text:style-name="T4">et en ses tourments, d’autant qu’il creut estre le seul autheur de son trespas. Pardonne-moy, chere Eurydice, dit-il, avec des discours enfantez par un cœur affligé, tes merites ont fait naistre ma passion, et c’est elle maintenant qui te met au tombeau ; que n’estois-tu moins belle, pour me rendre moins amoureaux. Veritablement, je desirois cueillir les fruicts, dont tes apas avoient jetté la semence dans mon ame, excuses-en le crime, puisque ta beauté m’a forcé à le commettre, je prends les Dieux à tesmoin de mon innocence, sans apprehender pourtant autre chose, si ce n’est la continuation de ma vie, estant privé de ta presence, l’unique object de mes contentemens. Sur ces mots, animé </text:span><text:span text:style-name="_3c_pb_3e_"><text:span text:style-name="T6">[8</text:span></text:span><text:span text:style-name="_3c_pb_3e_"><text:span text:style-name="T11">3</text:span></text:span><text:span text:style-name="_3c_pb_3e_"><text:span text:style-name="T4">4</text:span></text:span><text:span text:style-name="_3c_pb_3e_"><text:span text:style-name="T6">]</text:span></text:span><text:span text:style-name="T4">d’un colere ressentiment contre luy-mesme, il abandonne ce corps tousjours mourant, à dessain de trouver la mort au chemin du desespoir, dont il suit les traces, apres s’estre entierement livré à la mercy de toutes les douleurs qui peuvent marthiriser une ame affligee. Laissons le en liberté de souffrir les peines qui sont deuës à son offence. Et allons au devant d’Orphee, pour luy porter les tristes nouvelles de l’accident </text:span><text:span text:style-name="T14">qui est arrivé à son Eurydice.</text:span></text:p>
        <text:p text:style-name="P26"><text:span text:style-name="T4">Ce mal-heureux Espoux interogeoit l’Oracle sur le sujet des infortunes qui luy estoient desja arrivees, sans penser nullement à cela, ny mesme l’apprehender, d’autant qu’en effect c’estoient des maux non ordinaires, et peu frequens dans le monde, parmy </text:span><text:span text:style-name="_3c_pb_3e_"><text:span text:style-name="T6">[8</text:span></text:span><text:span text:style-name="_3c_pb_3e_"><text:span text:style-name="T11">3</text:span></text:span><text:span text:style-name="_3c_pb_3e_"><text:span text:style-name="T4">5</text:span></text:span><text:span text:style-name="_3c_pb_3e_"><text:span text:style-name="T6">]</text:span></text:span><text:span text:style-name="T4">les personnes qui estoient favorisees des Dieux comme luy. Il n’est eiznt de plus vray, toutesfois, miserable Orphee, que vostre Eurydice est entre les bras de la mort attendant de jetter sur vos levres le dernier souspir de sa vie. Ne vous amusez plus aux discours de l’Oracle, vous pouvez hardiment deffier le sort et la fortune, tous deux égallement puissants, d’adjouter un nouveau tourment aux douleurs nompareilles qui vont vous livrer la guerre, deslorrs que vous vous approcherez de vostre Espouse. Hattez vos pas ; mais pourquoy, ne mourrez-vous point assez tost du regret de voir ensevelir toutes vos delices. Si faut-il que vous la voyez avant qu’elle soit privee de la lumiere du jour. Encore bien que </text:span><text:span text:style-name="_3c_pb_3e_"><text:span text:style-name="T6">[8</text:span></text:span><text:span text:style-name="_3c_pb_3e_"><text:span text:style-name="T11">3</text:span></text:span><text:span text:style-name="_3c_pb_3e_"><text:span text:style-name="T15">6</text:span></text:span><text:span text:style-name="_3c_pb_3e_"><text:span text:style-name="T6">]</text:span></text:span><text:span text:style-name="T15">vos pitoyables regards luy soient autant de nouvelles morts, se sentant enlever à demy vivante d’entre vos bras, puisque vous l’aymez parfaitement, il faut soulager ses maux, au deffaut de les pouvoir guerir, et le seul remede à cela, c’est de ne se presenter pas à ses yeux : car sans doute vous renouvellerez toutes ses playes, et par l’apparance d’un excez d’amour, vous vous rendriez en effect plein de cruauté. Que dis-je, ces considerations sont trop foibles pour vous arrester, il faut rendre le dernier hommage de secours à ceux que nous aymons, alors qu’ils sont reduits à l’extremité : et je veux croire qu’il n’est pas besoin de publier ce devoir comme une loy pour le prescrire à tout le monde, veu que les particuliers </text:span><text:span text:style-name="_3c_pb_3e_"><text:span text:style-name="T6">[8</text:span></text:span><text:span text:style-name="_3c_pb_3e_"><text:span text:style-name="T11">3</text:span></text:span><text:span text:style-name="_3c_pb_3e_"><text:span text:style-name="T15">7</text:span></text:span><text:span text:style-name="_3c_pb_3e_"><text:span text:style-name="T6">]</text:span></text:span><text:span text:style-name="T15">sentimens qu’une affection extreme produit dans nos ames, nous portent de volonté au-delà mesme de nostre puissance. Qu’on juge maintenant si Orphee resonnera de la sorte apres avoir apris en quel estat est sa Maitresse. On ne sçauroit conclure autrement, si ce n’est, que comme une moitié ne peut </text:span><text:span text:style-name="T16">se desunir de son tout animé, sans se destruire avec luy, comme partie ; de mesme on doit se representer qu’il est impossible à un Amant de s’éloigner de sa Maistresse, à cause que sa vie ne se repaist d’ordinaire, que de l’alliment, dont elle entretient la sienne : et d’ailleurs, alors qu’on est contraint d’abandonner pour tousjours ce qu’on ayme parfaitement au monde, il est hors de doute, que c’est le plus </text:span><text:span text:style-name="_3c_pb_3e_"><text:span text:style-name="T6">[8</text:span></text:span><text:span text:style-name="_3c_pb_3e_"><text:span text:style-name="T11">3</text:span></text:span><text:span text:style-name="_3c_pb_3e_"><text:span text:style-name="T16">8</text:span></text:span><text:span text:style-name="_3c_pb_3e_"><text:span text:style-name="T6">]</text:span></text:span><text:span text:style-name="T16">grand de toutes les consolations de rendre son ame sur sa bouche, comme si on la mettoit en dépôt dans le cœur du survivant, lequel fait un tout de sa moitié restante, mais c’est un tout de douleur qui ne se dissoult jamais. Vous en verrez maintenant une exemple digne de remarque par la suitte.</text:span></text:p>
        <text:p text:style-name="P27"><text:span text:style-name="T4">Orphée s’en revient sur le soir où il avoit laissé sa mourante Eurydice, qui estoit presque assoupie d’un sommeil de mort, estenduë sur l’herbe : il la voit de loing en cet estat, et s’approche d’elle, avec cette croyance qu’elle dormoit pour se désenuyer en son attente. Il la regarde, ou plustost il l’admire sans prendre garde à la pasleur de son visage, tout couvert de Lys, et de quelques roses fletries, qui cachoient le plus </text:span><text:span text:style-name="_3c_pb_3e_"><text:span text:style-name="T6">[8</text:span></text:span><text:span text:style-name="_3c_pb_3e_"><text:span text:style-name="T11">3</text:span></text:span><text:span text:style-name="_3c_pb_3e_"><text:span text:style-name="T4">9</text:span></text:span><text:span text:style-name="_3c_pb_3e_"><text:span text:style-name="T6">]</text:span></text:span><text:span text:style-name="T4">beau de ses graces, l’envie le prend aucunesfois de l’éveiller, afin de la faire rendormir par un sommeil d’amour, dont les charmes sont inseparables des plus grands plaisirs, mais la crainte d’interrompre son repos arreste la main à moité chemin, et luy fait changer de pensee. À la fin, il se resoud de chanter un air pour charmer </text:span><text:span text:style-name="T17">mesme le Dieu du Sommeil qui la tenoit captive soubs la puissance de ses doux appas, et de la sorte les éveiller tous deux à la fois. Ce qu’il fit : car l’armonie de sa voix arresta la mort sur le point de sa victoire, et retarda quelque temps son triomphe. Ce qui donna le loisir à l’infortunee Eurydice d’ouvrir pour une derniere fois les </text:span><text:soft-page-break/><text:span text:style-name="T17">yeux, la bouche et le cœur tout ensemble, tellement </text:span><text:span text:style-name="_3c_pb_3e_"><text:span text:style-name="T6">[8</text:span></text:span><text:span text:style-name="_3c_pb_3e_"><text:span text:style-name="T17">40</text:span></text:span><text:span text:style-name="_3c_pb_3e_"><text:span text:style-name="T6">]</text:span></text:span><text:span text:style-name="T17">qu’elle jette un pitoyable regard et un amoureux souspir suivy de ces paroles : « Je me meurs, cher Orphée, adieu pour jamais, la voix me deffaut avec la vie ». Celuy qui a veu une ame vivement attainte d’effroy par le coup d’un tonnerre non preveu, se peut representer au naturel, l’estonnement, dont cet Espoux se trouve saisi oyant ces tristes paroles, et les voyant prononcer par la bouche mourante du seul objet de sa vie. Il croit d’abord que le Dieu du Sommeil a assoupy et charmé ses esprits par une action de revanche, avec ses douceurs ordinaires, et qu’ainsi il voit en songe ce qui luy est representé. Toutesfois il revient à soy à mesme temps, mais c’est pour en sortir à l’heure mesme, d’autant que mille douleurs, </text:span><text:span text:style-name="_3c_pb_3e_"><text:span text:style-name="T6">[8</text:span></text:span><text:span text:style-name="_3c_pb_3e_"><text:span text:style-name="T17">41</text:span></text:span><text:span text:style-name="_3c_pb_3e_"><text:span text:style-name="T6">]</text:span></text:span><text:span text:style-name="T17">ou pour mieux dire, le mal de tous les maux du monde, luy arrache le cœur du sein, sans le faire mourir <text:s/>afin de le tiranniser par des souffrances, que la cruauté a inventees de nouveau. Il s’approche tout tremblant, de sa chere moitié, et se mettant à genoux aupres d’elle, </text:span><text:span text:style-name="T18">estend ses bras pour l’embrasser, et en cét action penche la teste sur son pasle visage, dont il arrose les fleurs à demy fletries, avec l’eau de ses larmes accompagnee du vent de ses souspirs, et leur meslange produit un orage de douleur, ô que cet Amant seroit heureux s’il y pouvoit trouver son naufrage. Il veut se plaindre ; mais ne sçachant </text:span><text:span text:style-name="T19">que dire, pour exprimer son tourment, il cherit son silence. Toutesfois, tandis que sa langue et muette, </text:span><text:span text:style-name="_3c_pb_3e_"><text:span text:style-name="T6">[8</text:span></text:span><text:span text:style-name="_3c_pb_3e_"><text:span text:style-name="T17">4</text:span></text:span><text:span text:style-name="_3c_pb_3e_"><text:span text:style-name="T20">2</text:span></text:span><text:span text:style-name="_3c_pb_3e_"><text:span text:style-name="T6">]</text:span></text:span><text:span text:style-name="T19">son cœur parle à sa façon si éloquemment, qui si les Destins n’estoient inexorables, et que leurs decrets se peussent violler, sans doute ils seroient attaints de compassion oyant le langage de ses souspirs. Il regarde fixement son Eurydice, dont le visage est un miroir de mort : car il n’y voit que ce qu’il souffre, je veux dire la vifve representation de la mort qu’il a dans l’ame, puisque son ame est aux abois. </text:span><text:span text:style-name="T20">L’amour qui combat fort et ferme avec le trespas afin d’empescher qu’il ne destruise point le plus beau de ses Empires, se loge tantost sur son sein, ces deux petits monts de neige, qui luy servent de rempart, mais leur froideur ayant de la simpathie avec celle de la mort, il est contraint de se retirer ailleurs. </text:span><text:span text:style-name="_3c_pb_3e_"><text:span text:style-name="T6">[8</text:span></text:span><text:span text:style-name="_3c_pb_3e_"><text:span text:style-name="T17">4</text:span></text:span><text:span text:style-name="_3c_pb_3e_"><text:span text:style-name="T20">3</text:span></text:span><text:span text:style-name="_3c_pb_3e_"><text:span text:style-name="T6">]</text:span></text:span><text:span text:style-name="T20">Où ira-t-il, cette inhumaine a desja mis ses gardes sur toutes les parties de son visage ; sur son front, ou jadis la Majesté presidoit, elle a estably le trosne des trois Parques : elle a semé sur ses joües au lieu des Lys et des Roses, ses pasles Soucis et ses funestes Pauors : elle a changé le rouge de ses levres en une couleur d’albastre, pour marque qu’elle a imposé silence à sa bouche. Ses tetons de lait, et ores de Lys fanis, qui se mouvoient sans cesse par l’action de ses amoureux souspirs, sont devenus immobiles, et ont perdu leur ornement deslors que la mort les a touchez. Enfin ses doucheurs, ses mignardises, et toutes ses graces ont lachement abandonnee sa beauté aux premieres attaques de cette cruelle, les yeux tant seulement, comme deux forges à feu ou l’Amour forgeoit ses fleches, et r’allumoit son flambeau alors que par mal-heur il s’estoit estaint, et son cœur resistoit encore vainement à ses forces comme indomptables, et c’estoit en ces deux lieux ou ce petit Dieu (je l’appelle petit maintenant puisqu’il est vaincu par une Deesse en ce combat où il y va de l’interest de sa gloire, voir mesme de la perte d’un de ses plus puissants Empires), s’estoit retiré avec dessain de demander composition à son adversaire, mais c’est en vain, d’autant que sa foiblesse prepare le triomphe à son ennemy.</text:span></text:p>
        <text:p text:style-name="P28"><text:span text:style-name="T4">Orphee voyant ouvrir les yeux à son Eurydice, conçoit secretement </text:span><text:span text:style-name="_3c_pb_3e_"><text:span text:style-name="T6">[8</text:span></text:span><text:span text:style-name="_3c_pb_3e_"><text:span text:style-name="T17">4</text:span></text:span><text:span text:style-name="_3c_pb_3e_"><text:span text:style-name="T4">5</text:span></text:span><text:span text:style-name="_3c_pb_3e_"><text:span text:style-name="T6">]</text:span></text:span><text:span text:style-name="T4">une douce esperance de recouvrer le bien qu’il tenoit perdu ; mais las ! Elle ouvre les yeux pour luy faire signe que tout est mort en elle, fors que ces deux flambeaux que le mal-heur tient encore allumez, afin qu’elle voye plus clairement ses miseres. Cet Amant ne considere pas que ses Soleil qu’il adore sont en leur Occident et que leur lumiere, comme celle d’un flambeau à demy estaint paroit plus éclatante sur sa fin. Il en ressentira bientost la verité. Cependant, la Mort devient exorable pour la seconde fois, et permet à Eurydice d’employer ces dernieres paroles à dire adieu à son Orphée : car elle s’écrie d’une vois plaintive, qui blessoit les cœurs par les oreilles : « Adieu mon ame, je meurs contente, </text:span><text:span text:style-name="_3c_pb_3e_"><text:span text:style-name="T6">[8</text:span></text:span><text:span text:style-name="_3c_pb_3e_"><text:span text:style-name="T17">4</text:span></text:span><text:span text:style-name="_3c_pb_3e_"><text:span text:style-name="T4">6</text:span></text:span><text:span text:style-name="_3c_pb_3e_"><text:span text:style-name="T6">]</text:span></text:span><text:span text:style-name="T4">puisque les Dieux permettent que ce soit entre tes bras. Chaque mot est un nouveau trait qui blesse le cœur de cet Amant d’une playe dont il ne guerira jamais, et cette sorte de blesseure luy est agreable, d’autant que son plus grand mal procede de l’apprehension qu’il a de ne mourir pas assez tost. Il luy répond pourtant :</text:span></text:p>
        <text:p text:style-name="P28"><text:span text:style-name="T4">« </text:span><text:span text:style-name="T11">– </text:span><text:span text:style-name="T4">Je veux t’accompagner dans le tombeau (ma chère</text:span><text:span text:style-name="T4"><text:note text:id="ftn5" text:note-class="footnote"><text:note-citation>5</text:note-citation><text:note-body><text:p text:style-name="P4">cher</text:p></text:note-body></text:note></text:span><text:span text:style-name="T4"> moitié) puisque l’Amour nous a unis, la mort ne nous peut separer. Tu ne consideres</text:span><text:span text:style-name="T4"><text:note text:id="ftn6" text:note-class="footnote"><text:note-citation>6</text:note-citation><text:note-body><text:p text:style-name="P4">considere</text:p></text:note-body></text:note></text:span><text:span text:style-name="T4"> pas, mon cher Espoux, repart cette desolee Amante, </text:span><text:soft-page-break/><text:span text:style-name="T4">que tes discours m’affligent grandement. Il semble que tu doutes de l’affection que je t’ay voüee, car en t’aymant, comme je fais, je ne puis pas permettre que tu souffres le moindre mal qui soit au monde. </text:span><text:span text:style-name="_3c_pb_3e_"><text:span text:style-name="T6">[8</text:span></text:span><text:span text:style-name="_3c_pb_3e_"><text:span text:style-name="T17">4</text:span></text:span><text:span text:style-name="_3c_pb_3e_"><text:span text:style-name="T4">7</text:span></text:span><text:span text:style-name="_3c_pb_3e_"><text:span text:style-name="T6">]</text:span></text:span><text:span text:style-name="T4">Change donc de discours pour soulager mes peines, et vis pour l’amour de moy, comme je meurs pour l’amour de toy, ayant mis en hazard, et mesme engagee ma vie, dans les dangers ou je suis pour sauver mon honneur que je t’avois donné en faveur de nostre mariage, c’est la derniere priere que je te fais, n’ayant rien plus à souhaiter au monde que la duree de ton contentement.</text:span></text:p>
        <text:p text:style-name="P28"><text:span text:style-name="T11">– </text:span><text:span text:style-name="T4">C’est me faire mourir mille fois avant que je ne meure, replique Orphee, avec une action plaine de pitié, que de me </text:span><text:span text:style-name="T21">commander de te survivre ! Pleut-il aux Dieux que j’usse autant de vie que j’aurois de desirs de les sacrifier sur l’autel de ta</text:span><text:span text:style-name="T21"><text:note text:id="ftn7" text:note-class="footnote"><text:note-citation>7</text:note-citation><text:note-body><text:p text:style-name="P5">t’a</text:p></text:note-body></text:note></text:span><text:span text:style-name="T21"> sepulture, je tirerois quelque sorte de consolation de mon mal. »</text:span></text:p>
        <text:p text:style-name="P29"><text:span text:style-name="_3c_pb_3e_"><text:span text:style-name="T6">[8</text:span></text:span><text:span text:style-name="_3c_pb_3e_"><text:span text:style-name="T17">4</text:span></text:span><text:span text:style-name="_3c_pb_3e_"><text:span text:style-name="T20">7</text:span></text:span><text:span text:style-name="_3c_pb_3e_"><text:span text:style-name="T6">]</text:span></text:span><text:span text:style-name="T4">Eurydice n’eut pas la liberté de luy répondre, d’autant que la mort luy ravit l’ame et luy fait passer en un instant le fleuve Stix dans la barque de Caron, qui estoit dès long-temps en attante de cette belle ombre. Orphee voit ce ravissement, ou pour mieux dire, il le ressent avec des douleurs si extremes, qu’on ne sçauroit dire quel des deux, ou de luy, ou de son Espouse, est privé de vie. Cette aveugle Archere ne tiroit qu’à un, mais elle en a frappé deux : son funeste trait avoit pour but le cœur d’Eurydice, mais celuy de son Espoux estoit dans le sien ; de sort qu’elle les a blessez également d’une playe mortelle. Je dis égallement : car encore bien qu’Orphee ne soit pas mort, les peines qu’il endure en l’absence </text:span><text:span text:style-name="_3c_pb_3e_"><text:span text:style-name="T6">[8</text:span></text:span><text:span text:style-name="_3c_pb_3e_"><text:span text:style-name="T17">4</text:span></text:span><text:span text:style-name="_3c_pb_3e_"><text:span text:style-name="T4">9</text:span></text:span><text:span text:style-name="_3c_pb_3e_"><text:span text:style-name="T6">]</text:span></text:span><text:span text:style-name="T4">eternelle de sa chere Eurydice, ensevelissent sa vie dans un tombeau vivant où il meurt mille et mille fois en une heure. C’est pourquoy on peut dire hardiment que le trespas a triomphé de tous deux.</text:span></text:p>
        <text:p text:style-name="P30"><text:span text:style-name="T4">Orphee voit et ressent expirer sa vie sans mourir, nouveau supplice que toutes les cruautez ensemble ont inbenté pour tiraniser le cœur d’un fidel amant. Il le voit ; que dis-je, ses yeux sont noyez dans un torrent de larmes, de sorte qu’ils ne voyent que les preparatifs de leur naufrage. Il le ressent encore moins : car ses maux sont a un tel degré d’extremité, que pour trop souffrir, il n’endure rien estant devenu comme insensible, et toutesfois je puis dire que son insensibilité comprend </text:span><text:span text:style-name="_3c_pb_3e_"><text:span text:style-name="T6">[8</text:span></text:span><text:span text:style-name="_3c_pb_3e_"><text:span text:style-name="T4">50</text:span></text:span><text:span text:style-name="_3c_pb_3e_"><text:span text:style-name="T6">]</text:span></text:span><text:span text:style-name="T4">en soy </text:span><text:span text:style-name="T22">tous les tourmens imaginables. Il mécognoist son mal-heur, quoy qu’il soit accablé soubs son faix, mais il ne vit pas long-temps en cette mécognoissance, d’autant que la vifve representation de l’objet de son infortune rappelle ses esprits, confus d’estonnement, pour les ranimer de douleur. De sorte qu’il cognoit et ressent à mesme temps la verité de ses miseres. Et alors il penche la teste sur son palle visage, et en arrose inutilement, par ses larmes, les Lys flestris et les Roses fanees, ou plustost il est croyable qu’il pleure abondamment à dessain de noyer la mort dans l’eau de ses pleurs pour se venger d’elle. Toutesfois, il se peut dire plus veritablement sur le témoignage des caresses qu’il </text:span><text:span text:style-name="_3c_pb_3e_"><text:span text:style-name="T6">[8</text:span></text:span><text:span text:style-name="_3c_pb_3e_"><text:span text:style-name="T4">5</text:span></text:span><text:span text:style-name="_3c_pb_3e_"><text:span text:style-name="T22">1</text:span></text:span><text:span text:style-name="_3c_pb_3e_"><text:span text:style-name="T6">]</text:span></text:span><text:span text:style-name="T22">fait à ce corps, qu’au contraire il caresse la mort afin qu’elle le blesse du mesme trait avec lequel elle a mis sa chere Eurydice dans le tombeau. Et deslors qu’il a la liberté de se plaindre. Il fait ouïr aux Bois et aux Rochers témoins de son martyre ces tristes paroles : « Tu as donc terminé ta carriere en ton Orient, bel Astre de ma vie, et as estaint pour jamais la lumiere de tes yeux. Que deviendray-je en ta separation si ta seule presence pouvoit me rendre contant ? Où iray-je, puisqu’en tous les lieux du monde je porteray tousjours mon supplice en portant dedans l’ame le regret de ton absance ? Et enfin, que feray-je, si je n’estois jamais en action que pour te contenter ? À quel excez de mal-heur suis-je reduit, </text:span><text:span text:style-name="_3c_pb_3e_"><text:span text:style-name="T6">[8</text:span></text:span><text:span text:style-name="_3c_pb_3e_"><text:span text:style-name="T4">5</text:span></text:span><text:span text:style-name="_3c_pb_3e_"><text:span text:style-name="T23">2</text:span></text:span><text:span text:style-name="_3c_pb_3e_"><text:span text:style-name="T6">]</text:span></text:span><text:span text:style-name="T22">un mesme jour m’a veu le plus heureux et le plus miserable des hommes. Les plus belle fleurs de mes delices ont produit les fruicts de mes tourmens, et les vifves apparances de mon bien, les veritez de ma misere. Je croyois, deceu, donner quelque soulagement à mes impatiences amoureuses, et me reposer apres tant et tant de travaux sur la couche de nostre Hymenee : mais las cette couche s’est changee en un tombeau, et les preparatifs des nopces en des tristes instrumens de funerailles. </text:span><text:span text:style-name="T23">Que se peut-il adjouster à mon infortune miserable. J’ay perdu en un seul coup tout ce que j’aymois uniquement au monde, et ce qui m’afflige davantae, c’est de me voir garanty de cette perte : car </text:span><text:span text:style-name="_3c_pb_3e_"><text:span text:style-name="T6">[8</text:span></text:span><text:span text:style-name="_3c_pb_3e_"><text:span text:style-name="T4">5</text:span></text:span><text:span text:style-name="_3c_pb_3e_"><text:span text:style-name="T23">3</text:span></text:span><text:span text:style-name="_3c_pb_3e_"><text:span text:style-name="T6">]</text:span></text:span><text:span text:style-name="T23">tous mes sont morts avec toy, et rien que les ennuis ne vivent dans mon ame sçachant qu’elle est immortelle, afin de me tourmenter eternellement. Ce n’est pas que je me plaigne de mes douleurs, mon cœur souspire sans cesse apres les plus cruelles, desirant mourir avec passion dans l’essay de leurs poignantes épines. Tellement que la vie est le plus grand mal de mes maux. Que je te survive pourtant ma chere moitié, </text:span><text:soft-page-break/><text:span text:style-name="T23">il est impossible : car je ne vivrois qu’à demi, et ce n’est pas vivre que d’estre separé de soy-mesme, de maniere que je forceray les Destins autheurs de mes infortunes par l’excez de mes souffrances, ou plustost par les armes de mon desespoir à estaindre le feu de leur colere dans mon </text:span><text:span text:style-name="_3c_pb_3e_"><text:span text:style-name="T6">[8</text:span></text:span><text:span text:style-name="_3c_pb_3e_"><text:span text:style-name="T4">5</text:span></text:span><text:span text:style-name="_3c_pb_3e_"><text:span text:style-name="T23">4</text:span></text:span><text:span text:style-name="_3c_pb_3e_"><text:span text:style-name="T6">]</text:span></text:span><text:span text:style-name="T23">sang que j’ay assez de force et de courage, de me donner la mort à leurs refus. »</text:span></text:p>
        <text:p text:style-name="P31"><text:span text:style-name="T23">C</text:span><text:span text:style-name="T25">es derniers mots furent suivis d’un nouveau torrent de larmes, ces larmes d’un nombre infiny de souspirs, et ces souspirs de mille poignants regrets qui comme l’Aigle ou le Corbeau de Promethee bequetoient et devoroient son cœur, mais d’une façon si prodigieusement cruelle, qu’il renaissoit tousjours dans ses supplices, pour estre tirannisé eternellement. Il baise tantost ses blonds cheveux, et en cette souvenance que ce sont esté les premieres chaisnes qui ont garotté sa franchise. Il a un sentiment de pitié touchant la perte que l’Amour a faite, d’autant que ces beaux cheveux estoient les cordes de son </text:span><text:span text:style-name="_3c_pb_3e_"><text:span text:style-name="T6">[8</text:span></text:span><text:span text:style-name="_3c_pb_3e_"><text:span text:style-name="T21">5</text:span></text:span><text:span text:style-name="_3c_pb_3e_"><text:span text:style-name="T25">5</text:span></text:span><text:span text:style-name="_3c_pb_3e_"><text:span text:style-name="T6">]</text:span></text:span><text:span text:style-name="T25">arc et les seuls liens capables d’assujettir les plus belles ames. Puis il baise ses yeux, et sur la mesme pensee des interests de ce petit Dieu, il se represente le dommage qu’il a encouru, et croit que son flambeau est estaint puisque la lumiere de ses beaux Soleils est eclipcee. Il considere avec estonnement que ses charmes, sont sans pouvoir sur son pasle visage, les attraits sans douceur, ses appas sans force, ses Graces sans Majesté, et enfin toutes ses beautez et sans ornement, et sans lustre. Ce qui l’obligeoit à ne douter point que l’Amour n’avoit plus de traits, ny des fleches dans son carquois pour blesser les cœurs, puisqu’il les empruntoit de ses perfections vrayement adorables. Sa langue muette luy persuade </text:span><text:span text:style-name="_3c_pb_3e_"><text:span text:style-name="T6">[8</text:span></text:span><text:span text:style-name="_3c_pb_3e_"><text:span text:style-name="T21">5</text:span></text:span><text:span text:style-name="_3c_pb_3e_"><text:span text:style-name="T25">6</text:span></text:span><text:span text:style-name="_3c_pb_3e_"><text:span text:style-name="T6">]</text:span></text:span><text:span text:style-name="T25">de croire que l’éloquence s’est vouee à un silence eternel puisqu’elle ne parloit jamais que par sa bouche. Enfin la triste admiration de toutes ses qualitez aymables ensevelies dans un funeste tombeau, la porte encore a un nouveau sentiment de regret envers la Nature, veu qu’en perdant son Eurydice, elle a perdu le prodige de ses merveilles que le Ciel jaloux, et envieux, luy a ravi, afin que doresnavant les mortels méprisent la terre sçachant que la perfection n’y fait plus son sejour. Mais las</text:span><text:span text:style-name="T25"><text:note text:id="ftn8" text:note-class="footnote"><text:note-citation>8</text:note-citation><text:note-body><text:p text:style-name="P6">l’as</text:p></text:note-body></text:note></text:span><text:span text:style-name="T25">, </text:span><text:span text:style-name="T24">toutes ces pensees et ces considerations sont autant de nouvelles geennes qui se joignent au corps de sa douleur pour tiranniser trop cruellement son ame : car sans mentir, son mal est d’autant plus extreme que la </text:span><text:span text:style-name="_3c_pb_3e_"><text:span text:style-name="T6">[8</text:span></text:span><text:span text:style-name="_3c_pb_3e_"><text:span text:style-name="T21">5</text:span></text:span><text:span text:style-name="_3c_pb_3e_"><text:span text:style-name="T24">7</text:span></text:span><text:span text:style-name="_3c_pb_3e_"><text:span text:style-name="T6">]</text:span></text:span><text:span text:style-name="T24">representation du bien qu’il a perdu est vifve et forte. De maniere qu’il produit à toute heure des alimens pour entretenir ses souffrances, et forge luy-mesme des traits pour blesser son cœur de mille playes incurables. Reduit en ce déplorable estat, il souspire tousjours et fait gloire durant la viollence de son amour extreme de prolonger le temps qu’il a pris de mourir pour endurer davantage en cette attante. Pource qu’il est croyable que tous les moments de separation qui le privent de la presence de sa chere Eurydice font des siecles de douleur, et j’en laisse le jugement aux ames les plus amoureuses. C’est pourquoy il agree ses peines, et se plait en ses ennuis comme s’il desiroit se ramentevoir </text:span><text:span text:style-name="_3c_pb_3e_"><text:span text:style-name="T6">[8</text:span></text:span><text:span text:style-name="_3c_pb_3e_"><text:span text:style-name="T21">5</text:span></text:span><text:span text:style-name="_3c_pb_3e_"><text:span text:style-name="T24">8</text:span></text:span><text:span text:style-name="_3c_pb_3e_"><text:span text:style-name="T6">]</text:span></text:span><text:span text:style-name="T24">que la ressemblance est la mere des affections, et qu’ainsi il veut se rendre tellement semblable à elle, bien qu’elle soit morte, qu’on ne puisse dire, quelle des deux moitiez, dont leurs cœurs inseparablement unis font le tout, est vivante, d’autant qu’il meurt sans cesse du regret de sa mort. Et on diroit encore sur le témoignage de ses actions, qu’opiniatre en la recherche des moyens de se destruire, cette fureur marastre qui arme toutes ses puissances contre son corpus, n’est pas assouvie de voir son ame bourellee de mille sorte de supplices. De maniere qu’il afflige encore ses sens, car ses yeux sont continuellement abismez dans une mer de larmes par la triste representation de leur Soleil éclipsé, ses oreilles battuës du </text:span><text:span text:style-name="_3c_pb_3e_"><text:span text:style-name="T6">[8</text:span></text:span><text:span text:style-name="_3c_pb_3e_"><text:span text:style-name="T21">5</text:span></text:span><text:span text:style-name="_3c_pb_3e_"><text:span text:style-name="T24">9</text:span></text:span><text:span text:style-name="_3c_pb_3e_"><text:span text:style-name="T6">]</text:span></text:span><text:span text:style-name="T24">pitoyable son de ses plaintes, dont les tristes accens entretiennent sans cesse son esprit dans l’effort de la douleur, l’empeschant de prendre quelque sorte de repos. Si bien que tout ce qui est en luy endure à sa façon plus ou moins selon la faculté sensitive qu’il possede, et partant il faut croire qu’une mort vivante ourdit la trame de ses jours infortunez et qu’il est en mesme temps, et dans les enfers avec son Eurydice par la souffrance de ses peines, et sur la terre avec elle-mesme aupres de son corpus, et en tous les deux lieux, tousjours mourant.</text:span></text:p>
        <text:p text:style-name="P32"><text:span text:style-name="T4">Il adoroit son mal-heur, estant à genoux aupres du sujet de son infortune, ou plustost la mort, puis qu’il sacrifie sur ses autels </text:span><text:span text:style-name="_3c_pb_3e_"><text:span text:style-name="T6">[8</text:span></text:span><text:span text:style-name="_3c_pb_3e_"><text:span text:style-name="T26">60</text:span></text:span><text:span text:style-name="_3c_pb_3e_"><text:span text:style-name="T6">]</text:span></text:span><text:span text:style-name="T4">mille souspirs, alors qu’il essuye un peu ses larmes, sans dessain de les tarir pourtant, et jette sa veuë sur les beaux yeux de son Eurydice à demy clos de leurs froides paupieres. </text:span><text:span text:style-name="T26">Et en cette contemplation il s’écrie, animé d’un ressentiment nompareil : « Sus mes yeux versez sur ces beaux yeux, jadis plains de feux, et ores de glace, les dernieres larmes de mes ennuis. </text:span><text:soft-page-break/><text:span text:style-name="T26">Ils ont esté tousjours vos Soleils, leur eclypse vous prive de clarté et consequemment de vie. Trouvez donc vostre naufrage dans vos pleurs et suivez vostre astre en son Occident où le mal-heur a fait terminer sa carriere.</text:span></text:p>
        <text:p text:style-name="P33"><text:span text:style-name="T4">Et toy, mon cœur, poursuivoit-il, en parlant à luy-mesme, qui vois l’objet de tes affections dans le </text:span><text:span text:style-name="_3c_pb_3e_"><text:span text:style-name="T6">[8</text:span></text:span><text:span text:style-name="_3c_pb_3e_"><text:span text:style-name="T4">61</text:span></text:span><text:span text:style-name="_3c_pb_3e_"><text:span text:style-name="T6">]</text:span></text:span><text:span text:style-name="T4">tombeau, peux-tu </text:span><text:span text:style-name="T4"><text:note text:id="ftn9" text:note-class="footnote"><text:note-citation>9</text:note-citation><text:note-body><text:p text:style-name="P7">peut-tu</text:p></text:note-body></text:note></text:span><text:span text:style-name="T4">survivre à toy-mesme ? Car l’amour est ta vie, et ton amour est morte, acheve donc promptement de mourir et apres tant de souspirs, jette ce dernier et emporte mon esprit sur ses aisles, autrement je t’arracheray de mon sein, et t’immoleray à ma rage pour assouvir ma colere.</text:span></text:p>
        <text:p text:style-name="P38">Et toy enfin, mon ame, continuoit-il, quelle sorte de corps as-tu emprunté pour me faire vivre d’une nouvelle vie de douleur et de martyre ? Car tu logeois dans le corps de ma chere Eurydice, et pourtant tu l’as quitté sans m’abandonner. Va t’en, je te prie au lieu de ta premiere demeure, et si la mort te chasse, j’en porte mille dans le sein, que ne t’enfuis-tu pour éviter la rigueur de leurs geennes. »</text:p>
        <text:p text:style-name="P33"><text:span text:style-name="_3c_pb_3e_"><text:span text:style-name="T6">[8</text:span></text:span><text:span text:style-name="_3c_pb_3e_"><text:span text:style-name="T4">62</text:span></text:span><text:span text:style-name="_3c_pb_3e_"><text:span text:style-name="T6">]</text:span></text:span><text:span text:style-name="T4">De tels discours ce mal-heureux Amant entretenoit les bois et les Rochers, et du triste son de ses plaintes procedoit une douce armonie, mais plaine de compassion. Les Oyseaux perchez sur des arbres tout à l’entour de luy oublioent leur dégoisement et leur ramage pour apprendre le langage de ses souspirs, puis entre eux ils disoient leur leçon avec tant de merveille, que veritablement le cœur d’une ame affligee ne sçauroit chanter avec plus de pitié un air de ses regrets. L’Ecô ne sçavoit à qui repondre, ou à Orphée, ou à ses Oyseaux : tantost elle répondoit aux triste accens de l’un, puis tout à coup charmees par la douce musique des autres, elles s’efforçoit à les inviter en leur dégoisement, et en </text:span><text:span text:style-name="_3c_pb_3e_"><text:span text:style-name="T6">[8</text:span></text:span><text:span text:style-name="_3c_pb_3e_"><text:span text:style-name="T4">63</text:span></text:span><text:span text:style-name="_3c_pb_3e_"><text:span text:style-name="T6">]</text:span></text:span><text:span text:style-name="T4">toutes les deux façons, le resonnement de sa voix produisoit la pitié en tous les lieux ou il estoit entenu. Le Zephir qui avoit perdu ses esbats, par la mort d’Eurydice, car il se joüoit d’ordinaire avec ses attraits, follastroit avec ses mignardises, et aucunesfois s’engageoit dans la forest doree de ses blonds cheveux, et les agitoit doucement par le vent de son aleine, à dessein d’espandre un air de fraischeur sur les Lys et les Roses de son beau visage, se tenoit caché dans la tige des soucis, du Soucy de se voir privé de ses plus cheres delices. La Nature fit porter le dueil aux preds fanissant leur verdure, et leur ostant les fleurs qui leur servoient d’ornement : elle arrache les cheveux aux forests, dépeuple les arbres </text:span><text:span text:style-name="_3c_pb_3e_"><text:span text:style-name="T6">[8</text:span></text:span><text:span text:style-name="_3c_pb_3e_"><text:span text:style-name="T4">64</text:span></text:span><text:span text:style-name="_3c_pb_3e_"><text:span text:style-name="T6">]</text:span></text:span><text:span text:style-name="T4">de fruicts, et exerce sa puissance sur tout ce quil releve de son Empire, pour faire celebrer avec des funestes devoirs le trespas de la belle Eurydice. Tellement que Orphee ne voit rien qui ne serve d’objet pour entretenir sa douleur, ce qui le console : car s’il voit le Ciel serain, il croit à mesme temps qu’il s’éjouit de son gain, possedant son Amante. Alors qu’il pleut, il change d’opinion, et s’imagine qu’il pleure avec luy ses miseres. Et alors que la nuit couvre de son manteau la surface de la terre, il tient pour asseuré que tout le monde ensemble a pris le dueil avec luy, en l’honneur de son Eurydice. Il arriva par hazard durant le regne de ses afflictions qu’un tourbillon de vent fit naistre un orage suivuy du bruit </text:span><text:span text:style-name="_3c_pb_3e_"><text:span text:style-name="T6">[8</text:span></text:span><text:span text:style-name="_3c_pb_3e_"><text:span text:style-name="T4">65</text:span></text:span><text:span text:style-name="_3c_pb_3e_"><text:span text:style-name="T6">]</text:span></text:span><text:span text:style-name="T4">du tonnerre, et à mesme temps il eut cette pensee que les Dieux vouloient destruire l’Univers, </text:span><text:span text:style-name="T27">et l’abismer dans le neant, puisque la Vertu, la Beauté, les Graces et toutes les qualitez aymables n’y logeoient plus, et qu’elles en avoient abandonné la demeure, voyant qu’Eurydice n’y faisoit plus son sejour. Toutes ces pensees et ces imaginations sont pardonnables à cet Amant, pour ce que son amour les faits naistre et sa passion tousjours extreme les esleve comme si elle vouloit soulager son esprit affligé, et charmer ses ennuis avec ses inventions.</text:span></text:p>
        <text:p text:style-name="P34"><text:span text:style-name="T4">Cet Amant trouve le remede de son mal dans sa violence, à l’ayde de Dieu du Sommeil, qui au deffaut de pouvoir flechir la </text:span><text:span text:style-name="_3c_pb_3e_"><text:span text:style-name="T6">[8</text:span></text:span><text:span text:style-name="_3c_pb_3e_"><text:span text:style-name="T26">6</text:span></text:span><text:span text:style-name="_3c_pb_3e_"><text:span text:style-name="T4">6</text:span></text:span><text:span text:style-name="_3c_pb_3e_"><text:span text:style-name="T6">]</text:span></text:span><text:span text:style-name="T4">mort sa sœur, et la rendre exorable à ses vœux, épend sur luy la douce liqueur de ses Pavots, et de la sorte le fait mourir pour un temps, ne pouvant pour jamais. Je veux dire qu’Orphee s’endormit accablé soubs le faix de ses angoisses aupres de sa chere Eurydice, et il est croyable qu’il se rendit sans resistence au sommeil le prenant pour sa sœur à cause de la ressemblance qu’il a avec elle. Et ce fut alors veritablement qu’on eut pu dire sans feinte, voyant ces Amants estendus sur l’herbe, pasles et desfigurez, que tous deux estoient privez de vie : car les morts qu’Orphee avoit dans l’ame paroissoient si vivement sur son visage, qu’on n’en pouvoir croire autre chose.</text:span></text:p>
        <text:p text:style-name="P35"><text:span text:style-name="T4">Quand je contemple des yeux </text:span><text:span text:style-name="_3c_pb_3e_"><text:span text:style-name="T6">[8</text:span></text:span><text:span text:style-name="_3c_pb_3e_"><text:span text:style-name="T26">6</text:span></text:span><text:span text:style-name="_3c_pb_3e_"><text:span text:style-name="T4">7</text:span></text:span><text:span text:style-name="_3c_pb_3e_"><text:span text:style-name="T6">]</text:span></text:span><text:span text:style-name="T4">de l’esprit ce déplorable Orphee tousjours mourant, assoupy de sommeil et couché sur le giron de sa deffuncte Eurydice. Il me semble que je voy encore une fois </text:span><text:soft-page-break/><text:span text:style-name="T4">Cupidon assoupy d’un sommeil de mort par celle qu’il endure, voyant sa chere Psiché estenduë sur l’herbe pasle et sans mouvement entre les bras de la mort en action d’essuyer ses larmes avec son bandeau. Objet le plus triste que la Nature puisse representer, quoy qu’elle soit merveilleuse en ses ouvrage. En effect que peut-on admirer avec estonnement de plus funeste, la Tristesse n’a rien en soy de si triste, ny la Compassion rien de si pitoyable. Que cet Amant est heureux de mourir un peu de temps avec sa chere Maistresse, </text:span><text:span text:style-name="T28">et ne pouvant estre avec </text:span><text:span text:style-name="_3c_pb_3e_"><text:span text:style-name="T6">[8</text:span></text:span><text:span text:style-name="_3c_pb_3e_"><text:span text:style-name="T26">6</text:span></text:span><text:span text:style-name="_3c_pb_3e_"><text:span text:style-name="T28">8</text:span></text:span><text:span text:style-name="_3c_pb_3e_"><text:span text:style-name="T6">]</text:span></text:span><text:span text:style-name="T28">elle, estre hors de luy, par le ravissement que le Sommeil a fait de ses esprits. Il est heureux en ce qu’il a perdu le sentiment de ses peines. Toutesfois il mépriseroit cet heur s’il estoit eveillé d’autant que son plus grand plaisir est de souffrir jusques à ce que la mort termine ses peines.</text:span></text:p>
        <text:p text:style-name="P36"><text:span text:style-name="T4">Orphee dormoit en repos apres tant d’inquietudes sur le giron de sa belle, alors qu’une troupe de Nymphes vindrent en ce lieu au bruit du funeste accident du trespas d’Eurydice. Et apres avoir un long-temps contemplé ces deux Amants, l’un achevant de mourir par le regret de la mort de l’autre, et donné mille et mille larmes suivies d’un nombre infiny de souspirs au mal-heureux sort qui avoit coupé la trame de </text:span><text:span text:style-name="_3c_pb_3e_"><text:span text:style-name="T6">[8</text:span></text:span><text:span text:style-name="_3c_pb_3e_"><text:span text:style-name="T26">6</text:span></text:span><text:span text:style-name="_3c_pb_3e_"><text:span text:style-name="T4">9</text:span></text:span><text:span text:style-name="_3c_pb_3e_"><text:span text:style-name="T6">]</text:span></text:span><text:span text:style-name="T4">leur vie, elle se resoudent d’ensevelir Eurydice, et à cet effet de l’emporter en quelque pred écarté ou elles erigeroient son tombeau, ce qu’elles firent sans éveiller Orphée. Mais tandis qu’elles estoient occupees à cette action, les songes et les resveries la representent vifvement à son imagination, et luy font voir en idee la verité de ce qui en estoit : car il luy semble qu’estant couché sur le giron de sa belle, il voit un grand nombre de Nymphes qui viennent troubler son repos, au dessein de la luy ravir par la force, à quoy ne pouvant resister, il crie au secours inutilement à cause que personne n’entend ses plaintes. Ce songe travaille si fort son esprit, qu’il s’éveille en sursaut, et jettant les yeux de tous costez, pour </text:span><text:span text:style-name="_3c_pb_3e_"><text:span text:style-name="T6">[8</text:span></text:span><text:span text:style-name="_3c_pb_3e_"><text:span text:style-name="T4">70</text:span></text:span><text:span text:style-name="_3c_pb_3e_"><text:span text:style-name="T6">]</text:span></text:span><text:span text:style-name="T4">chercher son Eurydice, ne voit rien d’elle que la place que son corps avoit foulee sur l’herbe, un estonnement le faisit suivy d’une douleur toute nouvelle, et on diroit sur le témoignage de son action qu’elle est morte encore une fois, tant il se laisse mestriser au ressentiment de ses ennuis.</text:span></text:p>
        <text:p text:style-name="P36"><text:span text:style-name="T4">De quoy vous plaignez-vous, Orphee, ne sçavez-vous pas que vostre Eurydice est morte ? Pourquoy la chechez-vous, puis qu’elle est tout à fait perduë ? On vous a vary le corps, et c’est apres son ame que vous souspirez ; on vous a osté son pourtrait, et vous ne demandez que son original. Moderez un peu la violence de l’ennuy qui vous possede. On ne vous a rien ostré : car vous n’aviez rien à perdre apres son trespas. Rapellez </text:span><text:span text:style-name="_3c_pb_3e_"><text:span text:style-name="T6">[8</text:span></text:span><text:span text:style-name="_3c_pb_3e_"><text:span text:style-name="T4">71</text:span></text:span><text:span text:style-name="_3c_pb_3e_"><text:span text:style-name="T6">]</text:span></text:span><text:span text:style-name="T4">donc vostre esprit et rentrez en vous-mesme, </text:span><text:span text:style-name="T29">la raison ne peut authoriser vos plaintes.</text:span></text:p>
        <text:p text:style-name="P39"><text:span text:style-name="T4">Il n’est point capable de conseil au fort du mal, dont il est attaint. </text:span><text:span text:style-name="T30">Il la recherche tousjours des yeux à l’entour de luy, et ne la trouvant pas, en demande des nouvelles en ces termes :</text:span></text:p>
        <text:p text:style-name="P40"><text:span text:style-name="T4">« Rendez-moy mon Eurydice, ô Rochers, vostre fermeté porte de si vifves marques de sa constance, que j’ose croire que vous la cachez dans vos antres tenebreux. Et vous, ô Preds, poursuit-il, qu’est-elle devenuë ? Ne me la cachez-vous pas à l’ombre de vos fleurs fletries : car elles ressemblent grandement à celles qu’elle portoit sur son visage alors que la mort me la ravit. Mais je me trompe : rends-la moy, ô Soleil, dit-il, </text:span><text:span text:style-name="_3c_pb_3e_"><text:span text:style-name="T6">[8</text:span></text:span><text:span text:style-name="_3c_pb_3e_"><text:span text:style-name="T28">7</text:span></text:span><text:span text:style-name="_3c_pb_3e_"><text:span text:style-name="T4">2</text:span></text:span><text:span text:style-name="_3c_pb_3e_"><text:span text:style-name="T6">]</text:span></text:span><text:span text:style-name="T4">en levant les yeux en haut. Ta lumiere éclatante me fait voir que tu en as dérobé les yeux pour le moins, si tu n’en a pas le corps entier, et il n’est pas croyable, d’autant que la Nature sans doute le doit avoir ravy pour luy servir de modelle à en faire des semblables. Laissons-luy donc le corps, je ne veux que l’ame. Ô Ciel, permets que je soustienne que tu la possedes, si tu ne veux pas le confesser, ses perfections sont autant de témoins irreprochables. Rends-la moy donc, Jupiter, j’implore la puissance de tes foudres. Amour, preste-moy la force de tes fleches. Mars, ne me refuses pas celle de tes armes, tousjours victorieuses. Apollon, change ta Lyre avec la mienne afin que je m’efforce de flechir </text:span><text:span text:style-name="_3c_pb_3e_"><text:span text:style-name="T6">[8</text:span></text:span><text:span text:style-name="_3c_pb_3e_"><text:span text:style-name="T28">7</text:span></text:span><text:span text:style-name="_3c_pb_3e_"><text:span text:style-name="T4">3</text:span></text:span><text:span text:style-name="_3c_pb_3e_"><text:span text:style-name="T6">]</text:span></text:span><text:span text:style-name="T4">les Destins. Saturne, ayde-moy de ta faux, dont le tranchant romp, prise, et devore toute chose</text:span><text:span text:style-name="T4"><text:note text:id="ftn10" text:note-class="footnote"><text:note-citation>10</text:note-citation><text:note-body><text:p text:style-name="P8">toutes</text:p></text:note-body></text:note></text:span><text:span text:style-name="T4">. Vulcan, forge-moy de certaines armes à l’épreuve des traits de la mort, afin que je la contraigne de me rendre ma chere Eurydice. Artifice, donne-moy quelque invention pour vaincre mes mal-heurs. Prevoyance, fais-moy voir de loing les dangers qui s’opposeront au dessain que j’ay de chercher ma Maistresse. Fortune, arreste un peu ta rouë et permets que je l’enclouë</text:span><text:span text:style-name="T31">usques à ce que je voye le succez de mes resolutions. Hardiesse, accompagne mon courage. Prosperité, sois inseparable de mes actions. Et toy, ô Mort, attend-moy de pied ferme au bout de la carriere de mes entreprises, si elles ne </text:span><text:soft-page-break/><text:span text:style-name="T31">reüssissent </text:span><text:span text:style-name="_3c_pb_3e_"><text:span text:style-name="T6">[8</text:span></text:span><text:span text:style-name="_3c_pb_3e_"><text:span text:style-name="T28">7</text:span></text:span><text:span text:style-name="_3c_pb_3e_"><text:span text:style-name="T31">8</text:span></text:span><text:span text:style-name="_3c_pb_3e_"><text:span text:style-name="T6">]</text:span></text:span><text:span text:style-name="T31">selon mon contentement. Diligence, tiens-toy</text:span><text:span text:style-name="T31"><text:note text:id="ftn11" text:note-class="footnote"><text:note-citation>11</text:note-citation><text:note-body><text:p text:style-name="P9">tient-toy</text:p></text:note-body></text:note></text:span><text:span text:style-name="T31"> toute preste pour aller prier les Parques d’ourdir promptement la trame de mes jours, afin que dans le tombeau je trouve l’unique remede de mes peines apres avoir vainement tenté toute sorte de moyens pour les soulager, Destins, Maistres des Dieux, je vous demande ou la vie ou la mort, je veux dire ma chere Eurydice, qui est ma chere moitié, ou bien prenez encore l’autre, et vous possederez le tout. Si la raison trouve place devant vous, vous me ferez justice, d’autant que je ne desire que ce qui est juste et raisonnable. C’est à toy seul, continuë-t-il, ô Apollon, à qui particulierement je dresse mes prieres, exauce-les en faveur de nostre alliance. Si tu veux </text:span><text:span text:style-name="_3c_pb_3e_"><text:span text:style-name="T6">[8</text:span></text:span><text:span text:style-name="_3c_pb_3e_"><text:span text:style-name="T28">7</text:span></text:span><text:span text:style-name="_3c_pb_3e_"><text:span text:style-name="T31">9</text:span></text:span><text:span text:style-name="_3c_pb_3e_"><text:span text:style-name="T6">]</text:span></text:span><text:span text:style-name="T31">exercer ta bonté, tu ne sçaurois trouver dans le monde un sujet plus digne : car je suis si miserable, que la mort méprise mes dépoüilles. Je n’ay eu en toute ma vie qu’un seul jour de bon heur ; que dis-je, ma felicité, comme une Rose, a esté épanoüie et éclose au matin : mais quel prodige d’infortune, elle a esté fanee, flestrie, et tout à fait destruite au soir. De maniere qu’en ton Orient tu me vis eslevé au plut haut trosne de la prosperité, et en ton couchant precipité dans un abysme d’ennuis et de miseres, ou je souspire encore accablé soubs leurs faix sans autre esperance que celle de ton secours. Ne me le refuses pas ; ô grand Dieu, et je te promets qu’en revenche de tes faveurs, ma Lyre </text:span><text:span text:style-name="_3c_pb_3e_"><text:span text:style-name="T6">[8</text:span></text:span><text:span text:style-name="_3c_pb_3e_"><text:span text:style-name="T31">80</text:span></text:span><text:span text:style-name="_3c_pb_3e_"><text:span text:style-name="T6">]</text:span></text:span><text:span text:style-name="T31">fera resonner sans cesse les chansons de tes loüanges, et que je mouray comme le Cygne, en jettant les derniers souspirs de ma voix sur l’autel que j’auray dressé à ta gloire, pour publier hautement celle de tes bien-faits. C’est tout ce que je puis, mais je te presente la perfection de ma volonté au deffaut de mes puissances, et pour la plus digne offrande, </text:span><text:span text:style-name="T32">je t’offre le regret que j’ay de n’avoir rien en moy, qui soit digne de toy. »</text:span></text:p>
        <text:p text:style-name="P42"><text:span text:style-name="T4">Ces paroles furent portees par les Zephirs jusques au Ciel de ce bel Astre, qui émeu de ce compassion, luy commande à mesme temps, de se trouver sur le soir au rivage de Thetis, ou ayant desathelé son Char lumineux, il luy donneroit quelque sorte de consolation. </text:span><text:span text:style-name="_3c_pb_3e_"><text:span text:style-name="T6">[8</text:span></text:span><text:span text:style-name="_3c_pb_3e_"><text:span text:style-name="T31">8</text:span></text:span><text:span text:style-name="_3c_pb_3e_"><text:span text:style-name="T33">1</text:span></text:span><text:span text:style-name="_3c_pb_3e_"><text:span text:style-name="T6">]</text:span></text:span><text:span text:style-name="T4">Orphee ne manque point de se rendre sur le bord de la Mer, à l’heure qu’Apolon avoit accoustumé de se baigner dans l’Onde pour prendre ses ébats, tandis que sa sœur tiendroit sa place, la haut au Ciel.</text:span></text:p>
        <text:p text:style-name="P41"><text:span text:style-name="T4">La Nuit avoit desja tiré son rideau sur la face de la Terre alors que le Soleil estant au bout de sa carriere desathelle son Char lumineux, et pendant que les Heures abreuvoient ses chevaux </text:span><text:span text:style-name="T33">dans l’Ocean, il parle à ce malheureux Amant qui l’attendoit depuis long-temps sur le rivage. Voicy les discours de leur entretien :</text:span></text:p>
        <text:p text:style-name="P43"><text:span text:style-name="T4">« </text:span><text:span text:style-name="T34">– </text:span><text:span text:style-name="T4">Je cognois vostre mal, luy dit Apollon, mais il est incurable. Vous sçavez que loix des Destins sont inviolables, et qu’une puissance souveraine fait ourdir la trame </text:span><text:span text:style-name="_3c_pb_3e_"><text:span text:style-name="T6">[8</text:span></text:span><text:span text:style-name="_3c_pb_3e_"><text:span text:style-name="T31">8</text:span></text:span><text:span text:style-name="_3c_pb_3e_"><text:span text:style-name="T4">2</text:span></text:span><text:span text:style-name="_3c_pb_3e_"><text:span text:style-name="T6">]</text:span></text:span><text:span text:style-name="T4">de leurs volontez par le temps passé pour donner à cognoistre aux mortels que comme les heures de ce Temps ne sont plus comprises dans le cours des jours, des mois, des ans, et des siecles. Pour ce qu’elles ne reviennent jamais dans l’ordre des Saisons. De mesme, les effects des ordonnances des Destinees ne retrogradent point dans la source de leur principe d’autant que </text:span><text:span text:style-name="T34">de leur Nature, ils sont necessaires, et consequemment infaillibles. Et de vouloir destruire les reigles de leur establissement, la seule pensee en seroit criminelle, et le succez impossible. Tellement que la Patience est le remede du mal qui n’en a point.</text:span></text:p>
        <text:p text:style-name="P43"><text:span text:style-name="T34">– Que deviendray-je donc, ô grand Dieu, luy répond Orphee, ayant un genou</text:span><text:span text:style-name="T34"><text:note text:id="ftn12" text:note-class="footnote"><text:note-citation>12</text:note-citation><text:note-body><text:p text:style-name="P10">genoux</text:p></text:note-body></text:note></text:span><text:span text:style-name="T34"> à terre. </text:span><text:span text:style-name="_3c_pb_3e_"><text:span text:style-name="T6">[8</text:span></text:span><text:span text:style-name="_3c_pb_3e_"><text:span text:style-name="T31">8</text:span></text:span><text:span text:style-name="_3c_pb_3e_"><text:span text:style-name="T34">3</text:span></text:span><text:span text:style-name="_3c_pb_3e_"><text:span text:style-name="T6">]</text:span></text:span><text:span text:style-name="T34">Apprenez-moy au moins le moyen de mourir promptement dans mes mal-heurs, puisque vous ne pouvez pas me donner celuy de vivre contant dans le monde.</text:span></text:p>
        <text:p text:style-name="P44"><text:span text:style-name="T34">– Tout le conseil que je vous puis donner, c’est de retirer vos affections du tombeau où vous les avez ensevelies avec vostre chere Eurydice, pour les faire renaistre de nouveau dans le monde, et les offrir à quelque sujet qui soit digne de vous. Il faut perdre le souvenir des choses qui ne sont plus en nostre possession, pour ce que leur memoire nous afflige, et ces afflictions sont tousjours extremes et incurables lorsque nous permettons, que le mal s’enracine fort avant dans nos ames : tellement que le meilleur est de suivre en toutes choses, la volonté des </text:span><text:span text:style-name="_3c_pb_3e_"><text:span text:style-name="T6">[8</text:span></text:span><text:span text:style-name="_3c_pb_3e_"><text:span text:style-name="T31">8</text:span></text:span><text:span text:style-name="_3c_pb_3e_"><text:span text:style-name="T34">4</text:span></text:span><text:span text:style-name="_3c_pb_3e_"><text:span text:style-name="T6">]</text:span></text:span><text:span text:style-name="T34">Destinees, et ne desirer jamais que ce qu’elles ordonne</text:span><text:span text:style-name="T35">nt</text:span><text:span text:style-name="T34"> pour ce que l’on trouve tousjours le contentement dans l’obeïssance : car s’estant </text:span><text:span text:style-name="T35">de bonne heure accoustumé à ployer le col soubs le joug de leurs loix, quelques severes qu’elles soient ; l’accoustumance en adoucit la peine, et les premieres douleurs, se changeant à la fin en des plaisirs. Je sçay bien que vous me direz qu’il vous est impossible d’oublier ce que vous </text:span><text:soft-page-break/><text:span text:style-name="T35">avez aymé si parfaitement, et que pour changer d’affection, il faudroit necessairement que vous changeassiez de cœur, ou plustost de vie, à cela je vous réponds que ce sont des discours de vostre aveugle passion, et que si vous permettez que le temps opere, à sa façon, pour vous oster ces sentimens </text:span><text:span text:style-name="_3c_pb_3e_"><text:span text:style-name="T6">[8</text:span></text:span><text:span text:style-name="_3c_pb_3e_"><text:span text:style-name="T31">8</text:span></text:span><text:span text:style-name="_3c_pb_3e_"><text:span text:style-name="T35">5</text:span></text:span><text:span text:style-name="_3c_pb_3e_"><text:span text:style-name="T6">]</text:span></text:span><text:span text:style-name="T35">d’amour qui dominent si puissamment vostre ame, vous vous trouverez guery sans y penser : car de mille malades, comme vous, engagez dans l’effort d’un mesme orage, et abysmez dans la mer d’une pareille affliction, on n’en a pas veu un seul faire naufrage, alors qu’ils ont permis au temps (ce bon Medecin) de tenir le tymon de la navire de leurs miseres, pour ce que le crayon de son inconstance efface toutes choses.</text:span></text:p>
        <text:p text:style-name="P45"><text:span text:style-name="T4">– Vous ne considerez pas, ô grand Dieu, pardonnez-moy s’il vous plaist, si je parle de la sorte, poursuit encore Orphee, que la consolation, que vous me presentez, me sert de sujet pour m’affliger davantage, à cause qu’estant resolu de mourir comme je </text:span><text:span text:style-name="_3c_pb_3e_"><text:span text:style-name="T6">[8</text:span></text:span><text:span text:style-name="_3c_pb_3e_"><text:span text:style-name="T31">8</text:span></text:span><text:span text:style-name="_3c_pb_3e_"><text:span text:style-name="T4">6</text:span></text:span><text:span text:style-name="_3c_pb_3e_"><text:span text:style-name="T6">]</text:span></text:span><text:span text:style-name="T4">suis, privé de ma chere Eurydice, tous, les conseils que vous pourriez me donner, fors que celuy de ne luy survivre pas long-temps, r’engregent mes douleurs, fortifient mes peines et m’aydent à ouvrir mon tombeau pour y ensevelir mes douleurs. Et c’est tout le soulagement que j’en reçois à </text:span><text:span text:style-name="T36">cette heure. Je revere pourtant vos paroles, et adore l’affection qui les produit en ma faveur, mais vous me permettrez de vous dire, que c’est inutilement, veu qu’il est impossible à mon esprit affligé, de concevoir d’autres pensees que celles qui peuvent authoriser le dessain que j’ay fait, de me perdre apres avoir perdu tout ce que j’aymois icy-bas.</text:span></text:p>
        <text:p text:style-name="P45"><text:span text:style-name="T36">– Puisque vous estes si opigniastre à vous affliger, luy dit Apollon, </text:span><text:span text:style-name="_3c_pb_3e_"><text:span text:style-name="T6">[8</text:span></text:span><text:span text:style-name="_3c_pb_3e_"><text:span text:style-name="T31">8</text:span></text:span><text:span text:style-name="_3c_pb_3e_"><text:span text:style-name="T36">7</text:span></text:span><text:span text:style-name="_3c_pb_3e_"><text:span text:style-name="T6">]</text:span></text:span><text:span text:style-name="T36">sans esperance de voir jamais la fin de vos maux, je vous apprendray un secret dont la science pourra par hazard vous estre utile. Vous sçaurez donc qu’encore bien que les decrets des Destins soient inviolables la puissance absolue d’un Dieu souverain peut interpreter leurs ordonnances comme il luy plait et donner quelque sorte d’exception à leurs reigles, en ce qui dépend particulierement de la jurisdiction de son Empire. De sorte qu eJupiter ayant eu pour partage l’Olympe, Neptune le grand Ocean, et Pluton les Enfers. Un chacun de ces Dieux peut se départir du droit que sa puissance luy donne en faveur de ceux que bon leur semble, et par ainsi passer par dessus les loix que les Destins ont prescrites, </text:span><text:span text:style-name="_3c_pb_3e_"><text:span text:style-name="T6">[8</text:span></text:span><text:span text:style-name="_3c_pb_3e_"><text:span text:style-name="T31">8</text:span></text:span><text:span text:style-name="_3c_pb_3e_"><text:span text:style-name="T36">8</text:span></text:span><text:span text:style-name="_3c_pb_3e_"><text:span text:style-name="T6">]</text:span></text:span><text:span text:style-name="T36">d’autant qu’ils sont Maistres absolus de tout ce qui les touche pour en disposer selon leurs volontez. C’est pourquoy, Pluton a le pouvoir de vous rendre vostre Eurydice, et de se départit en faveur de vos merites du droit qu’il a de detenir pour jamais captifve dans ses prisons. Et pour obtenir cette grace, je ne sçay qu’un seul moyen, qui est de vous servir de vostre douce Lyre et de vostre belle voix pour charmer ce grand Roy des ombres, apres estre descendu dans son sejour tenebreux, où vous pourrez sans doute l’induire à pitié par l’objet de vos miseres, où plustost par les armes tousjours victorieuses de vostre instrument accompagné de vostre voix. Je ne vous donne pas ce conseil sans </text:span><text:span text:style-name="_3c_pb_3e_"><text:span text:style-name="T6">[8</text:span></text:span><text:span text:style-name="_3c_pb_3e_"><text:span text:style-name="T31">8</text:span></text:span><text:span text:style-name="_3c_pb_3e_"><text:span text:style-name="T36">9</text:span></text:span><text:span text:style-name="_3c_pb_3e_"><text:span text:style-name="T6">]</text:span></text:span><text:span text:style-name="T36">avoir preveu l’heureux succez de vos entreprises, pourveu que vous observiez estroitement les conditions qui seront contenuës à la grace que Pluton vous fera de vous rendre vostre Eurydice. Car si vous ne tenez vostre promesse, vous ne sortirez jamais de l’Enfer des ennuis qui tourmente vostre ame. Ne perdez point le temps, allez de ce pas au sejour de la Nuit, jouïr de la lumiere de vostre beau Soleil, et surtout gardez inviolablement la foy que vous aurez donne. »</text:span></text:p>
        <text:p text:style-name="P46"><text:span text:style-name="T4">Sur ces mots, il se plonga dans l’onde pour se reposer un peu dans le sein de Thetis, attendant que l’Aurore vienne l’éveiller à son ordinaire afin de faire naistre un nouveau jour au monde. Tellement qu’il quitte Orphee sur le rivage, </text:span><text:span text:style-name="_3c_pb_3e_"><text:span text:style-name="T6">[8</text:span></text:span><text:span text:style-name="_3c_pb_3e_"><text:span text:style-name="T4">90</text:span></text:span><text:span text:style-name="_3c_pb_3e_"><text:span text:style-name="T6">]</text:span></text:span><text:span text:style-name="T4">plein d’estonnement en l’admiration d’un bon heur, dont il ne gouste les douceurs que par une vaine esperance. Mais desirant avec passion d’en voir promptement les effects, il accorde sa Lyre. Et incontinent apres adresse ces prieres à la Deesse Cypris.</text:span></text:p>
        <text:p text:style-name="P47"><text:span text:style-name="T4">« Grande Deesse, dont l’amoureuse puissance triomphe de toutes choses, reduit à l’extremité de mes mal-heurs, je reclame vostre secours, et vous conjure par le nombre infiny des qualitez qui vous rendent adorable et dans la terre, et dans le Ciel, d’authoriser mes dessains, et de favoriser mes entreprises en la recherche du bien que j’ay perdu. Je m’en vay de ce pas planter vos myrthes dans les Enfers, et y dresser mille autels </text:span><text:span text:style-name="_3c_pb_3e_"><text:span text:style-name="T6">[8</text:span></text:span><text:span text:style-name="_3c_pb_3e_"><text:span text:style-name="T4">91</text:span></text:span><text:span text:style-name="_3c_pb_3e_"><text:span text:style-name="T6">]</text:span></text:span><text:span text:style-name="T4">à vostre gloire pour destruire l’Empire de Pluton, et y establir le vostre : Faites donc que le succez en soit heureux, et qu’apres </text:span><text:span text:style-name="T37">avoir recouvert ma chere Eurydice, nous puissions finir ensemble nos jours, occupez à une perpetuelle action de recognoissance, touchant les graces, dont il vous aura plus nous honorer. Et toy, puissant Dieu des cœurs, adorable Cupidon, dont les traits sont plus redoutables que les foudres de Jupiter. Preste-moy maintenant tes </text:span><text:soft-page-break/><text:span text:style-name="T37">armes puisque je veux combattre dans les Enfers pour la gloire de ton nom. Je porte ton flambeau dans l’ame, bruslant sans cesse du feu de tes passions, je n’ay besoin que de tes fleches, afin que si ma Lyre ne peut adoucir la fierté de Pluton, </text:span><text:span text:style-name="_3c_pb_3e_"><text:span text:style-name="T6">[8</text:span></text:span><text:span text:style-name="_3c_pb_3e_"><text:span text:style-name="T4">9</text:span></text:span><text:span text:style-name="_3c_pb_3e_"><text:span text:style-name="T37">2</text:span></text:span><text:span text:style-name="_3c_pb_3e_"><text:span text:style-name="T6">]</text:span></text:span><text:span text:style-name="T37">je m’ayde de leur puissance ; pour vaincre sa tyrannie. Je veux ravir à la Mort ma chere Eurydice pour relever ton Empire, de la dépoüille de sa defaite. Exauce donc mes vœux en les offrant aux Destinees, et quoy que les present soit petit, la grandeur de celuy qui le presente le rendra en quelque façon recommandables. »</text:span></text:p>
        <text:p text:style-name="P48"><text:span text:style-name="T37">I</text:span><text:span text:style-name="T4">l n’eut pas plustost achevé ses prieres, qu’il dresse ses pas vers le precipice qui est en laconie vers le mont Tenare, où estant arrivé dans peu de temps, il commence d’entrer dans le Royaume de la Nuict : toutesfois joüant en chemin de sa Lyre, la lumiere du Jour est tellement charmee par son armonie qu’elle le suit et l’accompagne en son voyage. De </text:span><text:span text:style-name="_3c_pb_3e_"><text:span text:style-name="T6">[8</text:span></text:span><text:span text:style-name="_3c_pb_3e_"><text:span text:style-name="T36">9</text:span></text:span><text:span text:style-name="_3c_pb_3e_"><text:span text:style-name="T4">3</text:span></text:span><text:span text:style-name="_3c_pb_3e_"><text:span text:style-name="T6">]</text:span></text:span><text:span text:style-name="T4">maniere qu’il cherche vainement les tenebres, puisqu’il ne les trouve pas, bien qu’il soit fort avant dans leur sejour. Il s’approche peu à peu des Enfers ; mais chose estrange, le Jour destruit l’ordre de la Nature : car selon les decrets des Destins, la Nuict luy succedoit, et venoit apres luy, ne pouvant s’unir ensemble comme contraires, et toutesfois il se voit maintenant par experience, que la guerre qu’ils avoient l’un contre l’autre est terminee, et qu’ils subsistent sans dispute, en un mesme lieu. D’autant qu’une lumiere obscure, et une obscurité lumineuse servent de flambeau à Orphee pour éclairer ses pas au chemin des Enfers, où il est, à cause, comme j’ay dit ailleurs, que le Jour charmé par la douceur de sa voix </text:span><text:span text:style-name="_3c_pb_3e_"><text:span text:style-name="T6">[8</text:span></text:span><text:span text:style-name="_3c_pb_3e_"><text:span text:style-name="T36">9</text:span></text:span><text:span text:style-name="_3c_pb_3e_"><text:span text:style-name="T4">4</text:span></text:span><text:span text:style-name="_3c_pb_3e_"><text:span text:style-name="T6">]</text:span></text:span><text:span text:style-name="T4">et de sa Lyre, le suit inseparablement pour en ouyr l’harmonie. Le voilà sur le rivage du fleuve Stix. Il appelle Caron qui estoit de l’autre costé, et luy fait signe qu’il fasse approcher son bateau, à quoy il ne veut entendre ayant prins garde que c’estoit un corps animé, et il n’avoit accoustumé de passer que les ombres. Orphee voyant que ses prieres estoient inutiles, employe celles de sa Lyre, qui eurent à mesme temps un tel pouvoir que la barque où Caron estoit, devenuë sensible, quitte le rivage en dépit du Nautonier, et s’approche de ce divin Chantre, pour en ouïr de plus pres les doux accords. Caron estoit en colere et transporté de fureur, mais à mesure qu’il s’approche de cet Amant, il pert </text:span><text:span text:style-name="_3c_pb_3e_"><text:span text:style-name="T6">[8</text:span></text:span><text:span text:style-name="_3c_pb_3e_"><text:span text:style-name="T36">9</text:span></text:span><text:span text:style-name="_3c_pb_3e_"><text:span text:style-name="T4">5</text:span></text:span><text:span text:style-name="_3c_pb_3e_"><text:span text:style-name="T6">]</text:span></text:span><text:span text:style-name="T4">sa fierté, </text:span><text:span text:style-name="T38">et devient tout à coup pitoyable en prestant ses oreilles aux amoureux accens de sa voix. De sorte qu’il le fait entrer en sa barque apres luy avoir fait les excuses, touchant le refus de n’avoir assez tost obey à ses volontez : deslors qu’Orphee fut entré dans son batteau, joüant tousjours de sa Lyre, Caron quitte le rivage avec ce dessain de le passer : mais c’est en vain, d’autant que le Fleuve devenant charmé comme luy, par la puissance de ces harmonieux accords, fait promener un long-temps le plaisir qu’il avoit d’ouïr la musique de son instrument.</text:span></text:p>
        <text:p text:style-name="P49"><text:span text:style-name="T4">Enfin Orphee fut contraint </text:span><text:span text:style-name="_3c_pb_3e_"><text:span text:style-name="T6">[8</text:span></text:span><text:span text:style-name="_3c_pb_3e_"><text:span text:style-name="T36">9</text:span></text:span><text:span text:style-name="_3c_pb_3e_"><text:span text:style-name="T4">6</text:span></text:span><text:span text:style-name="_3c_pb_3e_"><text:span text:style-name="T6">]</text:span></text:span><text:span text:style-name="T4">d’imposer silence à sa Lyre pour pouvoir aborder au port où ses desirs aspiroient, comme il fit, avec un contentement extreme.</text:span></text:p>
        <text:p text:style-name="P50"><text:span text:style-name="T4">Il poursuit tousjours son chemin, apres avoir accordé de nouveau sa Lyre, dont il jouë pour charmer ses ennuis. La premiere rencontre qu’il fait c’est des trois Parques qui ourdissent la trame de la vie des mortels : à mesme temps qu’elles le virent, ou plustost qu’elles ouïrent la melodie de sa voix, elles quitterent toutes trois leurs besongne, ravies par un mesme plaisir. De maniere qu’Orphee prolongea de beaucoup, sans y penser, la vie des humains. Car ces trois filandrieres ne reprirent pas leurs ouvrages tandis qu’elles peurent accompagner des oreilles ce divin Chantre. </text:span><text:span text:style-name="_3c_pb_3e_"><text:span text:style-name="T6">[8</text:span></text:span><text:span text:style-name="_3c_pb_3e_"><text:span text:style-name="T36">9</text:span></text:span><text:span text:style-name="_3c_pb_3e_"><text:span text:style-name="T4">7</text:span></text:span><text:span text:style-name="_3c_pb_3e_"><text:span text:style-name="T6">]</text:span></text:span><text:span text:style-name="T4">Cerbere commence de loing d’aboyer, entendant quelque bruit sourd qui procedoit des discours des loüanges que ces trois Parques faisoient entre elles en faveur d’Orphee estant encore ravies de joye, par le souvenir de l’avoir esté. Cependant, l’harmonie de sa Lyre qui alloit tousjours au devant de luy, pour luy preparer le chemin, et en oster les obstacles qui pourroient s’opposer à ses dessains, aborde ce Chien à trois testes, et luy imposant silence, luy fait fermer ses </text:span><text:span text:style-name="T39">oreilles pour le rendre tout à fait sensible aux appas de sa melodie, et changer sa nature feroce en douceur, comme elle fait. Car ce monstre apprend tout à coup à faire mille caresses témoignant </text:span><text:span text:style-name="_3c_pb_3e_"><text:span text:style-name="T6">[8</text:span></text:span><text:span text:style-name="_3c_pb_3e_"><text:span text:style-name="T36">9</text:span></text:span><text:span text:style-name="_3c_pb_3e_"><text:span text:style-name="T40">8</text:span></text:span><text:span text:style-name="_3c_pb_3e_"><text:span text:style-name="T6">]</text:span></text:span><text:span text:style-name="T39">à sa façon, que les chaisnes de son harmonie, le tenoient plus estroitement garoté que celles qui le rendoit esclave, si bien qu’il fut infidelle à son maistre, laissant passer cet Amant en liberté, comme s’il l’eut recogneu que la deffaite qui procederoit de ses armes seroient plaine de gloire et de triomphe. Il entre dans les Enfers, et voyant Pluton assis dans son Throsne, et à son costé Proserpine : s’approche d’eux, sans s’estonner, et apres s’estre mis à genoux, il adresse ces paroles au Maistre de ces lieux.</text:span></text:p>
        <text:p text:style-name="P51"><text:span text:style-name="T39">« </text:span><text:span text:style-name="T4">Grand Roy et Monarque absolu de ce Tenebreux Empire, le desir extreme que j’avois de sacrifier sur tes Autels, m’a fait mépriser les dangers qui se trouvent au chemin d’une si haute </text:span><text:soft-page-break/><text:span text:style-name="T4">entreprise, </text:span><text:span text:style-name="_3c_pb_3e_"><text:span text:style-name="T6">[8</text:span></text:span><text:span text:style-name="_3c_pb_3e_"><text:span text:style-name="T36">9</text:span></text:span><text:span text:style-name="_3c_pb_3e_"><text:span text:style-name="T4">9</text:span></text:span><text:span text:style-name="_3c_pb_3e_"><text:span text:style-name="T6">]</text:span></text:span><text:span text:style-name="T4">pource que la gloire estoit beaucoup plus grande que les hasards. Et bien que je sçache que la necessité conduit par la main les mortels tost ou tard, en ce funeste Temple pour y offrir à ta Divinité, le tribut que la Nature te doit. Je n’ay point voulu attendre la fin de ce terme, mais prevenant la mort, te rendre par advance l’hommage de respect et de soubsmission, non pas d’une ombre, mais d’un corps animé qui a preferé le sejour de la lumiere, à celuy de tes tenebres : et aymant, a mieux aymé vivre esclave soubs ton Empire avec sa chere moitié, que libre dans le monde. C’est ma belle Euridice que le trespas m’a ravie, le jour de mes nopces : elle et moy vivrons contans, unis par un mesme </text:span><text:span text:style-name="_3c_pb_3e_"><text:span text:style-name="T6">[</text:span></text:span><text:span text:style-name="_3c_pb_3e_"><text:span text:style-name="T4">900</text:span></text:span><text:span text:style-name="_3c_pb_3e_"><text:span text:style-name="T6">]</text:span></text:span><text:span text:style-name="T4">lien, dans ton Palais, si je ne puis obtenir cette grace de la posseder encore quelque temps sur la Terre. En quelque lieu que nous soyons ensemble, ce ne sera jamais un Enfer, d’autant que les plaisirs suivent nos presences, et les douleurs nostre separation. Je conjure maintenant ta magnanimité, ô grand Dieu, d’accorder ma demande en faveur de l’Amour, dont je suis tributaire, te resouvenant qu’autresfois il a fait reüssir tes amoureux dessains à ton contentement. Et en recognoissance de cette grace je publieray partout que la Pitié loge en ces bas lieux, aussi bien que dans le Ciel, et qu’on y sacrifie à l’Amour et à la Clemence, de mesme que sur la Terre. »</text:span></text:p>
        <text:p text:style-name="P51"><text:span text:style-name="T4">À ces derniers mots Pluton se leva de </text:span><text:span text:style-name="_3c_pb_3e_"><text:span text:style-name="T6">[</text:span></text:span><text:span text:style-name="_3c_pb_3e_"><text:span text:style-name="T4">901</text:span></text:span><text:span text:style-name="_3c_pb_3e_"><text:span text:style-name="T6">]</text:span></text:span><text:span text:style-name="T4">son siege et d’une action qui témoignoit une colere ressentiment, il luy répond en ces termes :</text:span></text:p>
        <text:p text:style-name="P51"><text:span text:style-name="T4">« Qui t’a rendu si hardy d’enfraindre les loix des Destinees reverees des Dieux-mesmes ? Ne sçais-tu pas que la vie des mortels est hors de ma jurisdiction, et que les ombres tant seulement sont tributaires de ma puissance ? Temeraire, tu as passé les limites que le Ciel et la Nature ont prescrites aux mortels pour braver par ta fierté, Jupin porte foudres, en méprisant ses loix. Et non contant encore apres avoir commis ce crime, tu veux me rendre complice de tes méfaits, puisque tu me persuades de les authoriser en te rendant ton Eurydice. Es-tu seul qui ignores qu’on ne passe </text:span><text:span text:style-name="_3c_pb_3e_"><text:span text:style-name="T6">[</text:span></text:span><text:span text:style-name="_3c_pb_3e_"><text:span text:style-name="T4">902</text:span></text:span><text:span text:style-name="_3c_pb_3e_"><text:span text:style-name="T6">]</text:span></text:span><text:span text:style-name="T4">point deux fois le fleuve d’oubly, et qu’à cet effect la Providence des Destins ont renduë la mort inexorable, afin qu’elle ne fut pas touchee de la misere des mortels, non plus que de leurs plaintes, et que de la sorte, la prison de ses tombeaux ne fut jamais viollee ? Tu seras puny de ton audace, ou de ton ignorance. » En disant cela, il commande à des eprits, Ministres de ses cruautez, de preparer des chaisnes pour lier cet Amant, mais il me semble qu’il n’estoit pas besoin de l’enchaisner pour l’arrester dedans ces lieux, puisque la consideration de son Eurydice l’y rendoit esclave pour jamais. Ces esprits estoient desja en action pour executer le commandement de Pluton, et avoient desja preparé des liens, mais ils ne </text:span><text:span text:style-name="_3c_pb_3e_"><text:span text:style-name="T6">[</text:span></text:span><text:span text:style-name="_3c_pb_3e_"><text:span text:style-name="T4">903</text:span></text:span><text:span text:style-name="_3c_pb_3e_"><text:span text:style-name="T6">]</text:span></text:span><text:span text:style-name="T4">servent que pour les garotter à eux-mesmes : car ils se trouvent tout à coup assujetis par la force de l’armonie de la lyre d’Orphée, dont il joüe apres s’estre levé, et si doucement, qu’unissant les charmes de sa voix avec ceux de ses cordes. Il fait naistre tout à coup un silence, et fait cesser le bruit des gehennes qui tourmentent les ombres criminelles. Voicy les vers de ses chansons :</text:span></text:p>
        <text:p text:style-name="P63">Je suis celuy de qui la voix</text:p>
        <text:p text:style-name="P63">Esmeut les Rochers et les Bois</text:p>
        <text:p text:style-name="P63">Par la puissance de ses charmes</text:p>
        <text:p text:style-name="P63">Et qui sans secours d’autre fers</text:p>
        <text:p text:style-name="P63">Que celuy de ses douces armes</text:p>
        <text:p text:style-name="P63">Veut tirer son cœur des Enfers.</text:p>
        <text:p text:style-name="P63"/>
        <text:p text:style-name="P63">Sus donc esprits qui detenez</text:p>
        <text:p text:style-name="P63">Mes contentements enchaisnez</text:p>
        <text:p text:style-name="P63">En vos prisons tristes et sombres</text:p>
        <text:p text:style-name="P63"><text:span text:style-name="_3c_pb_3e_"><text:span text:style-name="T6">[</text:span></text:span><text:span text:style-name="_3c_pb_3e_"><text:span text:style-name="T4">904</text:span></text:span><text:span text:style-name="_3c_pb_3e_"><text:span text:style-name="T6">]</text:span></text:span>Ouvrez les portes à ma voix,</text:p>
        <text:p text:style-name="P63">Et violant vos dures loix</text:p>
        <text:p text:style-name="P63">Rendez-moy la Reyne des ombres.</text:p>
        <text:p text:style-name="P52">Tous les hostes de ce lieu tenebreux, oyant une si douce armonie, croyoient estre en un Paradis, plustost qu’en un Enfer. Pluton est ravy, Proserpin est Charmee, Tantale n’a plus soif, Ziziphe s’arreste, sa pierre demeure immobile, les Danaïdes ne puisent plus d’eauë avec leurs cruches percees : Tytie perd le souvenir de ses peines passees : car les Vautours qui bequetent son cœur ne <text:soft-page-break/>se repaissent que par les oreilles : le Dieu du Sommeil, frere de la Mort, s’éveille au son de cette armonie, mais sa douceur le fait rendormir à mesme temps, et alors les songes et les <text:span text:style-name="_3c_pb_3e_"><text:span text:style-name="T6">[</text:span></text:span><text:span text:style-name="_3c_pb_3e_"><text:span text:style-name="T40">90</text:span></text:span><text:span text:style-name="_3c_pb_3e_"><text:span text:style-name="T4">5</text:span></text:span><text:span text:style-name="_3c_pb_3e_"><text:span text:style-name="T6">]</text:span></text:span>resveries pour luy donner du plaisir luy representent en idee, avec leurs foibles crayons, les charmes de cette melodie. La Tristesse et la Cruauté hotesse de ces lieux, ont des sentimens contraires à leur nature, d’autant que l’une est touchee de joye, et l’autre de compassion : les toumens émoussent l’aigu de leurs pointes, et le trenchant de leurs rigueurs, donnant du relasche aux ames criminelles. Enfin, tous les habitans de ces lieux preferoient alors cette demeure sombre à celle de la clarté. Caron avoit abandonné sa barque sur le rivage pour ouïr cette musique : mais elle le suivit à l’instant avec le fleuve : car il porta ses ondes noires jusques aux portes de l’Enfer, ou Cerbere estoit delié ayant rompu ses chaisnes, <text:span text:style-name="_3c_pb_3e_"><text:span text:style-name="T6">[</text:span></text:span><text:span text:style-name="_3c_pb_3e_"><text:span text:style-name="T40">90</text:span></text:span><text:span text:style-name="_3c_pb_3e_"><text:span text:style-name="T4">6</text:span></text:span><text:span text:style-name="_3c_pb_3e_"><text:span text:style-name="T6">]</text:span></text:span>et toutesfois garrotté par un lien de charmes, dont les douceurs luy firent cognoistre, à sa façon, qu’il estoit heureux d’avoir trois testes, pour avoir six oreilles.</text:p>
        <text:p text:style-name="P52">Pluton cependant estoit touché de cette apprehension, parmy ces plaisirs, de perdre son Empire voyant que la voix d’Orphee en avoit desja violé les loix, et renversé l’ordre entierement. De sorte qu’il assemble son Conseil, ou il fut resolu qu’on luy rendroit son Eurydice, aux conditions toutesfois qu’il ne la regarderoit pas jusques à ce qu’il fut montré sur la Terre. Et comme on estoit sur le point de luy prononcer ce favorable arrest, il accorde de nouveau sa Lyre et luy fait resonner l’air de cette triste chanson.</text:p>
        <text:p text:style-name="P64"><text:span text:style-name="_3c_pb_3e_"><text:span text:style-name="T6">[</text:span></text:span><text:span text:style-name="_3c_pb_3e_"><text:span text:style-name="T40">90</text:span></text:span><text:span text:style-name="_3c_pb_3e_"><text:span text:style-name="T4">7</text:span></text:span><text:span text:style-name="_3c_pb_3e_"><text:span text:style-name="T6">]</text:span></text:span>Rendez-moy l’ame de mon corps</text:p>
        <text:p text:style-name="P64">Ou m’arrestez parmy les morts,</text:p>
        <text:p text:style-name="P64">Je ne sçaurois vivre sans ame</text:p>
        <text:p text:style-name="P64">Ayez pitié.</text:p>
        <text:p text:style-name="P52">Il vouloit continuer, mais Pluton l’interrompit, touché d’une vaine apprehension, et luy tient ce discours :</text:p>
        <text:p text:style-name="P52">« Divin Chantre, je te donne la grace de ton crime, et exauce les vœux en faveur de ton amour. Tu possederas de nouveau ta chere Eurydice, et verras le jour avec elle pour cueillir les fruicts de tes travaux. Aux conditions toutesfois, que tu ne la regarderas pas jusques à ce que tu sois arrivé au sejour des mortels. Et au deffaut d’obeïr à cette loy que je t’impose, tu seras privé pour jamais du bien, dont je te redonne la jouissance. »</text:p>
        <text:p text:style-name="P52"><text:span text:style-name="_3c_pb_3e_"><text:span text:style-name="T6">[</text:span></text:span><text:span text:style-name="_3c_pb_3e_"><text:span text:style-name="T40">90</text:span></text:span><text:span text:style-name="_3c_pb_3e_"><text:span text:style-name="T4">8</text:span></text:span><text:span text:style-name="_3c_pb_3e_"><text:span text:style-name="T6">]</text:span></text:span>Si toutes ces ombres, hostesses de ces bas lieux, avoient esté également ravies par la douce armonie de la voix d’Orphee. Il fut encore plus puissamment charmé par la douceur de celle de Pluton, luy annonçant les plus agreables nouvelles qu’une ame affligee ait jamais receuës au comble de ses mal-heurs. Sa Lyre mesme ressent le pouvoir de ces charmes estant muette comme luy. De m’estendre plus avant pour exprimer le sentimens de ses plaisirs. Il me suffit d’avoir vifvement representé dans le tableau de cette fable la verité de ses infortunes par la mort de son Eurydice, pour faire cognoistre maintenant en tirant le rideau, et tournant la medaille celle de son bon-heur eslevant un triomphe des ruynes de <text:span text:style-name="_3c_pb_3e_"><text:span text:style-name="T6">[</text:span></text:span><text:span text:style-name="_3c_pb_3e_"><text:span text:style-name="T40">90</text:span></text:span><text:span text:style-name="_3c_pb_3e_"><text:span text:style-name="T4">9</text:span></text:span><text:span text:style-name="_3c_pb_3e_"><text:span text:style-name="T6">]</text:span></text:span>la deffaire, et mouïllant l’ancre de ses esperances abbatuës dans un port de felicitez, au milieu de son naufrage.</text:p>
        <text:p text:style-name="P52">Deslors que Pluton eut prononcé l’arrest de ses volontez, Orphee met un genoux à terre, et d’une voix pleine de respect, luy parle en ces termes : « J’ay envoyé desja par advance mes desirs sur la terre, tres-puissant et redoutable Monarque, pour y faire eriger mille Temples à ta gloire, et autant d’autels, où chaque jour de ma vie je presenteray les offrandes d’une humble recognoissance, pour ne mourir pas ingrat des faveurs que j’ay receuës de ta bonté. Je m’en vay renaistre au monde, et y vivre avec ma chere Eurydice, d’une nouvelle vie de plaisirs, mais quelques grandes que <text:span text:style-name="_3c_pb_3e_"><text:span text:style-name="T6">[</text:span></text:span><text:span text:style-name="_3c_pb_3e_"><text:span text:style-name="T40">9</text:span></text:span><text:span text:style-name="_3c_pb_3e_"><text:span text:style-name="T4">10</text:span></text:span><text:span text:style-name="_3c_pb_3e_"><text:span text:style-name="T6">]</text:span></text:span>soient nos delices, nous souspirerons tous les jours en l’attente d’en voir promptement la fin, pour gouster des douceurs qui se treuvent dans ton Empire. Tellement que nostre vie sera une continuelle mort, mais agreable, par le desir extreme que nous aurons de mourir bientost, preferant la gloire de ta servitude, à la liberté dont joüissent les mortels.</text:p>
        <text:p text:style-name="P53">Sur ces mots il se leve, et à mesme temps fait dire un triste adieu à sa Lyre, dont il jouë si doucement, que toutes les ombres se revoltent secrettement contre Pluton, et font dessain de suivre Orphee, et de s’embarquer avec luy dans le batteau de Caron qui est à la porte des Enfers, avec le fleuve Stix, attendant Orphée pour le repasser. Pluton cognoist quelque <text:span text:style-name="_3c_pb_3e_"><text:span text:style-name="T6">[</text:span></text:span><text:span text:style-name="_3c_pb_3e_"><text:span text:style-name="T40">9</text:span></text:span><text:span text:style-name="_3c_pb_3e_"><text:span text:style-name="T41">1</text:span></text:span><text:span text:style-name="_3c_pb_3e_"><text:span text:style-name="T4">1</text:span></text:span><text:span text:style-name="_3c_pb_3e_"><text:span text:style-name="T6">]</text:span></text:span>chose de leurs intentions. Tellement que deslors qu’Orphée est sorty hors des Enfers, estant suivy de son Eurydice, il fait <text:soft-page-break/>fermer les portes, et enchaisner avec de nouvelles chaisnes Cerbere pour en garder la sortie. Mais c’est inutilement : car, chose marveilleuse, les portes, comme si elles avoient des oreilles, suivent ce divin Chantre aussi bien que Cerbere qui rompt pour une seconde fois ses chaisnes. De maniere que les ombres sortent à la foule des Enfers et se jettent dans la barque de Caron, malgré luy. Proserpine est de la compagnie, elle abandonne son Espoux. Minos la suit, les Danaïdes courent apres portant leurs cruches percées, à la main. Tantale est de leurs suitte, il n’a plus enuye de <text:span text:style-name="_3c_pb_3e_"><text:span text:style-name="T6">[</text:span></text:span><text:span text:style-name="_3c_pb_3e_"><text:span text:style-name="T40">9</text:span></text:span><text:span text:style-name="_3c_pb_3e_"><text:span text:style-name="T41">1</text:span></text:span><text:span text:style-name="_3c_pb_3e_"><text:span text:style-name="T4">2</text:span></text:span><text:span text:style-name="_3c_pb_3e_"><text:span text:style-name="T6">]</text:span></text:span>boire, mais plustost de repaistre son esprit de l’alliment de cette douce armonie qui le charme tout à fait. Zizyphe n’est pas des derniers, il met sa pierre sur son col pour s’asseoir là où Orphée se reposera afin de l’ouïr mieux à son aise. Enfin les Enfers sont en un moment depeuplez : car il n’y demeure que Morphee, à cause qu’il estoit endormy, et bien que les songes et resveries s’efforçassent de l’éveiller, luy representant en idee, ce qui estoit en effet, il ne les croit pas, sçachant qu’ils estoient menteurs, si bien qu’il demeura seul en ces lieux, comme s’il en eut voulu estre le gardien. D’autant que Pluton se voyant abandonné de ses sujets et reduit à cette extremité de perdre entierement son Empire se resoud, <text:span text:style-name="_3c_pb_3e_"><text:span text:style-name="T6">[</text:span></text:span><text:span text:style-name="_3c_pb_3e_"><text:span text:style-name="T40">9</text:span></text:span><text:span text:style-name="_3c_pb_3e_"><text:span text:style-name="T41">1</text:span></text:span><text:span text:style-name="_3c_pb_3e_"><text:span text:style-name="T4">3</text:span></text:span><text:span text:style-name="_3c_pb_3e_"><text:span text:style-name="T6">]</text:span></text:span>pour un dernier remede, d’aller prier Orphée en recognoissance de la faveur qu’il luy avoit faite, d’imposer silence à sa Lyre. Ce qu’il fit, et pour le contenter il depleut à un nombre infiny d’esprits qui le suivoient, et particulierement à Proserpine, qui estoit fort aise d’estre ravie par une si douce force, et attiree par de si belles chaisnes que les charmes de la voix d’Orphée unie à son instrument, dont le silence de l’un et de l’autre, fit cesser en un instant le desordre et restablit Pluton dans son trosne avec Proserpine, suivie de toutes ses ombres. Les Danaïdes recommencerent leur ordinaire travail. Tantale se trouve plus alteré que jamais. Zizyphe se met en action de faire rouller sa pierre, et ainsi tout fut <text:span text:style-name="_3c_pb_3e_"><text:span text:style-name="T6">[</text:span></text:span><text:span text:style-name="_3c_pb_3e_"><text:span text:style-name="T40">9</text:span></text:span><text:span text:style-name="_3c_pb_3e_"><text:span text:style-name="T41">1</text:span></text:span><text:span text:style-name="_3c_pb_3e_"><text:span text:style-name="T4">4</text:span></text:span><text:span text:style-name="_3c_pb_3e_"><text:span text:style-name="T6">]</text:span></text:span>remis au premier estat.</text:p>
        <text:p text:style-name="P53">Apres qu’Orphée eut repassé le fleuve Stix à la compagnie de sa chere Eurydice qui le suivoit, il commence à luy parler durant le chemin. Voicy les discours de leur entretien.</text:p>
        <text:p text:style-name="P53">« – Soullage un peu le tourment que j’endure, chere Eurydice, par tes douces paroles, et fais-moy le recit de tes mal-heurs.</text:p>
        <text:p text:style-name="P53">– Si mes discours sont capables de t’apporter du soullagement, répond Eurydice, tu ne souffriras pas beaucoup. Tu te souviendras, mon cher Espoux, poursuit-elle, que le jour de mes nopces et de mes funerailles tout ensemble, tu me laissas dans un pred couchee sur l’herbe, attendant ton retour, et tu estois allé consulter l’Oracle pour apprendre de luy le succez <text:span text:style-name="_3c_pb_3e_"><text:span text:style-name="T6">[</text:span></text:span><text:span text:style-name="_3c_pb_3e_"><text:span text:style-name="T40">9</text:span></text:span><text:span text:style-name="_3c_pb_3e_"><text:span text:style-name="T41">1</text:span></text:span><text:span text:style-name="_3c_pb_3e_"><text:span text:style-name="T4">5</text:span></text:span><text:span text:style-name="_3c_pb_3e_"><text:span text:style-name="T6">]</text:span></text:span>de nostre Hymenee. Alors que le Berger Filandre, me recontrant sans y penestrer en cet estat me tint quelques discours touchant l’affection qu’il disoit avoir pour moy de long temps, et se servant de l’occasion il voulut me baiser, à quoy je resistay en me levant. Mais il s’anima de telle sorte en ce dessain, qu’il prit par force quelques baisers, et non contant d’avoir ravy ces faveurs, sa passion le faisoit souspirer apres de plus grandes. J’estois seulle, ou si accompagnee, c’estoit de cette chaste resolution de perdre la vie en la conservation de mon honneur. Et à cet effect j’implorois l’assistance des Dieux, et cognoissant qu’ils m’estoient inexorables, j’appellay la Mort à mon secours, et elle m’envoya à mesme temps un <text:span text:style-name="_3c_pb_3e_"><text:span text:style-name="T6">[</text:span></text:span><text:span text:style-name="_3c_pb_3e_"><text:span text:style-name="T40">9</text:span></text:span><text:span text:style-name="_3c_pb_3e_"><text:span text:style-name="T41">1</text:span></text:span><text:span text:style-name="_3c_pb_3e_"><text:span text:style-name="T4">6</text:span></text:span><text:span text:style-name="_3c_pb_3e_"><text:span text:style-name="T6">]</text:span></text:span>serpent qui en me blessant au <text:span text:style-name="T47">pied de son venin, me fit une playe mortelle dans le cœur. Tellement que la deffaite de ma vie prepara un triomphe à mon honneur. Tu fus témoin de mes dernieres actions, il n’est pas besoin de t’en dire autre chose.</text:span></text:p>
        <text:p text:style-name="P54">– Ne parlons plus de nos malheurs, ma chere ame, repart Orphée, il faut donner d’oresnavant toutes nos pensées à la joye, et au plaisir, puisque l’orage de nos infortunes s’est evanouy.</text:p>
        <text:p text:style-name="P54">– Nous ne sommes pas encore au bout de la cariere, continuë Eurydice, pour oublier nos miseres. Cette terre où nous marchons est de la domination des mal-heurs. De sorte qu’il nous faut vivre, et dans la crainte et dans l’esperance.</text:p>
        <text:p text:style-name="P54">– Esperons, ma chere ame ; continuë encore <text:span text:style-name="_3c_pb_3e_"><text:span text:style-name="T6">[</text:span></text:span><text:span text:style-name="_3c_pb_3e_"><text:span text:style-name="T40">9</text:span></text:span><text:span text:style-name="_3c_pb_3e_"><text:span text:style-name="T41">1</text:span></text:span><text:span text:style-name="_3c_pb_3e_"><text:span text:style-name="T4">7</text:span></text:span><text:span text:style-name="_3c_pb_3e_"><text:span text:style-name="T6">]</text:span></text:span>Orphée, et n’apprehendons rien, puisque les Dieux nous sont favorables. Dis-moy seulement quels estoient tes esbats en ces lieux tenebreux.</text:p>
        <text:p text:style-name="P54">– Je m’entrenois souvent, poursuit-elle, avec les Amantes infortunees qui me racontoient fidellement l’histoire de leurs desastres. Heleine me disoit que sa Beauté l’avoit trahie, et qu’elle n’avoit point d’autre excuse pour authoriser sa deffaite, que cette seule consideration, que l’Amour estoit son vaincqueur. J’oyois avec des sentimens de pitié les regrets d’Ariadne, abandonnee dans un desert, par son infidelle Thesee après avoir cueilly les fleurs, et moissonné les fruicts de son honneur, dont la perte la fit mourir avant son trespas, par la souffrance de mille <text:span text:style-name="_3c_pb_3e_"><text:span text:style-name="T6">[</text:span></text:span><text:span text:style-name="_3c_pb_3e_"><text:span text:style-name="T40">9</text:span></text:span><text:span text:style-name="_3c_pb_3e_"><text:span text:style-name="T41">1</text:span></text:span><text:span text:style-name="_3c_pb_3e_"><text:span text:style-name="T4">8</text:span></text:span><text:span text:style-name="_3c_pb_3e_"><text:span text:style-name="T6">]</text:span></text:span>maux qui pour <text:soft-page-break/>estre trop extremes, n’ont point de nom. À ses cris se joignoit la voix plaintive de la miserable Énone souspirant encore, au souvenir de l’inconstance de son Berger. Je prenois aussi plaisir souvent, d’ouïr les plaintes de Phedre contre l’Amour, qu’elle appelloit Tyran, et plain de cruauté, et dont le nom, disoit-elle, n’avoit rien de commun avec ses effects, pour ce qu’il avoit embrasé son cœur d’une flamme criminelle, et l’avoit assujettie soubs un joug si honteux qu’au plus fort de sa douleur, elle n’osoit pas souspirer, d’où procedoit un nouveau tourment tout à fait insupportable. Et les diverses plaintes, de toutes ces Amantes, me servoient de consolation, considerant la dissemblance qu’il y avoit de leurs mal-heurs à mon infortune : car elles sont survescu à leur renommee, et cette vie, est pire que le trespas.</text:p>
        <text:p text:style-name="P54">Je te diray encore davantage, poursuit-elle, c’est que deslors que je fus arrivee au Palais de Pluton, Proserpine s’enquit si je ne sçavois rien de nouveau. Je lui repondis que la plus recente nouvelle estoit le funeste accident qui avoit changé nos noces en funerailles, et que la morsure d’un serpent, m’avoit forcee de venir au plustost, cellebrer la feste de nostre Hymenee dans ce lieu. Ce qui l’affligea grandement, pource qu’elle favorise les Amantes, ayant ressenty le mal de leurs passions. On me conduisit incontinent apres, en la chambre de celles <text:span text:style-name="_3c_pb_3e_"><text:span text:style-name="T6">[</text:span></text:span><text:span text:style-name="_3c_pb_3e_"><text:span text:style-name="T40">9</text:span></text:span><text:span text:style-name="_3c_pb_3e_"><text:span text:style-name="T4">2</text:span></text:span><text:span text:style-name="_3c_pb_3e_"><text:span text:style-name="T41">0</text:span></text:span><text:span text:style-name="_3c_pb_3e_"><text:span text:style-name="T6">]</text:span></text:span>qui avoient couru ma fortune, et qui estoient mortes le jour de leur nopces, comme moy, pour me faire reposer, car je clochois encore du pied où j’avois esté blessee. Deslors que je fus là, elle me saluërent sans s’informer autrement du sujet de mon mal-heur, se doutant bien que j’avois suivy leur sort. Tu sçauras encore, mon cher Espoux, luy dit-elle, qu’apres que Caron m’eut fait passer le fleuve Stix, il me vouloit baiser pour son droict de passage, ayant apris d’Atropos que j’estois nouvellement mariee, à quoy j’ay resistay, luy répondant que j’avois esté veritablement mariee, mais que pourtant j’estois fille, et qu’ainsi, il n’avoit point droit de me baiser. »</text:p>
        <text:p text:style-name="P54">À ce mot de baiser, l’envie en <text:span text:style-name="_3c_pb_3e_"><text:span text:style-name="T6">[</text:span></text:span><text:span text:style-name="_3c_pb_3e_"><text:span text:style-name="T40">9</text:span></text:span><text:span text:style-name="_3c_pb_3e_"><text:span text:style-name="T4">21</text:span></text:span><text:span text:style-name="_3c_pb_3e_"><text:span text:style-name="T6">]</text:span></text:span>prit à Orphée, de sorte qu’il luy dit : « N’y a-t-il pas moyen que je te voye, ma chere ame, ou plustost que je t’admire, à mon ordinaire, je ne sçaurois plus marcher si tu ne me donnes un baiser pour animer mes forces.</text:p>
        <text:p text:style-name="P55">– Pourquoy as-tu pris si tost, luy répond-elle, le bandeau de ta passion ? Mon cher Amant, n’es-tu pas assez aveugle dans ces tenebres, sans chercher d’autres moyens pour te faire perdre les yeux de l’esprit ? Car ne te souvient-il pas de la promesse que tu-as faite à Pluton, et de la loy de ses deffences, mon tombeau est encore ouvert, si tu me regardes, tu m’y verras ensevelir pour une seconde fois, sans esperance de me revoir jamais ?</text:p>
        <text:p text:style-name="P55">– Quoy, poursuit Orphée, en quel estat suis-je reduit ? il semble, e<text:span text:style-name="T48">t il est vray, que Pluton </text:span><text:span text:style-name="_3c_pb_3e_"><text:span text:style-name="T6">[</text:span></text:span><text:span text:style-name="_3c_pb_3e_"><text:span text:style-name="T40">9</text:span></text:span><text:span text:style-name="_3c_pb_3e_"><text:span text:style-name="T4">2</text:span></text:span><text:span text:style-name="_3c_pb_3e_"><text:span text:style-name="T42">2</text:span></text:span><text:span text:style-name="_3c_pb_3e_"><text:span text:style-name="T6">]</text:span></text:span><text:span text:style-name="T48">a puny mon audace d’estre descendu dans les Enfers, par la peine de Tantale. Car je me vois maintenant comme luy, aupres de la fontaine, qui peut esteindre ma soif, estant aupres de toy, ma chere Eurydice, et toutesfois, quelle tyrannie, il m’est deffendu, non seulement de boire, mais encor de regarder l’eau : je consens que la Cruauté m’arrache les yeux, et qu’il me soit permis de t’embrasser sans te voir.</text:span></text:p>
        <text:p text:style-name="P56">– Il n’en faut pas venir à cette extremité, luy repart-elle, mais considere que pour le plaisir d’un seul moment, tu me feras souffrir la douleur de ton eternelle absence.</text:p>
        <text:p text:style-name="P55"><text:span text:style-name="T48">– Crois-tu mon cœur, que les Dieux voulussent punir ma desobeissance, puisqu’elle procede d’amour, d’un supplice eternel ? Pluton sans doute </text:span><text:span text:style-name="_3c_pb_3e_"><text:span text:style-name="T6">[</text:span></text:span><text:span text:style-name="_3c_pb_3e_"><text:span text:style-name="T40">9</text:span></text:span><text:span text:style-name="_3c_pb_3e_"><text:span text:style-name="T4">2</text:span></text:span><text:span text:style-name="_3c_pb_3e_"><text:span text:style-name="T42">3</text:span></text:span><text:span text:style-name="_3c_pb_3e_"><text:span text:style-name="T6">]</text:span></text:span><text:span text:style-name="T48">m’a imposé cette loy, pour épouver la force de l’affection que je t’ay voüee, desirant sçavoir si sa deffence auroit plus de pouvoir que ma passion, en ne te regardant pas durant le chemin de nostre long voyage ?</text:span></text:p>
        <text:p text:style-name="P56">– Si tu t’arrestes sur ces considerations, luy dit Eurydice, je prevoys de loing ma perte. Tellement qu’il faut que je commence à faire mes adieux.</text:p>
        <text:p text:style-name="P55">– <text:span text:style-name="T48">N’apprehende rien, repart-il, il faut necessairement que je te regarde comme mon phare estant égaré de mon chemin, dans le lieux tenebreux, autrement je n’en sortiray jamais. Car je ne sçay où je suis, en ne te voyant pas.</text:span></text:p>
        <text:p text:style-name="P55"><text:span text:style-name="T48">– Donne cela à mes prieres, luy répond-elle encore, mon cher amy, de ne songer point à cela, mais plustost accorde ta Lyre, et mariant </text:span><text:span text:style-name="_3c_pb_3e_"><text:span text:style-name="T6">[</text:span></text:span><text:span text:style-name="_3c_pb_3e_"><text:span text:style-name="T40">9</text:span></text:span><text:span text:style-name="_3c_pb_3e_"><text:span text:style-name="T4">2</text:span></text:span><text:span text:style-name="_3c_pb_3e_"><text:span text:style-name="T42">4</text:span></text:span><text:span text:style-name="_3c_pb_3e_"><text:span text:style-name="T6">]</text:span></text:span><text:span text:style-name="T48">sa douceur à celle de ta voix, charme un peu nos communs ennuys, estant privez reciproquement du plaisir de nous voir.</text:span></text:p>
        <text:p text:style-name="P56">– Je le veux pour te contenter », luy dit-il, et en mesme temps il chante cet air en joüant da sa Lyre :</text:p>
        <text:p text:style-name="P65"><text:soft-page-break/>Je cherche mon Soleil au milieu de la nuict,</text:p>
        <text:p text:style-name="P65">Ou plustost mon fanal en cette mer d’orage,</text:p>
        <text:p text:style-name="P65">Mais que dis-je, desceu, l’un et l’autre me luict,</text:p>
        <text:p text:style-name="P65">Et toutesfois je crains de trouver mon naufrage.</text:p>
        <text:p text:style-name="P56">Orphée fut bientost las de chanter, car sa passion luy promettoit de luy faire ouyr une plus douce musique, par les embrassemens de sa chere Eurydice, pour ce qu’au <text:span text:style-name="_3c_pb_3e_"><text:span text:style-name="T6">[</text:span></text:span><text:span text:style-name="_3c_pb_3e_"><text:span text:style-name="T40">9</text:span></text:span><text:span text:style-name="_3c_pb_3e_"><text:span text:style-name="T43">2</text:span></text:span><text:span text:style-name="_3c_pb_3e_"><text:span text:style-name="T4">5</text:span></text:span><text:span text:style-name="_3c_pb_3e_"><text:span text:style-name="T6">]</text:span></text:span>concert de sa voix il ne pouvoit contenter que ses oreilles, et par celuy de ses caresses, il contentoit son esprit, et mettoit tous ses sens en repos. Tellement qu’il continuë ses plaintes afin de persuader Eurydice à luy permettre de la regarder.</text:p>
        <text:p text:style-name="P56">« – Permets-moy de t’embrasser, luy dit-il, autrement je mouray d’amour en ce lieu. Je n’ay plus d’armes pour me deffendre aux attaques de ma passion, que feray-je si tu me denies ton secours ?</text:p>
        <text:p text:style-name="P56">– Puisque tu t’es mis en danger de te perdre, luy répond Eurydice, pour me retirer de naufrage où la mort m’avoit precipitee, je veux satisfaire à tes volontez, mais au moins ne rends pas complice mon obeïssance de ton mal-heur : car tes regards me donneront <text:span text:style-name="_3c_pb_3e_"><text:span text:style-name="T6">[</text:span></text:span><text:span text:style-name="_3c_pb_3e_"><text:span text:style-name="T40">9</text:span></text:span><text:span text:style-name="_3c_pb_3e_"><text:span text:style-name="T43">2</text:span></text:span><text:span text:style-name="_3c_pb_3e_"><text:span text:style-name="T4">6</text:span></text:span><text:span text:style-name="_3c_pb_3e_"><text:span text:style-name="T6">]</text:span></text:span>des aisles afin de m’éloigner de toy. Fais ce qu’il te plaira, je prefereray tousjours ton contentement à ma vie.</text:p>
        <text:p text:style-name="P56">– Est-ce un crime, repart Orphée, de caresser ce qu’on ayme passionnément, mesme, lors qu’une sainc Hymenee authorise ces caresses. Encore bien que j’aye promis à Pluton de ne te regarder pas que je ne sois arrivé au sejour des mortels, il sçait bien que les Amants font parjures, et que le vent emporte leurs promesses, et leurs serments.</text:p>
        <text:p text:style-name="P56">– Nous avons desja fait la moitié du chemin, poursuit-elle, soulage un peu le mal de tes impatiences pour l’amour de moy. Il me suffit que tu me regardes des yeux du cœur ; aussi bien aurois-tu de la peine à me voir de ceux du corps parmy les tenebres qui nous environnent.</text:p>
        <text:p text:style-name="P56"><text:span text:style-name="_3c_pb_3e_"><text:span text:style-name="T6">[</text:span></text:span><text:span text:style-name="_3c_pb_3e_"><text:span text:style-name="T40">9</text:span></text:span><text:span text:style-name="_3c_pb_3e_"><text:span text:style-name="T43">2</text:span></text:span><text:span text:style-name="_3c_pb_3e_"><text:span text:style-name="T4">7</text:span></text:span><text:span text:style-name="_3c_pb_3e_"><text:span text:style-name="T6">]</text:span></text:span>– Si je fauts en cela, mon Espouse, poursuivit-il, l’Amour m’obtiendra aisément la grace de mon offense. » En disant cela, il tourne le visage, et estend le bras avec ce dessain de l’embrasser, mais desceu comme un autre Ixion, il n’embrasse qu’une nuë qui se dissoud en fumee, et cette fumee en rien. Je veux dire que l’ombre d’Eurydice disparut en un moment, de mesme qu’on voit l’obscurité s’évanouir en presence de la lumiere.</text:p>
        <text:p text:style-name="P56">Cet Amant estonné et plein d’effroy appelle son Espouse, et ne la voyant pas, et n’oyant plus ses discours, son estonnement s’accroit, sa frayeur se renforce, si que confus et égaré dans le dedale d’une nouvelle nuict, il ressent par advance les effects de son infortune, <text:span text:style-name="_3c_pb_3e_"><text:span text:style-name="T6">[</text:span></text:span><text:span text:style-name="_3c_pb_3e_"><text:span text:style-name="T40">9</text:span></text:span><text:span text:style-name="_3c_pb_3e_"><text:span text:style-name="T43">2</text:span></text:span><text:span text:style-name="_3c_pb_3e_"><text:span text:style-name="T4">8</text:span></text:span><text:span text:style-name="_3c_pb_3e_"><text:span text:style-name="T6">]</text:span></text:span>sans en cognoistre le verité. Car l’apprehension qu’il en a le tourmente par advance, et dispose son cœur à la souffrance des maux qui seront à jamais incurables. Reduit en cet estat à la mercy de mille douleurs, qui bourellent son ame, il se laisse choir accablé soubs le faix de ses miseres, et en tombant, il rompt par malheur les cordes de sa Lyre.</text:p>
        <text:p text:style-name="P56">C’est à ce coup Orphée, que tu te peux dire vrayement mal-heureux, la mort a ravie pour la seconde fois ta chere Eurydice, joignant à son triomphe celle de tes armes victorieuses, qu’elle remporte avec soy, pour rendre ta défaite plus celebre, et t’oster le desir en te privant de l’esperance, de l’attaquer jamais. Oseray-je dire maintenant que tu aymois avec <text:span text:style-name="_3c_pb_3e_"><text:span text:style-name="T6">[</text:span></text:span><text:span text:style-name="_3c_pb_3e_"><text:span text:style-name="T40">9</text:span></text:span><text:span text:style-name="_3c_pb_3e_"><text:span text:style-name="T43">2</text:span></text:span><text:span text:style-name="_3c_pb_3e_"><text:span text:style-name="T4">9</text:span></text:span><text:span text:style-name="_3c_pb_3e_"><text:span text:style-name="T6">]</text:span></text:span>passion ton Espouse, quoy que tu sois descendu dans les Enfers pour l’amour d’elle ? Puis que pour un foible plaisir d’imagination tu l’as bannie de ta presence, et as ouvert la sepulture pour luy ensevelir de nouveau. Je sçay bien pourtant que ton crime procede d’un excez d’amour, mais l’importance du dommage que tu as encouru rendra vaines tes excuses, et quelques puissantes raisons, que tu ayes, elles seront autant de témoins pour te convaincre de cruauté. Tu as preferé les fueïlles aux fruicts, et à mieux aymé la voir selon ta croyance<text:note text:id="ftn13" text:note-class="footnote"><text:note-citation>13</text:note-citation><text:note-body><text:p text:style-name="P11">croyances</text:p></text:note-body></text:note> un seul moment, que jouyr d’elle toute sa vie. Tu as beau souspirer avant qu’émouvoir la mort, et moins encore Pluton se resouvenant encore du desordre que l’harmonie de ta voix et de ta Lyre cause à <text:span text:style-name="_3c_pb_3e_"><text:span text:style-name="T6">[</text:span></text:span><text:span text:style-name="_3c_pb_3e_"><text:span text:style-name="T40">9</text:span></text:span><text:span text:style-name="_3c_pb_3e_"><text:span text:style-name="T4">30</text:span></text:span><text:span text:style-name="_3c_pb_3e_"><text:span text:style-name="T6">]</text:span></text:span>ton départ. Puisque tu est le seul autheur de ta disgrace, souffres-en patiemment la peine, tu ne trouveras jamais d’autre consolation.</text:p>
        <text:p text:style-name="P56">Après que ce miserable Amant eut demeuré un long-temps entre la vie et la mort, sans pouvoir mourir, une vaine esperance vient à son secours, et luy promet de luy faire revoir encore sa chere Eurydice, tellement que desceu, il emprunte des forces à son imagination, vivement blessee de cette croyance, pour se lever et rebrousser chemin, comme il fait, guidant ses pas vers les Enfers où il va <text:soft-page-break/>peu à peu, quoy qu’il y soit desja par les tourmens qu’il endure.</text:p>
        <text:p text:style-name="P57">Deslors qu’il fut arrivé sur le rivage du fleuve Stix, il appelle <text:span text:style-name="_3c_pb_3e_"><text:span text:style-name="T6">[</text:span></text:span><text:span text:style-name="_3c_pb_3e_"><text:span text:style-name="T40">9</text:span></text:span><text:span text:style-name="_3c_pb_3e_"><text:span text:style-name="T42">3</text:span></text:span><text:span text:style-name="_3c_pb_3e_"><text:span text:style-name="T4">1</text:span></text:span><text:span text:style-name="_3c_pb_3e_"><text:span text:style-name="T6">]</text:span></text:span>Caron avec une voix plaintive, et non charmante, pource qu’elle estoit animee de la tristesse qui en ostoit la douceur. Le Nautonier répond à ses cris, mais c’est pour luy dire qu’il a beau crier avant qu’il luy fasse passer le fleuve, s’il ne jouë de sa Lyre. Orphee luy fay signe de loing, d’autant que Caron estoit de l’autre costé du rivage, qu’il en jouëra deslors qu’il sera dans son bateau, et à cet effect il la luy monstre, mais c’est inutilement, veu que Caron dit pour une derniere fois que sa barque n’entend point le langage de ses paroles ny de ses souspirs, ains seulement celuy de sa Lyre, et que s’il n’en jouë, il ne permettra jamais qu’il entre dedans. Ce pauvre Orphée ne sçait que faire, l’envie luy prend aucunefois <text:span text:style-name="_3c_pb_3e_"><text:span text:style-name="T6">[</text:span></text:span><text:span text:style-name="_3c_pb_3e_"><text:span text:style-name="T40">9</text:span></text:span><text:span text:style-name="_3c_pb_3e_"><text:span text:style-name="T42">3</text:span></text:span><text:span text:style-name="_3c_pb_3e_"><text:span text:style-name="T4">2</text:span></text:span><text:span text:style-name="_3c_pb_3e_"><text:span text:style-name="T6">]</text:span></text:span>de ce precipiter dans le fleuve, mais sçachant que c’est celuy de l’oubly, il craint en ce precipitant dans ses ondes, de perdre à jamais le souvenir de sa chere Eurydice, et il ne vit que pour elle, bien qu’il soit cause de sa seconde mort. Il s’asseoit sur le rivage, et pense continuellement, au plus fort de sa tristesse, aux moyens de rejoindre les cordes de sa Lyre. Ce qui luy est impossible, et les regrets qu’il en a fait sortir de son cœur amoureux un nombre infiny de pitoyables souspirs, qui tiennent chacun sa partie au concert de ses ennuis. Et en effect si leur harmonie eut esté plus haute, ils eussent sans doute desceu Caron, car il eut creut que c’estoit celle de sa Lyre, tant elle estoit douce et agreable.</text:p>
        <text:p text:style-name="P57"><text:span text:style-name="_3c_pb_3e_"><text:span text:style-name="T6">[</text:span></text:span><text:span text:style-name="_3c_pb_3e_"><text:span text:style-name="T40">9</text:span></text:span><text:span text:style-name="_3c_pb_3e_"><text:span text:style-name="T42">3</text:span></text:span><text:span text:style-name="_3c_pb_3e_"><text:span text:style-name="T4">3</text:span></text:span><text:span text:style-name="_3c_pb_3e_"><text:span text:style-name="T6">]</text:span></text:span>Il demeure long temps sur ce rivage ressemblant au Cygne mourant, qui jette les derniers souspirs de sa voix au bord du fleuve de Meandre : car de mesme puis-je dire de cet Amant qu’il s’efforce de jetter les derniers eslans de sa mourante voix au bord de ce rivage pour y pouvoir trouver son tombeau. Mais quoy les Destinees luy ont preparé une autre sorte de trespas.</text:p>
        <text:p text:style-name="P58">Après qu’il eut souspiré vainement un long-temps sur le rivage du fleuve Stix, sans esperance de voir la fin de ses peines, il reprend son premier chemin, et emporte avec soy l’enfer, estant tourmenté sans cesse, je ne sçay si c’est de regret de n’y pouvoir entrer la seconde fois, ou plustost de ne pouvoir l’attirer apres soy, avec <text:span text:style-name="_3c_pb_3e_"><text:span text:style-name="T6">[</text:span></text:span><text:span text:style-name="_3c_pb_3e_"><text:span text:style-name="T40">9</text:span></text:span><text:span text:style-name="_3c_pb_3e_"><text:span text:style-name="T42">3</text:span></text:span><text:span text:style-name="_3c_pb_3e_"><text:span text:style-name="T4">4</text:span></text:span><text:span text:style-name="_3c_pb_3e_"><text:span text:style-name="T6">]</text:span></text:span>les chaisnes de sa douce Lyre. Il hasta tellement son voyage qu’en peu de temps, il monta sur la surface de la terre, revit le jour sans voir toutesfois son Soleil : car il l’avoit laissé dans l’Occident sa sepulture. Ses ennuis ne l’abandonnoient jamais, c’estoient les fidelles compagnons de sa miserable vie. De sorte que pour vivre eternellement avec eux, il recherche les lieux les plus écartez, et les solitudes les plus desertes pour y trouver des objets dignes de leur aliment. Il ne pleure plus du regret d’avoir perdu son Eurydice, pource que le feu de son amour, qu’il porte tousjours dans l’ame, tarit la source de ses pleurs, il ne se plaint plus aussi que du regret de se pouvoir plaindre, car il ne desire autre chose si ce n’est que la mort <text:span text:style-name="_3c_pb_3e_"><text:span text:style-name="T6">[</text:span></text:span><text:span text:style-name="_3c_pb_3e_"><text:span text:style-name="T40">9</text:span></text:span><text:span text:style-name="_3c_pb_3e_"><text:span text:style-name="T42">3</text:span></text:span><text:span text:style-name="_3c_pb_3e_"><text:span text:style-name="T4">5</text:span></text:span><text:span text:style-name="_3c_pb_3e_"><text:span text:style-name="T6">]</text:span></text:span>condamne sa bouche à un perpetuel silence, ne vivant qu’à demy parmy les douleurs et les supplices, depuis le funeste moment que le mal-heur la separé de sa moitié, et consequemment de soy-mesme, sans le destruire pourtant, d’où procede un tourment tout nouveau beaucoup plus cruel que tout ce qu’il endure. Que fera-t-il<text:note text:id="ftn14" text:note-class="footnote"><text:note-citation>14</text:note-citation><text:note-body><text:p text:style-name="P12">fera il</text:p></text:note-body></text:note> donc ? De donner son cœur à quelque autre, il luy est impossible, car son Eurydice le possede. Le meilleur est pour son soulagement d’employer le reste de ses jours à prier les Dieux continuellement qu’il en voye bien tost la fin, à quoy il se resoud. Et à cet effect, il monte sur le haut d’une Montagne, apres avoir accordé sa Lyre, dont il jouë et chante ces vers sur l’absance de son Eurydice.</text:p>
        <text:p text:style-name="P66"><text:span text:style-name="_3c_pb_3e_"><text:span text:style-name="T6">[</text:span></text:span><text:span text:style-name="_3c_pb_3e_"><text:span text:style-name="T40">9</text:span></text:span><text:span text:style-name="_3c_pb_3e_"><text:span text:style-name="T42">3</text:span></text:span><text:span text:style-name="_3c_pb_3e_"><text:span text:style-name="T4">6</text:span></text:span><text:span text:style-name="_3c_pb_3e_"><text:span text:style-name="T6">]</text:span></text:span>Que l’on ne dise plus que le temps et l’absance</text:p>
        <text:p text:style-name="P66">Obligent les mortels aux loix du changement,</text:p>
        <text:p text:style-name="P66">Car celuy qui le croit ayme legerement,</text:p>
        <text:p text:style-name="P66">Et commet contre Amour une cruelle offense.</text:p>
        <text:p text:style-name="P66"/>
        <text:p text:style-name="P66">Les Dieux qui sans pitié m’éloignent de ma belle,</text:p>
        <text:p text:style-name="P66">M’ont bien pu de la voir empescher le plaisir,</text:p>
        <text:p text:style-name="P66">Mais non pas me toucher de quelque autre desir,</text:p>
        <text:p text:style-name="P66">Ny me faire sentir une flamme nouvelle.</text:p>
        <text:p text:style-name="P66"/>
        <text:p text:style-name="P66">Que le Ciel courroucé exerce sur ma vie,</text:p>
        <text:p text:style-name="P66"><text:soft-page-break/>Toutes les cruatez qu’il peut contre un Amant,</text:p>
        <text:p text:style-name="P66">Rien ne m’empeschera d’aymer incessamment</text:p>
        <text:p text:style-name="P66">Celle dont les Beautez ont mon ame <text:span text:style-name="_3c_pb_3e_"><text:span text:style-name="T6">[</text:span></text:span><text:span text:style-name="_3c_pb_3e_"><text:span text:style-name="T40">9</text:span></text:span><text:span text:style-name="_3c_pb_3e_"><text:span text:style-name="T42">3</text:span></text:span><text:span text:style-name="_3c_pb_3e_"><text:span text:style-name="T4">7</text:span></text:span><text:span text:style-name="_3c_pb_3e_"><text:span text:style-name="T6">]</text:span></text:span>ravie.</text:p>
        <text:p text:style-name="P66"/>
        <text:p text:style-name="P66">Je le promets aux Dieux, et à mon Eurydice,</text:p>
        <text:p text:style-name="P66">Et si jamais mon cœur ayme une autre beauté,</text:p>
        <text:p text:style-name="P66">Que l’Enfer contre moy lasche la Cruauté,</text:p>
        <text:p text:style-name="P66">Et que mille tourmens me servent de supplice.</text:p>
        <text:p text:style-name="P66"/>
        <text:p text:style-name="P58">Sa voix, et sa Lyre tousjours charmantes par l’harmonie qui en procede, attirent les Rochers, les Montagnes, les Arbres, et les Animaux. Tellement qu’Orphée se voit tout à coup environné de toute sorte de bestes, fors que du Serpent, qui n’osa pas s’approcher, pource qu’il avoit blessé à mort Eurydice, comme aussi entre les arbres ceux qui s’approchoient plus pres, c’estoient les Lauriers et les Palmes pour couronner <text:span text:style-name="_3c_pb_3e_"><text:span text:style-name="T6">[</text:span></text:span><text:span text:style-name="_3c_pb_3e_"><text:span text:style-name="T40">9</text:span></text:span><text:span text:style-name="_3c_pb_3e_"><text:span text:style-name="T42">3</text:span></text:span><text:span text:style-name="_3c_pb_3e_"><text:span text:style-name="T4">8</text:span></text:span><text:span text:style-name="_3c_pb_3e_"><text:span text:style-name="T6">]</text:span></text:span>sa vertu, et les autres estoient assez pres de luy fors que le Cyprez, qui estoit le plus esloigné à cause qu’il avoit épandu ses funestes rameaux, sur les prez qui servoient de sale pour celebrer ses nopces.</text:p>
        <text:p text:style-name="P58">Si tous les hostes des Enfers avoient esté également ravis par la douceur de sa voix, ceux de la Terre furent touchez d’un mesme sentiment, voir mesme les choses insensibles, et ce qui estoit encore de plus admirable, c’estoit que la Nature se resjoüissoit au lieu de s’affliger, tant elle estoit ravie de voir violer ses voix, destruire ses maximes, rendre ses reigles confuses, et ruyner tout à fait le fondement de son Empire. Car les Montagnes luy reprochoient hautement qu’en vain elle avoit esté <text:span text:style-name="_3c_pb_3e_"><text:span text:style-name="T6">[</text:span></text:span><text:span text:style-name="_3c_pb_3e_"><text:span text:style-name="T40">9</text:span></text:span><text:span text:style-name="_3c_pb_3e_"><text:span text:style-name="T42">3</text:span></text:span><text:span text:style-name="_3c_pb_3e_"><text:span text:style-name="T4">9</text:span></text:span><text:span text:style-name="_3c_pb_3e_"><text:span text:style-name="T6">]</text:span></text:span>leur maratre, leur refusant le sentiment, puisqu’elles l’avoient receu par le pouvoir de la Lyre d’Orphée. Les arbres en faisoient de mesme puis qu’avec leur ame vegetale, ils avoient la sensitive s’éjoüissant, à leur façon, avec mille plaisirs. Les Lyons, les Ourses, et les autres bestes feroces n’avoient plus de fierté, tous les animaux hostes de la terre, ou de l’air, vivoient pesle-mesle, comme s’ils estoient encore dans le regne du Chaos, sans se faire la guerre l’un contre l’autre.</text:p>
        <text:p text:style-name="P59">La terre et tout ce qui se voit en la Nature estoit égallement charmé, chaque chose à sa façon. Les Vallees envioient la hauteur des Montagnes pour ouïr de plus pres cette musique. Les Ruisseaux et les Fontaines rebroussoient le <text:span text:style-name="_3c_pb_3e_"><text:span text:style-name="T6">[</text:span></text:span><text:span text:style-name="_3c_pb_3e_"><text:span text:style-name="T40">9</text:span></text:span><text:span text:style-name="_3c_pb_3e_"><text:span text:style-name="T44">40</text:span></text:span><text:span text:style-name="_3c_pb_3e_"><text:span text:style-name="T6">]</text:span></text:span>chemin qui le conduissoient dans le sein de leur mere, et s’assembloient au pied de cette Montagne, ou estoit ce divin Chantre, pour entendre ses doux accords. Les fleurs naissoient sous ses pieds, mais les Soucys avoient ce coup-là l’advantage sur toutes les autres, pource qu’ils estoient dans son ame à cause de son ennuy. Le Zephir se joüoit avec les cordes de sa Lyre, et par le vent de sa douce haleine, en rendoit l’harmonie plus aggreable. Mais ce n’est rien encore, le Ciel et tous les Astres estoient égallement ravis, car la voix d’Orphée eut la mesme vertu que celle de Josué, rendant le Soleil immobile au milieu de sa course. <text:span text:style-name="T49">Tellement que Jupiter fut touché de cette apprehension, ayant appris les nouvelles du desordre </text:span><text:span text:style-name="_3c_pb_3e_"><text:span text:style-name="T6">[</text:span></text:span><text:span text:style-name="_3c_pb_3e_"><text:span text:style-name="T40">9</text:span></text:span><text:span text:style-name="_3c_pb_3e_"><text:span text:style-name="T44">41</text:span></text:span><text:span text:style-name="_3c_pb_3e_"><text:span text:style-name="T6">]</text:span></text:span><text:span text:style-name="T49">qui estoit arrivé aux Enfers au depart d’Orphée avec son Eurydice, qu’il n’attirast à soy l’Olympe avec tous ses hostes. Ce qui le porta à conjurer sa ruyne, et deslors les femmes des Cicomes, couvertes de peaux des bestes sauvages, vindrent forcenees sur cette Montagne, avec ce dessain de le faire mourir. « Voicy, disoit-elles, celuy qui nous méprise, il se faut venger de luy, puis que nous rencontrons l’occasion si favorable. » Sur ces mots, il y en eut une de la compagnie qui prit une pierre, et la luy jette, mais elle demeura quelque temps suspenduë en l’air, ravie de cette harmonie, puis estant forcee par sa pesanteur à tendre vers son centre, elle cheut à ses pieds comme si elle eut voulu luy rendre hommage. </text:span><text:span text:style-name="_3c_pb_3e_"><text:span text:style-name="T6">[</text:span></text:span><text:span text:style-name="_3c_pb_3e_"><text:span text:style-name="T40">9</text:span></text:span><text:span text:style-name="_3c_pb_3e_"><text:span text:style-name="T44">42</text:span></text:span><text:span text:style-name="_3c_pb_3e_"><text:span text:style-name="T6">]</text:span></text:span><text:span text:style-name="T49">En effect, ce divin Chantre n’eut pas esté en danger, si sa voix eut peu estre entenduë de ses ennemis, d’autant que puisqu’il avoit desja adoucy la cruauté en Enfers, desarmé la fureur, appaisé la colere, il est croyable qu’il eut triomphé de ces Bacchanites, puisqu’elles n’en estoient que les instruments. Mais la Deesse Erynnis, qui animoit cette funeste compagnie par le commandement de Jupiter, leur persuage, pour resister aux charmes de la voix d’Orphée, de crier plus haut que luy, afin de n’estre pas émeuës aux pitoyables accents de ces cris, ce qu’elles firent, et à mesme temps se jetterent sur luy, rompirent sa Lyre, le mirent en pieces, et croyant se venger de luy, le vengerent sans y penser de son mal-heur, car </text:span><text:span text:style-name="_3c_pb_3e_"><text:span text:style-name="T6">[</text:span></text:span><text:span text:style-name="_3c_pb_3e_"><text:span text:style-name="T40">9</text:span></text:span><text:span text:style-name="_3c_pb_3e_"><text:span text:style-name="T44">43</text:span></text:span><text:span text:style-name="_3c_pb_3e_"><text:span text:style-name="T6">]</text:span></text:span><text:span text:style-name="T49">il desiroit passionnément de mourir, pour </text:span><text:soft-page-break/><text:span text:style-name="T49">aller vivre avec sa chere Eurydice. Le Ciel, la Terre, la Nature, et tout ce qui est enclos en son sein, furent spectateurs de cette Tragedie. Les animaux qui auparavant estoient ravis de joye, furent saisis d’effroy, et quitterent cette Montagne, comme les lieux où tous les mal-heurs estoient assemblez pour voir la ruyne de ce divin Chantre. Les Cyprez qui avoient demeuré esloignez, s’approcherent alors peuplez de Corbeaux et de Hiboux, qui par leur chant lamentable annonçoient les tristes nouvelles de son trespas. Les Ruisseaux et les Fontaines ne bougerent du pied de cette Montagne. Je ne sçay si c’est pour faire croire à ceux qui viendroient à ce funeste lieu, que leurs ondes procedoient </text:span><text:span text:style-name="_3c_pb_3e_"><text:span text:style-name="T6">[</text:span></text:span><text:span text:style-name="_3c_pb_3e_"><text:span text:style-name="T40">9</text:span></text:span><text:span text:style-name="_3c_pb_3e_"><text:span text:style-name="T44">44</text:span></text:span><text:span text:style-name="_3c_pb_3e_"><text:span text:style-name="T6">]</text:span></text:span><text:span text:style-name="T49">des larmes que les mortels avoient respenduës en regretant la perte du plus parfait des hommes. Les Naiades et Dryades s’en vestirent d’habits noirs et demeurerent long-temps deschevellés de regret.</text:span></text:p>
        <text:p text:style-name="P60">Les membres d’Orphée furent jettez en divers lieux : sa teste et sa Lyre dans la fleuve d’Hebre. Et ce qui est remarquable, cette Lyre ayant en soy quelque charme, faisoit ouïr aux ondes des tristes accens, comme si elle eut esté touchee de compassion par la mort de son Maistre, et qu’ainsi elle souspirt, à sa maniere, du regret de son trespas. Or sa teste estant portee dans la mer, par le courant du fleuve qui suivoit ce chemin, elle fut arrestee au rivage de Methymna, ville de Lesbos. <text:span text:style-name="_3c_pb_3e_"><text:span text:style-name="T6">[</text:span></text:span><text:span text:style-name="_3c_pb_3e_"><text:span text:style-name="T40">9</text:span></text:span><text:span text:style-name="_3c_pb_3e_"><text:span text:style-name="T4">45</text:span></text:span><text:span text:style-name="_3c_pb_3e_"><text:span text:style-name="T6">]</text:span></text:span>Ce fut là où un serpent cherchant la proye à gueulle ouverte, commençoit d’assouvir sa faim de cet aliment, et il est croyable que c’estoit celuy-là qui avoit mis son Eurydice dans le tombeau, lequel n’ayant moderé sa fureur qu’à demy en devorant la vie de sa chere moitié, il vouloit alors devorer l’autre pour l’assouvir entierement. Mais Phœbus convertit ce serpent en pierre, et cette pierre au rapport de Pline, sert d’un souverain remede aux morsures des serpens.</text:p>
        <text:p text:style-name="P60">L’ombre d’Orphée estoit cependant descenduë aux Enfers, où elle fut receuë avec toute sorte d’honneur de tous les hostes de ces lieux, en souvenance du plaisir extreme qu’ils avoient receus par la douce armonie de ses chansons. <text:span text:style-name="_3c_pb_3e_"><text:span text:style-name="T6">[</text:span></text:span><text:span text:style-name="_3c_pb_3e_"><text:span text:style-name="T40">9</text:span></text:span><text:span text:style-name="_3c_pb_3e_"><text:span text:style-name="T4">46</text:span></text:span><text:span text:style-name="_3c_pb_3e_"><text:span text:style-name="T6">]</text:span></text:span>Deslors que Proserpine le vit, elle luy demanda s’il<text:note text:id="ftn15" text:note-class="footnote"><text:note-citation>15</text:note-citation><text:note-body><text:p text:style-name="P13">si elle</text:p></text:note-body></text:note> avoit oublié sa Lyre, à quoy il<text:note text:id="ftn16" text:note-class="footnote"><text:note-citation>16</text:note-citation><text:note-body><text:p text:style-name="P13">elle</text:p></text:note-body></text:note> répondit que les Bachantes la luy avoient rompuë, ce qui l’affligea beaucoup.</text:p>
        <text:p text:style-name="P60">On la conduit à mesme temps dans la chambre de son Eurydice qui fut morte sans doute de joye pour une seconde fois si elle eut esté mortelle, car elle témoigna un tel sentiment de plaisir et de joye en le voyant, que veritablement on peut dire que l’Enfer les environnoient de tous costez, mais que le Paradis d’Amour estoit dans leur ame, comme égallement touchez d’un plaisir extreme en ce premier abord.</text:p>
        <text:p text:style-name="P61">« Que nous sommes heureux, luy dit Orphée, ma belle Eurydice, d’avoir esté si mal-heureux <text:span text:style-name="T50">puisque les Dessins nous ont esté contraires </text:span><text:span text:style-name="_3c_pb_3e_"><text:span text:style-name="T6">[</text:span></text:span><text:span text:style-name="_3c_pb_3e_"><text:span text:style-name="T40">9</text:span></text:span><text:span text:style-name="_3c_pb_3e_"><text:span text:style-name="T4">4</text:span></text:span><text:span text:style-name="_3c_pb_3e_"><text:span text:style-name="T45">7</text:span></text:span><text:span text:style-name="_3c_pb_3e_"><text:span text:style-name="T6">]</text:span></text:span><text:span text:style-name="T50">sur la terre à dessin de nous estre plustost favorables en ce lieu. Comme s’ils n’eussent pas voulu nous donner des faveurs passageres, mais eternelles, nous unissant à jamais dans ces champs Élisees, où nous vivrons doresnavant sans crainte de la fortune, et à l’abry des orages du temps qui fait changer de face aux plus grandes prosperitez. Eurydice ne peut luy répondre pource que la joye de le revoir alors qu’elle le desiroit davantage et que moins elle l’esperoit, luy ostoit la liberté de parler si ce n’est avec le langage de ses pensees qui estoit fort éloquent. Elle aura le loisir de l’entretenir à son aise.</text:span></text:p>
        <text:p text:style-name="P62">J’ay commencé cette Fable par la tristesse qui se trouve aux nopces d’Orphee. Je la finiray par le plaisir <text:span text:style-name="_3c_pb_3e_"><text:span text:style-name="T6">[</text:span></text:span><text:span text:style-name="_3c_pb_3e_"><text:span text:style-name="T40">9</text:span></text:span><text:span text:style-name="_3c_pb_3e_"><text:span text:style-name="T44">4</text:span></text:span><text:span text:style-name="_3c_pb_3e_"><text:span text:style-name="T4">8</text:span></text:span><text:span text:style-name="_3c_pb_3e_"><text:span text:style-name="T6">]</text:span></text:span>qu’il a de se voir aupres de ce qu’il ayme. Et apres en avoir esté esloigné par le mal-heur, et separé par la mort, le mal-heur et la mort mesme vaincus par les armes de ses merites, joignent à la fin cette moitié à son tout, le plus parfait en amour qui se puisse voir.</text:p>
        <text:p text:style-name="P62">Le lecteur sçaura que le Dieu Bacchus vengea la mort de ce fameux Poëte, qui celebroit ses Festes, et sacrifioit souvent sur ses<text:note text:id="ftn17" text:note-class="footnote"><text:note-citation>17</text:note-citation><text:note-body><text:p text:style-name="P14">ces</text:p></text:note-body></text:note> Authels, metamorphosant en arbres toutes les femmes de Thrace qui avoient assisté à son trespas. Voilà tout ce qu’on peut sçavoir de cette Fable, une des plus belles qu’Ovide ayt inventee.</text:p>
      </text:section>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ejaVu Sans Condensed" svg:font-family="'DejaVu Sans Condensed'"/>
    <style:font-face style:name="Times New Roman1" svg:font-family="'Times New Roman'" style:font-adornments="Normal" style:font-family-generic="roman"/>
    <style:font-face style:name="Times New Roman" svg:font-family="'Times New Roman'" style:font-adornments="Normal" style:font-family-generic="roman" style:font-pitch="variable"/>
    <style:font-face style:name="Arial" svg:font-family="Arial"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color="#000000" style:text-position="0% 100%" style:font-name="DejaVu Sans Condensed" fo:font-size="12pt" fo:letter-spacing="normal" fo:language="fr" fo:country="FR" style:font-name-asian="DejaVu Sans Condensed" style:font-size-asian="12pt" style:language-asian="fr" style:country-asian="FR" style:font-name-complex="DejaVu Sans Condensed" style:font-size-complex="12pt" style:language-complex="fr" style:country-complex="FR" style:text-scale="100%"/>
    </style:default-style>
    <style:default-style style:family="paragraph">
      <style:paragraph-properties fo:margin-left="0cm" fo:margin-right="0cm" fo:margin-top="0cm" fo:margin-bottom="0cm" loext:contextual-spacing="false" fo:line-height="100%" fo:text-align="start" style:justify-single-word="false" fo:text-indent="0cm" style:auto-text-indent="false" style:page-number="auto" fo:background-color="transparent" style:text-autospace="ideograph-alpha" style:punctuation-wrap="hanging" style:line-break="strict" style:tab-stop-distance="1.27cm" style:writing-mode="lr-tb">
        <style:background-image/>
      </style:paragraph-properties>
      <style:text-properties fo:color="#000000" style:text-position="0% 100%" style:font-name="DejaVu Sans Condensed" fo:font-size="12pt" fo:letter-spacing="normal" fo:language="fr" fo:country="FR" style:font-name-asian="DejaVu Sans Condensed" style:font-size-asian="12pt" style:language-asian="fr" style:country-asian="FR" style:font-name-complex="DejaVu Sans Condensed" style:font-size-complex="12pt" style:language-complex="fr" style:country-complex="FR"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text-indent="0.3cm" style:auto-text-indent="false"/>
      <style:text-properties style:font-name="Times New Roman" fo:font-family="'Times New Roman'" style:font-style-name="Normal"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_3c_argument_3e_" style:display-name="&lt;argument&gt;" style:family="paragraph" style:parent-style-name="Standard">
      <style:paragraph-properties fo:margin-left="2cm" fo:margin-right="2cm" fo:text-indent="0.3cm" style:auto-text-indent="false"/>
      <style:text-properties fo:font-style="italic"/>
    </style:style>
    <style:style style:name="_3c_l_3e_" style:display-name="&lt;l&gt;" style:family="paragraph" style:parent-style-name="_3c_argument_3e_">
      <style:paragraph-properties fo:text-align="center" style:justify-single-word="false"/>
    </style:style>
    <style:style style:name="Footnote_20_Symbol" style:display-name="Footnote Symbol" style:family="text"/>
    <style:style style:name="Footnote_20_anchor" style:display-name="Footnote anchor" style:family="text">
      <style:text-properties style:text-position="super 58%"/>
    </style:style>
    <style:style style:name="_3c_pb_3e_" style:display-name="&lt;pb&gt;" style:family="text">
      <style:text-properties fo:color="#ff3333" style:text-position="sub 58%"/>
    </style:style>
    <style:style style:name="Frame"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Opuscule d'un célébre auteur egyptien . Contenant l'histoire d'Orphée, par laquelle on pourroit soupçonner qu'il est peu de femmes fideles</dc:title>
    <dc:subject/>
    <meta:initial-creator>Collande, Alexandre-Jacques-Pierre Le Gendre (1726?-1752)</meta:initial-creator>
    <meta:keyword/>
    <dc:date>2020-06-17T15:46:28.168642895</dc:date>
    <meta:editing-duration>PT14H4M18S</meta:editing-duration>
    <meta:editing-cycles>14</meta:editing-cycles>
    <meta:generator>LibreOffice/6.3.5.2$Linux_X86_64 LibreOffice_project/30$Build-2</meta:generator>
    <meta:document-statistic meta:table-count="0" meta:image-count="0" meta:object-count="0" meta:page-count="23" meta:paragraph-count="156" meta:word-count="18584" meta:character-count="107581" meta:non-whitespace-character-count="89117"/>
  </office:meta>
</office:document-meta>
</file>